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15%" style:writing-mode="page"/>
    </style:style>
    <style:style style:name="P2" style:family="paragraph" style:parent-style-name="Standard">
      <style:paragraph-properties fo:line-height="115%" style:writing-mode="page"/>
    </style:style>
    <style:style style:name="P3" style:family="paragraph" style:parent-style-name="Standard">
      <style:paragraph-properties fo:line-height="115%" style:writing-mode="page"/>
      <style:text-properties fo:font-weight="bold" style:font-weight-asian="bold" style:font-weight-complex="bold"/>
    </style:style>
    <style:style style:name="P4" style:family="paragraph" style:parent-style-name="Heading_20_2">
      <style:paragraph-properties fo:line-height="115%" style:writing-mode="page"/>
    </style:style>
    <style:style style:name="P5" style:family="paragraph" style:parent-style-name="Text_20_body">
      <style:paragraph-properties fo:line-height="115%" style:writing-mode="page"/>
    </style:style>
    <style:style style:name="T1" style:family="text">
      <style:text-properties fo:color="#000080"/>
    </style:style>
    <style:style style:name="T2" style:family="text">
      <style:text-properties fo:font-weight="bold" style:font-weight-asian="bold" style:font-weight-complex="bold"/>
    </style:style>
    <style:style style:name="T3" style:family="text">
      <style:text-properties style:font-name="Gentium Plus Compa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ΚΑΤΑ ΙΩΑΝΗΝ</text:h>
      <text:p text:style-name="P5"/>
      <text:h text:style-name="P4" text:outline-level="2">1</text:h>
      <text:p text:style-name="P2"/>
      <text:p text:style-name="P2"><text:tab/><text:span text:style-name="T1">1</text:span> Ἐν ἀρχῇ ἦν ὁ Λόγος, καὶ ὁ Λόγος ἦν πρὸς τὸν Θεόν, καὶ Θεὸς ἦν ὁ Λόγος. <text:span text:style-name="T1">2</text:span> Οὗτος ἦν ἐν ἀρχῇ πρὸς τὸν Θεόν. <text:span text:style-name="T1">3</text:span> πάντα δι’ αὐτοῦ ἐγένετο, καὶ χωρὶς αὐτοῦ ἐγένετο οὐδὲ ἕν ὃ γέγονεν. <text:span text:style-name="T1">4</text:span> ἐν αὐτῷ ζωὴ ἦν, καὶ ἡ ζωὴ ἦν τὸ φῶς τῶν ἀνθρώπων. <text:span text:style-name="T1">5</text:span> καὶ τὸ φῶς ἐν τῇ σκοτίᾳ φαίνει, καὶ ἡ σκοτία αὐτὸ οὐ κατέλαβεν. <text:span text:style-name="T1">6</text:span> Ἐγένετο ἄνθρωπος, ἀπεσταλμένος παρὰ Θεοῦ, ὄνομα αὐτῷ Ἰωάνης· <text:span text:style-name="T1">7</text:span> οὗτος ἦλθεν εἰς μαρτυρίαν, ἵνα μαρτυρήσῃ περὶ τοῦ φωτός, ἵνα πάντες πιστεύσωσιν δι’ αὐτοῦ. <text:span text:style-name="T1">8</text:span> οὐκ ἦν ἐκεῖνος τὸ φῶς, ἀλλ’ ἵνα μαρτυρήσῃ περὶ τοῦ φωτός. <text:span text:style-name="T1">9</text:span> Ἦν τὸ φῶς τὸ ἀληθινὸν, ὃ φωτίζει πάντα ἄνθρωπον, ἐρχόμενον εἰς τὸν κόσμον. <text:span text:style-name="T1">10</text:span> ἐν τῷ κόσμῳ ἦν, καὶ ὁ κόσμος δι’ αὐτοῦ ἐγένετο, καὶ ὁ κόσμος αὐτὸν οὐκ ἔγνω. <text:span text:style-name="T1">11</text:span> εἰς τὰ ἴδια ἦλθεν, καὶ οἱ ἴδιοι αὐτὸν οὐ παρέλαβον. <text:span text:style-name="T1">12</text:span> ὅσοι δὲ ἔλαβον αὐτόν, ἔδωκεν αὐτοῖς ἐξουσίαν τέκνα Θεοῦ γενέσθαι, τοῖς πιστεύουσιν εἰς τὸ ὄνομα αὐτοῦ, <text:span text:style-name="T1">13</text:span> οἳ οὐκ ἐξ αἱμάτων οὐδὲ ἐκ θελήματος σαρκὸς οὐδὲ ἐκ θελήματος ἀνδρὸς ἀλλ’ ἐκ Θεοῦ ἐγεννήθησαν. <text:span text:style-name="T1">14</text:span> Καὶ ὁ Λόγος σὰρξ ἐγένετο καὶ ἐσκήνωσεν ἐν ἡμῖν, καὶ ἐθεασάμεθα τὴν δόξαν αὐτοῦ, δόξαν ὡς μονογενοῦς παρὰ Πατρός, πλήρης χάριτος καὶ ἀληθείας. <text:span text:style-name="T1">15</text:span> Ἰωάνης μαρτυρεῖ περὶ αὐτοῦ καὶ κέκραγεν λέγων Οὗτος ἦν ὃν εἶπον Ὁ ὀπίσω μου ἐρχόμενος ἔμπροσθέν μου γέγονεν, ὅτι πρῶτός μου ἦν. <text:span text:style-name="T1">16</text:span> ὅτι ἐκ τοῦ πληρώματος αὐτοῦ ἡμεῖς πάντες ἐλάβομεν, καὶ χάριν ἀντὶ χάριτος· <text:span text:style-name="T1">17</text:span> ὅτι ὁ νόμος διὰ Μωϋσέως ἐδόθη, ἡ <text:soft-page-break/>χάρις καὶ ἡ ἀλήθεια διὰ Ἰησοῦ Χριστοῦ ἐγένετο. <text:span text:style-name="T1">18</text:span> Θεὸν οὐδεὶς ἑώρακεν πώποτε· μονογενὴς Θεὸς ὁ ὢν εἰς τὸν κόλπον τοῦ Πατρὸς, ἐκεῖνος ἐξηγήσατο.</text:p>
      <text:p text:style-name="P2"><text:tab/><text:span text:style-name="T1">19</text:span> Καὶ αὕτη ἐστὶν ἡ μαρτυρία τοῦ Ἰωάνου ὅτε ἀπέστειλαν πρὸς αὐτὸν οἱ Ἰουδαῖοι ἐξ Ἱεροσολύμων ἱερεῖς καὶ Λευείτας ἵνα ἐρωτήσωσιν αὐτόν Σὺ τίς εἶ; <text:span text:style-name="T1">20</text:span> καὶ ὡμολόγησεν καὶ οὐκ ἠρνήσατο, καὶ ὡμολόγησεν ὅτι Ἐγὼ οὐκ εἰμὶ ὁ Χριστός. <text:span text:style-name="T1">21</text:span> καὶ ἠρώτησαν αὐτόν Τί οὖν; σὺ Ἡλείας εἶ; καὶ λέγει Οὐκ εἰμί. Ὁ προφήτης εἶ σύ; καὶ ἀπεκρίθη Οὔ. <text:span text:style-name="T1">22</text:span> εἶπαν οὖν αὐτῷ Τίς εἶ; ἵνα ἀπόκρισιν δῶμεν τοῖς πέμψασιν ἡμᾶς· τί λέγεις περὶ σεαυτοῦ; <text:span text:style-name="T1">23</text:span> ἔφη Ἐγὼ <text:span text:style-name="T2">φωνὴ βοῶντος ἐν τῇ ἐρήμῳ Εὐθύνατε τὴν ὁδὸν Κυρίου</text:span>, καθὼς εἶπεν Ἡσαΐας ὁ προφήτης. <text:span text:style-name="T1">24</text:span> Καὶ ἀπεσταλμένοι ἦσαν ἐκ τῶν Φαρισαίων. <text:span text:style-name="T1">25</text:span> καὶ ἠρώτησαν αὐτὸν καὶ εἶπαν αὐτῷ Τί οὖν βαπτίζεις εἰ σὺ οὐκ εἶ ὁ Χριστὸς οὐδὲ Ἡλείας οὐδὲ ὁ προφήτης; <text:span text:style-name="T1">26</text:span> ἀπεκρίθη αὐτοῖς ὁ Ἰωάνης λέγων Ἐγὼ βαπτίζω ἐν ὕδατι· μέσος ὑμῶν στήκει ὃν ὑμεῖς οὐκ οἴδατε, <text:span text:style-name="T1">27</text:span> ὁ ὀπίσω μου ἐρχόμενος, οὗ οὐκ εἰμὶ ἐγὼ ἄξιος ἵνα λύσω αὐτοῦ τὸν ἱμάντα τοῦ ὑποδήματος. <text:span text:style-name="T1">28</text:span> Ταῦτα ἐν Βηθανίᾳ ἐγένετο πέραν τοῦ Ἰορδάνου, ὅπου ἦν ὁ Ἰωάνης βαπτίζων. <text:span text:style-name="T1">29</text:span> Τῇ ἐπαύριον βλέπει τὸν Ἰησοῦν ἐρχόμενον πρὸς αὐτόν, καὶ λέγει Ἴδε ὁ Ἀμνὸς τοῦ Θεοῦ ὁ αἴρων τὴν ἁμαρτίαν τοῦ κόσμου. <text:span text:style-name="T1">30</text:span> οὗτός ἐστιν ὑπὲρ οὗ ἐγὼ εἶπον Ὀπίσω μου ἔρχεται ἀνὴρ ὃς ἔμπροσθέν μου γέγονεν, ὅτι πρῶτός μου ἦν. <text:span text:style-name="T1">31</text:span> κἀγὼ οὐκ ᾔδειν αὐτόν, ἀλλ’ ἵνα φανερωθῇ τῷ Ἰσραὴλ, διὰ τοῦτο ἦλθον ἐγὼ ἐν ὕδατι βαπτίζων. <text:span text:style-name="T1">32</text:span> Καὶ ἐμαρτύρησεν Ἰωάνης λέγων ὅτι Τεθέαμαι τὸ Πνεῦμα καταβαῖνον ὡς περιστερὰν ἐξ οὐρανοῦ, καὶ ἔμεινεν ἐπ’ αὐτόν. <text:span text:style-name="T1">33</text:span> κἀγὼ οὐκ ᾔδειν αὐτόν, ἀλλ’ ὁ πέμψας με βαπτίζειν ἐν ὕδατι ἐκεῖνός μοι εἶπεν Ἐφ’ ὃν ἂν ἴδῃς τὸ Πνεῦμα καταβαῖνον καὶ μένον ἐπ’ αὐτόν, οὗτός ἐστιν ὁ βαπτίζων ἐν Πνεύματι Ἁγίῳ. <text:span text:style-name="T1">34</text:span> κἀγὼ ἑώρακα, καὶ μεμαρτύρηκα ὅτι οὗτός ἐστιν ὁ Υἱὸς τοῦ Θεοῦ.</text:p>
      <text:p text:style-name="P2"><text:soft-page-break/><text:tab/><text:span text:style-name="T1">35</text:span> Τῇ ἐπαύριον πάλιν εἱστήκει ὁ Ἰωάνης καὶ ἐκ τῶν μαθητῶν αὐτοῦ δύο, <text:span text:style-name="T1">36</text:span> καὶ ἐμβλέψας τῷ Ἰησοῦ περιπατοῦντι λέγει Ἴδε ὁ Ἀμνὸς τοῦ Θεοῦ. <text:span text:style-name="T1">37</text:span> καὶ ἤκουσαν οἱ δύο μαθηταὶ αὐτοῦ λαλοῦντος καὶ ἠκολούθησαν τῷ Ἰησοῦ. <text:span text:style-name="T1">38</text:span> στραφεὶς δὲ ὁ Ἰησοῦς καὶ θεασάμενος αὐτοὺς ἀκολουθοῦντας λέγει αὐτοῖς Τί ζητεῖτε; οἱ δὲ εἶπαν αὐτῷ Ῥαββεί, (ὃ λέγεται μεθερμηνευόμενον Διδάσκαλε,) ποῦ μένεις; <text:span text:style-name="T1">39</text:span> λέγει αὐτοῖς Ἔρχεσθε καὶ ὄψεσθε. ἦλθαν οὖν καὶ εἶδαν ποῦ μένει, καὶ παρ’ αὐτῷ ἔμειναν τὴν ἡμέραν ἐκείνην· ὥρα ἦν ὡς δεκάτη. <text:span text:style-name="T1">40</text:span> Ἦν Ἀνδρέας ὁ ἀδελφὸς Σίμωνος Πέτρου εἷς ἐκ τῶν δύο τῶν ἀκουσάντων παρὰ Ἰωάνου καὶ ἀκολουθησάντων αὐτῷ· <text:span text:style-name="T1">41</text:span> εὑρίσκει οὗτος πρῶτον τὸν ἀδελφὸν τὸν ἴδιον Σίμωνα καὶ λέγει αὐτῷ Εὑρήκαμεν τὸν Μεσσίαν (ὅ ἐστιν μεθερμηνευόμενον Χριστός). <text:span text:style-name="T1">42</text:span> ἤγαγεν αὐτὸν πρὸς τὸν Ἰησοῦν. ἐμβλέψας αὐτῷ ὁ Ἰησοῦς εἶπεν Σὺ εἶ Σίμων ὁ υἱὸς Ἰωάνου, σὺ κληθήσῃ Κηφᾶς (ὃ ἑρμηνεύεται Πέτρος). <text:span text:style-name="T1">43</text:span> Τῇ ἐπαύριον ἠθέλησεν ἐξελθεῖν εἰς τὴν Γαλιλαίαν. καὶ εὑρίσκει Φίλιππον. καὶ λέγει αὐτῷ ὁ Ἰησοῦς Ἀκολούθει μοι. <text:span text:style-name="T1">44</text:span> ἦν δὲ ὁ Φίλιππος ἀπὸ Βηθσαϊδά, ἐκ τῆς πόλεως Ἀνδρέου καὶ Πέτρου. <text:span text:style-name="T1">45</text:span> εὑρίσκει Φίλιππος τὸν Ναθαναὴλ καὶ λέγει αὐτῷ Ὃν ἔγραψεν Μωϋσῆς ἐν τῷ νόμῳ καὶ οἱ προφῆται εὑρήκαμεν, Ἰησοῦν υἱὸν τοῦ Ἰωσὴφ τὸν ἀπὸ Ναζαρέτ. <text:span text:style-name="T1">46</text:span> καὶ εἶπεν αὐτῷ Ναθαναήλ Ἐκ Ναζαρὲτ δύναταί τι ἀγαθὸν εἶναι; λέγει αὐτῷ ὁ Φίλιππος Ἔρχου καὶ ἴδε. <text:span text:style-name="T1">47</text:span> εἶδεν Ἰησοῦς τὸν Ναθαναὴλ ἐρχόμενον πρὸς αὐτὸν καὶ λέγει περὶ αὐτοῦ Ἴδε ἀληθῶς Ἰσραηλείτης, ἐν ᾧ δόλος οὐκ ἔστιν. <text:span text:style-name="T1">48</text:span> λέγει αὐτῷ Ναθαναήλ Πόθεν με γινώσκεις; ἀπεκρίθη Ἰησοῦς καὶ εἶπεν αὐτῷ Πρὸ τοῦ σε Φίλιππον φωνῆσαι ὄντα ὑπὸ τὴν συκῆν εἶδόν σε. <text:span text:style-name="T1">49</text:span> ἀπεκρίθη αὐτῷ Ναθαναήλ Ῥαββεί, σὺ εἶ ὁ Υἱὸς τοῦ Θεοῦ, σὺ Βασιλεὺς εἶ τοῦ Ἰσραήλ. <text:span text:style-name="T1">50</text:span> ἀπεκρίθη Ἰησοῦς καὶ εἶπεν αὐτῷ Ὅτι εἶπόν σοι ὅτι εἶδόν σε ὑποκάτω τῆς συκῆς, πιστεύεις; <text:soft-page-break/>μείζω τούτων ὄψῃ. <text:span text:style-name="T1">51</text:span> καὶ λέγει αὐτῷ Ἀμὴν ἀμὴν λέγω ὑμῖν, ὄψεσθε τὸν οὐρανὸν ἀνεῳγότα καὶ τοὺς ἀγγέλους τοῦ Θεοῦ ἀναβαίνοντας καὶ καταβαίνοντας ἐπὶ τὸν Υἱὸν τοῦ ἀνθρώπου.</text:p>
      <text:p text:style-name="P2"/>
      <text:h text:style-name="P4" text:outline-level="2">2</text:h>
      <text:p text:style-name="P2"/>
      <text:p text:style-name="P2"><text:tab/><text:span text:style-name="T1">1</text:span> Καὶ τῇ ἡμέρᾳ τῇ τρίτῃ γάμος ἐγένετο ἐν Κανὰ τῆς Γαλιλαίας, καὶ ἦν ἡ μήτηρ τοῦ Ἰησοῦ ἐκεῖ· <text:span text:style-name="T1">2</text:span> ἐκλήθη δὲ καὶ ὁ Ἰησοῦς καὶ οἱ μαθηταὶ αὐτοῦ εἰς τὸν γάμον. <text:span text:style-name="T1">3</text:span> καὶ ὑστερήσαντος οἴνου λέγει ἡ μήτηρ τοῦ Ἰησοῦ πρὸς αὐτόν Οἶνον οὐκ ἔχουσιν. <text:span text:style-name="T1">4</text:span> καὶ λέγει αὐτῇ ὁ Ἰησοῦς Τί ἐμοὶ καὶ σοί, γύναι; οὔπω ἥκει ἡ ὥρα μου. <text:span text:style-name="T1">5</text:span> λέγει ἡ μήτηρ αὐτοῦ τοῖς διακόνοις Ὅ τι ἂν λέγῃ ὑμῖν, ποιήσατε. <text:span text:style-name="T1">6</text:span> ἦσαν δὲ ἐκεῖ λίθιναι ὑδρίαι ἓξ κατὰ τὸν καθαρισμὸν τῶν Ἰουδαίων κείμεναι, χωροῦσαι ἀνὰ μετρητὰς δύο ἢ τρεῖς. <text:span text:style-name="T1">7</text:span> λέγει αὐτοῖς ὁ Ἰησοῦς Γεμίσατε τὰς ὑδρίας ὕδατος. καὶ ἐγέμισαν αὐτὰς ἕως ἄνω. <text:span text:style-name="T1">8</text:span> καὶ λέγει αὐτοῖς Ἀντλήσατε νῦν καὶ φέρετε τῷ ἀρχιτρικλίνῳ. οἱ δὲ ἤνεγκαν. <text:span text:style-name="T1">9</text:span> ὡς δὲ ἐγεύσατο ὁ ἀρχιτρίκλινος τὸ ὕδωρ οἶνον γεγενημένον, καὶ οὐκ ᾔδει πόθεν ἐστίν, οἱ δὲ διάκονοι ᾔδεισαν οἱ ἠντληκότες τὸ ὕδωρ, φωνεῖ τὸν νυμφίον ὁ ἀρχιτρίκλινος <text:span text:style-name="T1">10</text:span> καὶ λέγει αὐτῷ Πᾶς ἄνθρωπος πρῶτον τὸν καλὸν οἶνον τίθησιν, καὶ ὅταν μεθυσθῶσιν τὸν ἐλάσσω· σὺ τετήρηκας τὸν καλὸν οἶνον ἕως ἄρτι. <text:span text:style-name="T1">11</text:span> Ταύτην ἐποίησεν ἀρχὴν τῶν σημείων ὁ Ἰησοῦς ἐν Κανὰ τῆς Γαλιλαίας καὶ ἐφανέρωσεν τὴν δόξαν αὐτοῦ, καὶ ἐπίστευσαν εἰς αὐτὸν οἱ μαθηταὶ αὐτοῦ.</text:p>
      <text:p text:style-name="P2"/>
      <text:p text:style-name="P2"><text:tab/><text:span text:style-name="T1">12</text:span> Μετὰ τοῦτο κατέβη εἰς Καφαρναοὺμ αὐτὸς καὶ ἡ μήτηρ αὐτοῦ καὶ οἱ ἀδελφοὶ καὶ οἱ μαθηταὶ αὐτοῦ, καὶ ἐκεῖ <text:soft-page-break/>ἔμειναν οὐ πολλὰς ἡμέρας.</text:p>
      <text:p text:style-name="P2"><text:tab/><text:span text:style-name="T1">13</text:span> Καὶ ἐγγὺς ἦν τὸ πάσχα τῶν Ἰουδαίων, καὶ ἀνέβη εἰς Ἱεροσόλυμα ὁ Ἰησοῦς. <text:span text:style-name="T1">14</text:span> καὶ εὗρεν ἐν τῷ ἱερῷ τοὺς πωλοῦντας βόας καὶ πρόβατα καὶ περιστερὰς καὶ τοὺς κερματιστὰς καθημένους, <text:span text:style-name="T1">15</text:span> καὶ ποιήσας φραγέλλιον ἐκ σχοινίων πάντας ἐξέβαλεν ἐκ τοῦ ἱεροῦ τά τε πρόβατα καὶ τοὺς βόας, καὶ τῶν κολλυβιστῶν ἐξέχεεν τὰ κέρματα καὶ τὰς τραπέζας ἀνέτρεψεν, <text:span text:style-name="T1">16</text:span> καὶ τοῖς τὰς περιστερὰς πωλοῦσιν εἶπεν Ἄρατε ταῦτα ἐντεῦθεν, μὴ ποιεῖτε τὸν οἶκον τοῦ Πατρός μου οἶκον ἐμπορίου. <text:span text:style-name="T1">17</text:span> ἐμνήσθησαν οἱ μαθηταὶ αὐτοῦ ὅτι γεγραμμένον ἐστίν <text:span text:style-name="T2">Ὁ ζῆλος τοῦ οἴκου σου καταφάγεταί με</text:span>. <text:span text:style-name="T1">18</text:span> ἀπεκρίθησαν οὖν οἱ Ἰουδαῖοι καὶ εἶπαν αὐτῷ Τί σημεῖον δεικνύεις ἡμῖν, ὅτι ταῦτα ποιεῖς; <text:span text:style-name="T1">19</text:span> ἀπεκρίθη Ἰησοῦς καὶ εἶπεν αὐτοῖς Λύσατε τὸν ναὸν τοῦτον, καὶ ἐν τρισὶν ἡμέραις ἐγερῶ αὐτόν. <text:span text:style-name="T1">20</text:span> εἶπαν οὖν οἱ Ἰουδαῖοι Τεσσεράκοντα καὶ ἓξ ἔτεσιν οἰκοδομήθη ὁ ναὸς οὗτος, καὶ σὺ ἐν τρισὶν ἡμέραις ἐγερεῖς αὐτόν; <text:span text:style-name="T1">21</text:span> ἐκεῖνος δὲ ἔλεγεν περὶ τοῦ ναοῦ τοῦ σώματος αὐτοῦ. <text:span text:style-name="T1">22</text:span> ὅτε οὖν ἠγέρθη ἐκ νεκρῶν, ἐμνήσθησαν οἱ μαθηταὶ αὐτοῦ ὅτι τοῦτο ἔλεγεν, καὶ ἐπίστευσαν τῇ γραφῇ καὶ τῷ λόγῳ ὃν εἶπεν ὁ Ἰησοῦς.</text:p>
      <text:p text:style-name="P2"><text:tab/><text:span text:style-name="T1">23</text:span> Ὡς δὲ ἦν ἐν τοῖς Ἱεροσολύμοις ἐν τῷ πάσχα ἐν τῇ ἑορτῇ, πολλοὶ ἐπίστευσαν εἰς τὸ ὄνομα αὐτοῦ, θεωροῦντες αὐτοῦ τὰ σημεῖα ἃ ἐποίει· <text:span text:style-name="T1">24</text:span> αὐτὸς δὲ Ἰησοῦς οὐκ ἐπίστευεν αὑτὸν αὐτοῖς διὰ τὸ αὐτὸν γινώσκειν πάντας, <text:span text:style-name="T1">25</text:span> καὶ ὅτι οὐ χρείαν εἶχεν ἵνα τις μαρτυρήσῃ περὶ τοῦ ἀνθρώπου· αὐτὸς γὰρ ἐγίνωσκεν τί ἦν ἐν τῷ ἀνθρώπῳ.</text:p>
      <text:p text:style-name="P2"/>
      <text:h text:style-name="P4" text:outline-level="2">3</text:h>
      <text:p text:style-name="P2"/>
      <text:p text:style-name="P2"><text:soft-page-break/><text:tab/><text:span text:style-name="T1">1</text:span> Ἦν δὲ ἄνθρωπος ἐκ τῶν Φαρισαίων, Νικόδημος ὄνομα αὐτῷ, ἄρχων τῶν Ἰουδαίων· <text:span text:style-name="T1">2</text:span> οὗτος ἦλθεν πρὸς αὐτὸν νυκτὸς καὶ εἶπεν αὐτῷ Ῥαββεί, οἴδαμεν ὅτι ἀπὸ Θεοῦ ἐλήλυθας διδάσκαλος· οὐδεὶς γὰρ δύναται ταῦτα τὰ σημεῖα ποιεῖν ἃ σὺ ποιεῖς, ἐὰν μὴ ᾖ ὁ Θεὸς μετ’ αὐτοῦ. <text:span text:style-name="T1">3</text:span> ἀπεκρίθη Ἰησοῦς καὶ εἶπεν αὐτῷ Ἀμὴν ἀμὴν λέγω σοι, ἐὰν μή τις γεννηθῇ ἄνωθεν, οὐ δύναται ἰδεῖν τὴν βασιλείαν τοῦ Θεοῦ. <text:span text:style-name="T1">4</text:span> λέγει πρὸς αὐτὸν ὁ Νικόδημος Πῶς δύναται ἄνθρωπος γεννηθῆναι γέρων ὤν; μὴ δύναται εἰς τὴν κοιλίαν τῆς μητρὸς αὐτοῦ δεύτερον εἰσελθεῖν καὶ γεννηθῆναι; <text:span text:style-name="T1">5</text:span> ἀπεκρίθη Ἰησοῦς Ἀμὴν ἀμὴν λέγω σοι, ἐὰν μή τις γεννηθῇ ἐξ ὕδατος καὶ Πνεύματος, οὐ δύναται εἰσελθεῖν εἰς τὴν βασιλείαν τοῦ Θεοῦ. <text:span text:style-name="T1">6</text:span> τὸ γεγεννημένον ἐκ τῆς σαρκὸς σάρξ ἐστιν, καὶ τὸ γεγεννημένον ἐκ τοῦ Πνεύματος πνεῦμά ἐστιν. <text:span text:style-name="T1">7</text:span> μὴ θαυμάσῃς ὅτι εἶπόν σοι Δεῖ ὑμᾶς γεννηθῆναι ἄνωθεν. <text:span text:style-name="T1">8</text:span> τὸ πνεῦμα ὅπου θέλει πνεῖ, καὶ τὴν φωνὴν αὐτοῦ ἀκούεις, ἀλλ’ οὐκ οἶδας πόθεν ἔρχεται καὶ ποῦ ὑπάγει· οὕτως ἐστὶν πᾶς ὁ γεγεννημένος ἐκ τοῦ Πνεύματος. <text:span text:style-name="T1">9</text:span> ἀπεκρίθη Νικόδημος καὶ εἶπεν αὐτῷ Πῶς δύναται ταῦτα γενέσθαι; <text:span text:style-name="T1">10</text:span> ἀπεκρίθη Ἰησοῦς καὶ εἶπεν αὐτῷ Σὺ εἶ ὁ διδάσκαλος τοῦ Ἰσραὴλ καὶ ταῦτα οὐ γινώσκεις; <text:span text:style-name="T1">11</text:span> ἀμὴν ἀμὴν λέγω σοι ὅτι ὃ οἴδαμεν λαλοῦμεν καὶ ὃ ἑωράκαμεν μαρτυροῦμεν, καὶ τὴν μαρτυρίαν ἡμῶν οὐ λαμβάνετε. <text:span text:style-name="T1">12</text:span> εἰ τὰ ἐπίγεια εἶπον ὑμῖν καὶ οὐ πιστεύετε, πῶς ἐὰν εἴπω ὑμῖν τὰ ἐπουράνια πιστεύσετε; <text:span text:style-name="T1">13</text:span> καὶ οὐδεὶς ἀναβέβηκεν εἰς τὸν οὐρανὸν εἰ μὴ ὁ ἐκ τοῦ οὐρανοῦ καταβάς, ὁ Υἱὸς τοῦ ἀνθρώπου. <text:span text:style-name="T1">14</text:span> καὶ καθὼς Μωϋσῆς ὕψωσεν τὸν ὄφιν ἐν τῇ ἐρήμῳ, οὕτως ὑψωθῆναι δεῖ τὸν Υἱὸν τοῦ ἀνθρώπου, <text:span text:style-name="T1">15</text:span> ἵνα πᾶς ὁ πιστεύων ἐν αὐτῷ ἔχῃ ζωὴν αἰώνιον. <text:span text:style-name="T1">16</text:span> Οὕτως γὰρ ἠγάπησεν ὁ Θεὸς τὸν κόσμον, ὥστε τὸν Υἱὸν τὸν μονογενῆ ἔδωκεν, ἵνα πᾶς ὁ πιστεύων εἰς αὐτὸν μὴ ἀπόληται ἀλλ’ ἔχῃ ζωὴν αἰώνιον. <text:span text:style-name="T1">17</text:span> οὐ γὰρ ἀπέστειλεν ὁ Θεὸς τὸν Υἱὸν εἰς τὸν <text:soft-page-break/>κόσμον ἵνα κρίνῃ τὸν κόσμον, ἀλλ’ ἵνα σωθῇ ὁ κόσμος δι’ αὐτοῦ. <text:span text:style-name="T1">18</text:span> ὁ πιστεύων εἰς αὐτὸν οὐ κρίνεται· ὁ μὴ πιστεύων ἤδη κέκριται, ὅτι μὴ πεπίστευκεν εἰς τὸ ὄνομα τοῦ μονογενοῦς Υἱοῦ τοῦ Θεοῦ. <text:span text:style-name="T1">19</text:span> αὕτη δέ ἐστιν ἡ κρίσις, ὅτι τὸ φῶς ἐλήλυθεν εἰς τὸν κόσμον καὶ ἠγάπησαν οἱ ἄνθρωποι μᾶλλον τὸ σκότος ἢ τὸ φῶς· ἦν γὰρ αὐτῶν πονηρὰ τὰ ἔργα. <text:span text:style-name="T1">20</text:span> πᾶς γὰρ ὁ φαῦλα πράσσων μισεῖ τὸ φῶς καὶ οὐκ ἔρχεται πρὸς τὸ φῶς, ἵνα μὴ ἐλεγχθῇ τὰ ἔργα αὐτοῦ· <text:span text:style-name="T1">21</text:span> ὁ δὲ ποιῶν τὴν ἀλήθειαν ἔρχεται πρὸς τὸ φῶς, ἵνα φανερωθῇ αὐτοῦ τὰ ἔργα ὅτι ἐν Θεῷ ἐστιν εἰργασμένα.</text:p>
      <text:p text:style-name="P2"/>
      <text:p text:style-name="P2"><text:tab/><text:span text:style-name="T1">22</text:span> Μετὰ ταῦτα ἦλθεν ὁ Ἰησοῦς καὶ οἱ μαθηταὶ αὐτοῦ εἰς τὴν Ἰουδαίαν γῆν, καὶ ἐκεῖ διέτριβεν μετ’ αὐτῶν καὶ ἐβάπτιζεν. <text:span text:style-name="T1">23</text:span> ἦν δὲ καὶ Ἰωάνης βαπτίζων ἐν Αἰνὼν ἐγγὺς τοῦ Σαλείμ, ὅτι ὕδατα πολλὰ ἦν ἐκεῖ, καὶ παρεγίνοντο καὶ ἐβαπτίζοντο· <text:span text:style-name="T1">24</text:span> οὔπω γὰρ ἦν βεβλημένος εἰς τὴν φυλακὴν Ἰωάνης. <text:span text:style-name="T1">25</text:span> Ἐγένετο οὖν ζήτησις ἐκ τῶν μαθητῶν Ἰωάνου μετὰ Ἰουδαίου περὶ καθαρισμοῦ. <text:span text:style-name="T1">26</text:span> καὶ ἦλθον πρὸς τὸν Ἰωάνην καὶ εἶπαν αὐτῷ Ῥαββεί, ὃς ἦν μετὰ σοῦ πέραν τοῦ Ἰορδάνου, ᾧ σὺ μεμαρτύρηκας, ἴδε οὗτος βαπτίζει καὶ πάντες ἔρχονται πρὸς αὐτόν. <text:span text:style-name="T1">27</text:span> ἀπεκρίθη Ἰωάνης καὶ εἶπεν Οὐ δύναται ἄνθρωπος λαμβάνειν οὐδὲν ἐὰν μὴ ᾖ δεδομένον αὐτῷ ἐκ τοῦ οὐρανοῦ. <text:span text:style-name="T1">28</text:span> αὐτοὶ ὑμεῖς μοι μαρτυρεῖτε ὅτι εἶπον Οὐκ εἰμὶ ἐγὼ ὁ Χριστός, ἀλλ’ ὅτι Ἀπεσταλμένος εἰμὶ ἔμπροσθεν ἐκείνου. <text:span text:style-name="T1">29</text:span> Ὁ ἔχων τὴν νύμφην νυμφίος ἐστίν· ὁ δὲ φίλος τοῦ νυμφίου ὁ ἑστηκὼς καὶ ἀκούων αὐτοῦ, χαρᾷ χαίρει διὰ τὴν φωνὴν τοῦ νυμφίου. αὕτη οὖν ἡ χαρὰ ἡ ἐμὴ πεπλήρωται. <text:span text:style-name="T1">30</text:span> ἐκεῖνον δεῖ αὐξάνειν, ἐμὲ δὲ ἐλαττοῦσθαι. <text:span text:style-name="T1">31</text:span> Ὁ ἄνωθεν ἐρχόμενος ἐπάνω πάντων ἐστίν· ὁ ὢν ἐκ τῆς γῆς ἐκ τῆς γῆς ἐστιν καὶ ἐκ τῆς γῆς λαλεῖ. ὁ ἐκ τοῦ οὐρανοῦ ἐρχόμενος ἐπάνω πάντων ἐστίν· <text:span text:style-name="T1">32</text:span> ὃ ἑώρακεν καὶ ἤκουσεν, <text:soft-page-break/>τοῦτο μαρτυρεῖ, καὶ τὴν μαρτυρίαν αὐτοῦ οὐδεὶς λαμβάνει. <text:span text:style-name="T1">33</text:span> ὁ λαβὼν αὐτοῦ τὴν μαρτυρίαν ἐσφράγισεν ὅτι ὁ Θεὸς ἀληθής ἐστιν. <text:span text:style-name="T1">34</text:span> ὃν γὰρ ἀπέστειλεν ὁ Θεὸς τὰ ῥήματα τοῦ Θεοῦ λαλεῖ· οὐ γὰρ ἐκ μέτρου δίδωσιν τὸ Πνεῦμα. <text:span text:style-name="T1">35</text:span> ὁ Πατὴρ ἀγαπᾷ τὸν Υἱόν, καὶ πάντα δέδωκεν ἐν τῇ χειρὶ αὐτοῦ. <text:span text:style-name="T1">36</text:span> ὁ πιστεύων εἰς τὸν Υἱὸν ἔχει ζωὴν αἰώνιον· ὁ δὲ ἀπειθῶν τῷ Υἱῷ οὐκ ὄψεται ζωήν, ἀλλ’ ἡ ὀργὴ τοῦ Θεοῦ μένει ἐπ’ αὐτόν.</text:p>
      <text:p text:style-name="P2"/>
      <text:h text:style-name="P4" text:outline-level="2">4</text:h>
      <text:p text:style-name="P2"/>
      <text:p text:style-name="P2"><text:tab/><text:span text:style-name="T1">1</text:span> Ὡς οὖν ἔγνω ὁ Κύριος ὅτι ἤκουσαν οἱ Φαρισαῖοι ὅτι Ἰησοῦς πλείονας μαθητὰς ποιεῖ καὶ βαπτίζει ἢ Ἰωάνης, <text:span text:style-name="T1">2</text:span> —καίτοιγε Ἰησοῦς αὐτὸς οὐκ ἐβάπτιζεν ἀλλ’ οἱ μαθηταὶ αὐτοῦ, — <text:span text:style-name="T1">3</text:span> ἀφῆκεν τὴν Ἰουδαίαν καὶ ἀπῆλθεν πάλιν εἰς τὴν Γαλιλαίαν. <text:span text:style-name="T1">4</text:span> Ἔδει δὲ αὐτὸν διέρχεσθαι διὰ τῆς Σαμαρίας. <text:span text:style-name="T1">5</text:span> ἔρχεται οὖν εἰς πόλιν τῆς Σαμαρίας λεγομένην Συχὰρ, πλησίον τοῦ χωρίου ὃ ἔδωκεν Ἰακὼβ Ἰωσὴφ τῷ υἱῷ αὐτοῦ· <text:span text:style-name="T1">6</text:span> ἦν δὲ ἐκεῖ πηγὴ τοῦ Ἰακώβ. ὁ οὖν Ἰησοῦς κεκοπιακὼς ἐκ τῆς ὁδοιπορίας ἐκαθέζετο οὕτως ἐπὶ τῇ πηγῇ· ὥρα ἦν ὡς ἕκτη. <text:span text:style-name="T1">7</text:span> ἔρχεται γυνὴ ἐκ τῆς Σαμαρίας ἀντλῆσαι ὕδωρ. λέγει αὐτῇ ὁ Ἰησοῦς Δός μοι πεῖν. <text:span text:style-name="T1">8</text:span> οἱ γὰρ μαθηταὶ αὐτοῦ ἀπεληλύθεισαν εἰς τὴν πόλιν, ἵνα τροφὰς ἀγοράσωσιν. <text:span text:style-name="T1">9</text:span> λέγει οὖν αὐτῷ ἡ γυνὴ ἡ Σαμαρεῖτις Πῶς σὺ Ἰουδαῖος ὢν παρ’ ἐμοῦ πεῖν αἰτεῖς γυναικὸς Σαμαρείτιδος οὔσης; οὐ γὰρ συνχρῶνται Ἰουδαῖοι Σαμαρείταις. <text:span text:style-name="T1">10</text:span> ἀπεκρίθη Ἰησοῦς καὶ εἶπεν αὐτῇ Εἰ ᾔδεις τὴν δωρεὰν τοῦ Θεοῦ, καὶ τίς ἐστιν ὁ λέγων σοι Δός μοι πεῖν, σὺ ἂν ᾔτησας αὐτὸν καὶ ἔδωκεν ἄν σοι ὕδωρ ζῶν. <text:span text:style-name="T1">11</text:span> λέγει αὐτῷ Κύριε, οὔτε ἄντλημα ἔχεις καὶ τὸ φρέαρ ἐστὶν βαθύ· πόθεν οὖν ἔχεις τὸ ὕδωρ τὸ ζῶν; <text:span text:style-name="T1">12</text:span> μὴ σὺ μείζων εἶ τοῦ πατρὸς ἡμῶν <text:soft-page-break/>Ἰακώβ, ὃς ἔδωκεν ἡμῖν τὸ φρέαρ, καὶ αὐτὸς ἐξ αὐτοῦ ἔπιεν καὶ οἱ υἱοὶ αὐτοῦ καὶ τὰ θρέμματα αὐτοῦ; <text:span text:style-name="T1">13</text:span> ἀπεκρίθη Ἰησοῦς καὶ εἶπεν αὐτῇ Πᾶς ὁ πίνων ἐκ τοῦ ὕδατος τούτου διψήσει πάλιν· <text:span text:style-name="T1">14</text:span> ὃς δ’ ἂν πίῃ ἐκ τοῦ ὕδατος οὗ ἐγὼ δώσω αὐτῷ, οὐ μὴ διψήσει εἰς τὸν αἰῶνα, ἀλλὰ τὸ ὕδωρ ὃ δώσω αὐτῷ γενήσεται ἐν αὐτῷ πηγὴ ὕδατος ἁλλομένου εἰς ζωὴν αἰώνιον. <text:span text:style-name="T1">15</text:span> λέγει πρὸς αὐτὸν ἡ γυνή Κύριε, δός μοι τοῦτο τὸ ὕδωρ, ἵνα μὴ διψῶ μηδὲ διέρχωμαι ἐνθάδε ἀντλεῖν. <text:span text:style-name="T1">16</text:span> λέγει αὐτῇ Ὕπαγε φώνησον τὸν ἄνδρα σου καὶ ἐλθὲ ἐνθάδε. <text:span text:style-name="T1">17</text:span> ἀπεκρίθη ἡ γυνὴ καὶ εἶπεν Οὐκ ἔχω ἄνδρα. λέγει αὐτῇ ὁ Ἰησοῦς Καλῶς εἶπες ὅτι Ἄνδρα οὐκ ἔχω· <text:span text:style-name="T1">18</text:span> πέντε γὰρ ἄνδρας ἔσχες, καὶ νῦν ὃν ἔχεις οὐκ ἔστιν σου ἀνήρ· τοῦτο ἀληθὲς εἴρηκας. <text:span text:style-name="T1">19</text:span> λέγει αὐτῷ ἡ γυνή Κύριε, θεωρῶ ὅτι προφήτης εἶ σύ. <text:span text:style-name="T1">20</text:span> οἱ πατέρες ἡμῶν ἐν τῷ ὄρει τούτῳ προσεκύνησαν· καὶ ὑμεῖς λέγετε ὅτι ἐν Ἱεροσολύμοις ἐστὶν ὁ τόπος ὅπου προσκυνεῖν δεῖ. <text:span text:style-name="T1">21</text:span> λέγει αὐτῇ ὁ Ἰησοῦς Πίστευέ μοι, γύναι, ὅτι ἔρχεται ὥρα ὅτε οὔτε ἐν τῷ ὄρει τούτῳ οὔτε ἐν Ἱεροσολύμοις προσκυνήσετε τῷ Πατρί. <text:span text:style-name="T1">22</text:span> ὑμεῖς προσκυνεῖτε ὃ οὐκ οἴδατε, ἡμεῖς προσκυνοῦμεν ὃ οἴδαμεν, ὅτι ἡ σωτηρία ἐκ τῶν Ἰουδαίων ἐστίν· <text:span text:style-name="T1">23</text:span> ἀλλὰ ἔρχεται ὥρα καὶ νῦν ἐστιν, ὅτε οἱ ἀληθινοὶ προσκυνηταὶ προσκυνήσουσιν τῷ Πατρὶ ἐν πνεύματι καὶ ἀληθείᾳ· καὶ γὰρ ὁ Πατὴρ τοιούτους ζητεῖ τοὺς προσκυνοῦντας αὐτόν· <text:span text:style-name="T1">24</text:span> Πνεῦμα ὁ Θεός, καὶ τοὺς προσκυνοῦντας ἐν πνεύματι καὶ ἀληθείᾳ δεῖ προσκυνεῖν. <text:span text:style-name="T1">25</text:span> λέγει αὐτῷ ἡ γυνή Οἶδα ὅτι Μεσσίας ἔρχεται, ὁ λεγόμενος Χριστός· ὅταν ἔλθῃ ἐκεῖνος, ἀναγγελεῖ ἡμῖν ἅπαντα. <text:span text:style-name="T1">26</text:span> λέγει αὐτῇ ὁ Ἰησοῦς Ἐγώ εἰμι, ὁ λαλῶν σοι. <text:span text:style-name="T1">27</text:span> Καὶ ἐπὶ τούτῳ ἦλθαν οἱ μαθηταὶ αὐτοῦ, καὶ ἐθαύμαζον ὅτι μετὰ γυναικὸς ἐλάλει· οὐδεὶς μέντοι εἶπεν Τί ζητεῖς ἢ τί λαλεῖς μετ’ αὐτῆς; <text:span text:style-name="T1">28</text:span> ἀφῆκεν οὖν τὴν ὑδρίαν αὐτῆς ἡ γυνὴ καὶ ἀπῆλθεν εἰς τὴν πόλιν, καὶ λέγει τοῖς ἀνθρώποις <text:span text:style-name="T1">29</text:span> Δεῦτε ἴδετε ἄνθρωπον ὃς εἶπέν μοι πάντα ἃ ἐποίησα· μήτι οὗτός ἐστιν ὁ <text:soft-page-break/>Χριστός; <text:span text:style-name="T1">30</text:span> ἐξῆλθον ἐκ τῆς πόλεως καὶ ἤρχοντο πρὸς αὐτόν. <text:span text:style-name="T1">31</text:span> Ἐν τῷ μεταξὺ ἠρώτων αὐτὸν οἱ μαθηταὶ λέγοντες Ῥαββεί, φάγε. <text:span text:style-name="T1">32</text:span> ὁ δὲ εἶπεν αὐτοῖς Ἐγὼ βρῶσιν ἔχω φαγεῖν ἣν ὑμεῖς οὐκ οἴδατε. <text:span text:style-name="T1">33</text:span> ἔλεγον οὖν οἱ μαθηταὶ πρὸς ἀλλήλους Μή τις ἤνεγκεν αὐτῷ φαγεῖν; <text:span text:style-name="T1">34</text:span> λέγει αὐτοῖς ὁ Ἰησοῦς Ἐμὸν βρῶμά ἐστιν ἵνα ποιῶ τὸ θέλημα τοῦ πέμψαντός με καὶ τελειώσω αὐτοῦ τὸ ἔργον. <text:span text:style-name="T1">35</text:span> οὐχ ὑμεῖς λέγετε ὅτι Ἔτι τετράμηνός ἐστιν καὶ ὁ θερισμὸς ἔρχεται; ἰδοὺ λέγω ὑμῖν, ἐπάρατε τοὺς ὀφθαλμοὺς ὑμῶν καὶ θεάσασθε τὰς χώρας, ὅτι λευκαί εἰσιν πρὸς θερισμόν. ἤδη <text:span text:style-name="T1">36</text:span> ὁ θερίζων μισθὸν λαμβάνει καὶ συνάγει καρπὸν εἰς ζωὴν αἰώνιον, ἵνα ὁ σπείρων ὁμοῦ χαίρῃ καὶ ὁ θερίζων. <text:span text:style-name="T1">37</text:span> ἐν γὰρ τούτῳ ὁ λόγος ἐστὶν ἀληθινὸς ὅτι ἄλλος ἐστὶν ὁ σπείρων καὶ ἄλλος ὁ θερίζων. <text:span text:style-name="T1">38</text:span> ἐγὼ ἀπέστειλα ὑμᾶς θερίζειν ὃ οὐχ ὑμεῖς κεκοπιάκατε· ἄλλοι κεκοπιάκασιν, καὶ ὑμεῖς εἰς τὸν κόπον αὐτῶν εἰσεληλύθατε. <text:span text:style-name="T1">39</text:span> Ἐκ δὲ τῆς πόλεως ἐκείνης πολλοὶ ἐπίστευσαν εἰς αὐτὸν τῶν Σαμαρειτῶν διὰ τὸν λόγον τῆς γυναικὸς μαρτυρούσης ὅτι Εἶπέν μοι πάντα ἃ ἐποίησα. <text:span text:style-name="T1">40</text:span> ὡς οὖν ἦλθον πρὸς αὐτὸν οἱ Σαμαρεῖται, ἠρώτων αὐτὸν μεῖναι παρ’ αὐτοῖς· καὶ ἔμεινεν ἐκεῖ δύο ἡμέρας. <text:span text:style-name="T1">41</text:span> καὶ πολλῷ πλείους ἐπίστευσαν διὰ τὸν λόγον αὐτοῦ, <text:span text:style-name="T1">42</text:span> τῇ τε γυναικὶ ἔλεγον ὅτι Οὐκέτι διὰ τὴν σὴν λαλιὰν πιστεύομεν· αὐτοὶ γὰρ ἀκηκόαμεν, καὶ οἴδαμεν ὅτι οὗτός ἐστιν ἀληθῶς ὁ Σωτὴρ τοῦ κόσμου.</text:p>
      <text:p text:style-name="P2"><text:tab/><text:span text:style-name="T1">43</text:span> Μετὰ δὲ τὰς δύο ἡμέρας ἐξῆλθεν ἐκεῖθεν εἰς τὴν Γαλιλαίαν. <text:span text:style-name="T1">44</text:span> αὐτὸς γὰρ Ἰησοῦς ἐμαρτύρησεν ὅτι προφήτης ἐν τῇ ἰδίᾳ πατρίδι τιμὴν οὐκ ἔχει. <text:span text:style-name="T1">45</text:span> ὅτε οὖν ἦλθεν εἰς τὴν Γαλιλαίαν, ἐδέξαντο αὐτὸν οἱ Γαλιλαῖοι, πάντα ἑωρακότες ὅσα ἐποίησεν ἐν Ἱεροσολύμοις ἐν τῇ ἑορτῇ· καὶ αὐτοὶ γὰρ ἦλθον εἰς τὴν ἑορτήν. </text:p>
      <text:p text:style-name="P2"><text:tab/><text:span text:style-name="T1">46</text:span> Ἦλθεν οὖν πάλιν εἰς τὴν Κανὰ τῆς Γαλιλαίας, ὅπου ἐποίησεν τὸ ὕδωρ οἶνον. Καὶ ἦν τις βασιλικὸς οὗ ὁ υἱὸς <text:soft-page-break/>ἠσθένει ἐν Καφαρναούμ· <text:span text:style-name="T1">47</text:span> οὗτος ἀκούσας ὅτι Ἰησοῦς ἥκει ἐκ τῆς Ἰουδαίας εἰς τὴν Γαλιλαίαν, ἀπῆλθεν πρὸς αὐτὸν καὶ ἠρώτα ἵνα καταβῇ καὶ ἰάσηται αὐτοῦ τὸν υἱόν· ἤμελλεν γὰρ ἀποθνήσκειν. <text:span text:style-name="T1">48</text:span> εἶπεν οὖν ὁ Ἰησοῦς πρὸς αὐτόν Ἐὰν μὴ σημεῖα καὶ τέρατα ἴδητε, οὐ μὴ πιστεύσητε. <text:span text:style-name="T1">49</text:span> λέγει πρὸς αὐτὸν ὁ βασιλικός Κύριε, κατάβηθι πρὶν ἀποθανεῖν τὸ παιδίον μου. <text:span text:style-name="T1">50</text:span> λέγει αὐτῷ ὁ Ἰησοῦς Πορεύου· ὁ υἱός σου ζῇ. ἐπίστευσεν ὁ ἄνθρωπος τῷ λόγῳ ὃν εἶπεν αὐτῷ ὁ Ἰησοῦς, καὶ ἐπορεύετο. <text:span text:style-name="T1">51</text:span> ἤδη δὲ αὐτοῦ καταβαίνοντος οἱ δοῦλοι ὑπήντησαν αὐτῷ λέγοντες ὅτι ὁ παῖς αὐτοῦ ζῇ. <text:span text:style-name="T1">52</text:span> ἐπύθετο οὖν τὴν ὥραν παρ’ αὐτῶν ἐν ᾗ κομψότερον ἔσχεν· εἶπαν οὖν αὐτῷ ὅτι Ἐχθὲς ὥραν ἑβδόμην ἀφῆκεν αὐτὸν ὁ πυρετός. <text:span text:style-name="T1">53</text:span> ἔγνω οὖν ὁ πατὴρ ὅτι ἐκείνῃ τῇ ὥρᾳ ἐν ᾗ εἶπεν αὐτῷ ὁ Ἰησοῦς Ὁ υἱός σου ζῇ· καὶ ἐπίστευσεν αὐτὸς καὶ ἡ οἰκία αὐτοῦ ὅλη. <text:span text:style-name="T1">54</text:span> Τοῦτο δὲ πάλιν δεύτερον σημεῖον ἐποίησεν ὁ Ἰησοῦς ἐλθὼν ἐκ τῆς Ἰουδαίας εἰς τὴν Γαλιλαίαν.</text:p>
      <text:p text:style-name="P2"/>
      <text:h text:style-name="P4" text:outline-level="2">5</text:h>
      <text:p text:style-name="P2"/>
      <text:p text:style-name="P2"><text:tab/><text:span text:style-name="T1">1</text:span> Μετὰ ταῦτα ἦν ἑορτὴ τῶν Ἰουδαίων, καὶ ἀνέβη Ἰησοῦς εἰς Ἱεροσόλυμα. <text:span text:style-name="T1">2</text:span> Ἔστιν δὲ ἐν τοῖς Ἱεροσολύμοις ἐπὶ τῇ προβατικῇ κολυμβήθρα, ἡ ἐπιλεγομένη Ἑβραϊστὶ Βηθζαθά, πέντε στοὰς ἔχουσα. <text:span text:style-name="T1">3</text:span> ἐν ταύταις κατέκειτο πλῆθος τῶν ἀσθενούντων, τυφλῶν, χωλῶν, ξηρῶν&lt;, ἐκδεχομένων τὴν τοῦ ὕδατος κίνησιν. <text:span text:style-name="T1">4</text:span> ἄγγελος γὰρ κατὰ καιρὸν κατέβαινεν ἐν τῇ κολυμβήθρᾳ καὶ ἐτάρασσε τὸ ὕδωρ· ὁ οὖν πρῶτος ἐμβὰς μετὰ τὴν ταραχὴν τοῦ ὕδατος ὑγιὴς ἐγίνετο, ᾧ δήποτε κατείχετο νοσήματι&gt;. <text:span text:style-name="T1">5</text:span> ἦν δέ τις ἄνθρωπος ἐκεῖ τριάκοντα καὶ ὀκτὼ ἔτη ἔχων ἐν τῇ ἀσθενείᾳ αὐτοῦ· <text:span text:style-name="T1">6</text:span> τοῦτον ἰδὼν ὁ Ἰησοῦς <text:soft-page-break/>κατακείμενον, καὶ γνοὺς ὅτι πολὺν ἤδη χρόνον ἔχει, λέγει αὐτῷ Θέλεις ὑγιὴς γενέσθαι; <text:span text:style-name="T1">7</text:span> ἀπεκρίθη αὐτῷ ὁ ἀσθενῶν Κύριε, ἄνθρωπον οὐκ ἔχω, ἵνα ὅταν ταραχθῇ τὸ ὕδωρ βάλῃ με εἰς τὴν κολυμβήθραν· ἐν ᾧ δὲ ἔρχομαι ἐγὼ, ἄλλος πρὸ ἐμοῦ καταβαίνει. <text:span text:style-name="T1">8</text:span> λέγει αὐτῷ ὁ Ἰησοῦς Ἔγειρε ἆρον τὸν κράβαττόν σου καὶ περιπάτει. <text:span text:style-name="T1">9</text:span> καὶ εὐθέως ἐγένετο ὑγιὴς ὁ ἄνθρωπος, καὶ ἦρεν τὸν κράβαττον αὐτοῦ καὶ περιεπάτει. Ἦν δὲ σάββατον ἐν ἐκείνῃ τῇ ἡμέρᾳ. <text:span text:style-name="T1">10</text:span> ἔλεγον οὖν οἱ Ἰουδαῖοι τῷ τεθεραπευμένῳ Σάββατόν ἐστιν, καὶ οὐκ ἔξεστίν σοι ἆραι τὸν κράβαττον. <text:span text:style-name="T1">11</text:span> ὃς δὲ ἀπεκρίθη αὐτοῖς Ὁ ποιήσας με ὑγιῆ, ἐκεῖνός μοι εἶπεν Ἆρον τὸν κράβαττόν σου καὶ περιπάτει. <text:span text:style-name="T1">12</text:span> ἠρώτησαν αὐτόν Τίς ἐστιν ὁ ἄνθρωπος ὁ εἰπών σοι Ἆρον καὶ περιπάτει; <text:span text:style-name="T1">13</text:span> ὁ δὲ ἰαθεὶς οὐκ ᾔδει τίς ἐστιν· ὁ γὰρ Ἰησοῦς ἐξένευσεν ὄχλου ὄντος ἐν τῷ τόπῳ. <text:span text:style-name="T1">14</text:span> Μετὰ ταῦτα εὑρίσκει αὐτὸν ὁ Ἰησοῦς ἐν τῷ ἱερῷ καὶ εἶπεν αὐτῷ Ἴδε ὑγιὴς γέγονας· μηκέτι ἁμάρτανε, ἵνα μὴ χεῖρόν σοί τι γένηται. <text:span text:style-name="T1">15</text:span> ἀπῆλθεν ὁ ἄνθρωπος καὶ εἶπεν τοῖς Ἰουδαίοις ὅτι Ἰησοῦς ἐστιν ὁ ποιήσας αὐτὸν ὑγιῆ. <text:span text:style-name="T1">16</text:span> καὶ διὰ τοῦτο ἐδίωκον οἱ Ἰουδαῖοι τὸν Ἰησοῦν, ὅτι ταῦτα ἐποίει ἐν σαββάτῳ. <text:span text:style-name="T1">17</text:span> ὁ δὲ ἀπεκρίνατο αὐτοῖς Ὁ Πατήρ μου ἕως ἄρτι ἐργάζεται, κἀγὼ ἐργάζομαι· <text:span text:style-name="T1">18</text:span> διὰ τοῦτο οὖν μᾶλλον ἐζήτουν αὐτὸν οἱ Ἰουδαῖοι ἀποκτεῖναι, ὅτι οὐ μόνον ἔλυεν τὸ σάββατον, ἀλλὰ καὶ Πατέρα ἴδιον ἔλεγεν τὸν Θεόν, ἴσον ἑαυτὸν ποιῶν τῷ Θεῷ. <text:span text:style-name="T1">19</text:span> Ἀπεκρίνατο οὖν ὁ Ἰησοῦς καὶ ἔλεγεν αὐτοῖς Ἀμὴν ἀμὴν λέγω ὑμῖν, οὐ δύναται ὁ Υἱὸς ποιεῖν ἀφ’ ἑαυτοῦ οὐδὲν, ἂν μή τι βλέπῃ τὸν Πατέρα ποιοῦντα· ἃ γὰρ ἂν ἐκεῖνος ποιῇ, ταῦτα καὶ ὁ Υἱὸς ὁμοίως ποιεῖ. <text:span text:style-name="T1">20</text:span> ὁ γὰρ Πατὴρ φιλεῖ τὸν Υἱὸν καὶ πάντα δείκνυσιν αὐτῷ ἃ αὐτὸς ποιεῖ, καὶ μείζονα τούτων δείξει αὐτῷ ἔργα, ἵνα ὑμεῖς θαυμάζητε. <text:span text:style-name="T1">21</text:span> ὥσπερ γὰρ ὁ Πατὴρ ἐγείρει τοὺς νεκροὺς καὶ ζωοποιεῖ, οὕτως καὶ ὁ Υἱὸς οὓς θέλει ζωοποιεῖ. <text:span text:style-name="T1">22</text:span> οὐδὲ γὰρ ὁ Πατὴρ κρίνει οὐδένα, ἀλλὰ τὴν κρίσιν πᾶσαν δέδωκεν τῷ Υἱῷ, <text:span text:style-name="T1">23</text:span> ἵνα <text:soft-page-break/>πάντες τιμῶσι τὸν Υἱὸν καθὼς τιμῶσι τὸν Πατέρα. ὁ μὴ τιμῶν τὸν Υἱὸν οὐ τιμᾷ τὸν Πατέρα τὸν πέμψαντα αὐτόν. <text:span text:style-name="T1">24</text:span> ἀμὴν ἀμὴν λέγω ὑμῖν ὅτι ὁ τὸν λόγον μου ἀκούων καὶ πιστεύων τῷ πέμψαντί με ἔχει ζωὴν αἰώνιον, καὶ εἰς κρίσιν οὐκ ἔρχεται ἀλλὰ μεταβέβηκεν ἐκ τοῦ θανάτου εἰς τὴν ζωήν. <text:span text:style-name="T1">25</text:span> ἀμὴν ἀμὴν λέγω ὑμῖν ὅτι ἔρχεται ὥρα καὶ νῦν ἐστιν ὅτε οἱ νεκροὶ ἀκούσουσιν τῆς φωνῆς τοῦ Υἱοῦ τοῦ Θεοῦ καὶ οἱ ἀκούσαντες ζήσουσιν. <text:span text:style-name="T1">26</text:span> ὥσπερ γὰρ ὁ Πατὴρ ἔχει ζωὴν ἐν ἑαυτῷ, οὕτως καὶ τῷ Υἱῷ ἔδωκεν ζωὴν ἔχειν ἐν ἑαυτῷ. <text:span text:style-name="T1">27</text:span> καὶ ἐξουσίαν ἔδωκεν αὐτῷ κρίσιν ποιεῖν, ὅτι Υἱὸς ἀνθρώπου ἐστίν. <text:span text:style-name="T1">28</text:span> μὴ θαυμάζετε τοῦτο, ὅτι ἔρχεται ὥρα ἐν ᾗ πάντες οἱ ἐν τοῖς μνημείοις ἀκούσουσιν τῆς φωνῆς αὐτοῦ <text:span text:style-name="T1">29</text:span> καὶ ἐκπορεύσονται οἱ τὰ ἀγαθὰ ποιήσαντες εἰς ἀνάστασιν ζωῆς, οἱ τὰ φαῦλα πράξαντες εἰς ἀνάστασιν κρίσεως. <text:span text:style-name="T1">30</text:span> Οὐ δύναμαι ἐγὼ ποιεῖν ἀπ’ ἐμαυτοῦ οὐδέν· καθὼς ἀκούω κρίνω, καὶ ἡ κρίσις ἡ ἐμὴ δικαία ἐστίν, ὅτι οὐ ζητῶ τὸ θέλημα τὸ ἐμὸν ἀλλὰ τὸ θέλημα τοῦ πέμψαντός με. <text:span text:style-name="T1">31</text:span> Ἐὰν ἐγὼ μαρτυρῶ περὶ ἐμαυτοῦ, ἡ μαρτυρία μου οὐκ ἔστιν ἀληθής· <text:span text:style-name="T1">32</text:span> ἄλλος ἐστὶν ὁ μαρτυρῶν περὶ ἐμοῦ, καὶ οἶδα ὅτι ἀληθής ἐστιν ἡ μαρτυρία ἣν μαρτυρεῖ περὶ ἐμοῦ. <text:span text:style-name="T1">33</text:span> ὑμεῖς ἀπεστάλκατε πρὸς Ἰωάνην, καὶ μεμαρτύρηκεν τῇ ἀληθείᾳ· <text:span text:style-name="T1">34</text:span> ἐγὼ δὲ οὐ παρὰ ἀνθρώπου τὴν μαρτυρίαν λαμβάνω, ἀλλὰ ταῦτα λέγω ἵνα ὑμεῖς σωθῆτε. <text:span text:style-name="T1">35</text:span> ἐκεῖνος ἦν ὁ λύχνος ὁ καιόμενος καὶ φαίνων, ὑμεῖς δὲ ἠθελήσατε ἀγαλλιαθῆναι πρὸς ὥραν ἐν τῷ φωτὶ αὐτοῦ. <text:span text:style-name="T1">36</text:span> ἐγὼ δὲ ἔχω τὴν μαρτυρίαν μείζω τοῦ Ἰωάνου· τὰ γὰρ ἔργα ἃ δέδωκέν μοι ὁ Πατὴρ ἵνα τελειώσω αὐτά, αὐτὰ τὰ ἔργα ἃ ποιῶ, μαρτυρεῖ περὶ ἐμοῦ ὅτι ὁ Πατήρ με ἀπέσταλκεν. <text:span text:style-name="T1">37</text:span> καὶ ὁ πέμψας με Πατὴρ, ἐκεῖνος μεμαρτύρηκεν περὶ ἐμοῦ. οὔτε φωνὴν αὐτοῦ πώποτε ἀκηκόατε οὔτε εἶδος αὐτοῦ ἑωράκατε, <text:span text:style-name="T1">38</text:span> καὶ τὸν λόγον αὐτοῦ οὐκ ἔχετε ἐν ὑμῖν μένοντα, ὅτι ὃν ἀπέστειλεν ἐκεῖνος, τούτῳ ὑμεῖς οὐ πιστεύετε. <text:span text:style-name="T1">39</text:span> ἐραυνᾶτε <text:soft-page-break/>τὰς γραφάς, ὅτι ὑμεῖς δοκεῖτε ἐν αὐταῖς ζωὴν αἰώνιον ἔχειν· καὶ ἐκεῖναί εἰσιν αἱ μαρτυροῦσαι περὶ ἐμοῦ· <text:span text:style-name="T1">40</text:span> καὶ οὐ θέλετε ἐλθεῖν πρός με ἵνα ζωὴν ἔχητε. <text:span text:style-name="T1">41</text:span> Δόξαν παρὰ ἀνθρώπων οὐ λαμβάνω, <text:span text:style-name="T1">42</text:span> ἀλλὰ ἔγνωκα ὑμᾶς ὅτι τὴν ἀγάπην τοῦ Θεοῦ οὐκ ἔχετε ἐν ἑαυτοῖς. <text:span text:style-name="T1">43</text:span> ἐγὼ ἐλήλυθα ἐν τῷ ὀνόματι τοῦ Πατρός μου, καὶ οὐ λαμβάνετέ με· ἐὰν ἄλλος ἔλθῃ ἐν τῷ ὀνόματι τῷ ἰδίῳ, ἐκεῖνον λήμψεσθε. <text:span text:style-name="T1">44</text:span> πῶς δύνασθε ὑμεῖς πιστεῦσαι, δόξαν παρὰ ἀλλήλων λαμβάνοντες, καὶ τὴν δόξαν τὴν παρὰ τοῦ μόνου Θεοῦ οὐ ζητεῖτε; <text:span text:style-name="T1">45</text:span> μὴ δοκεῖτε ὅτι ἐγὼ κατηγορήσω ὑμῶν πρὸς τὸν Πατέρα· ἔστιν ὁ κατηγορῶν ὑμῶν Μωϋσῆς, εἰς ὃν ὑμεῖς ἠλπίκατε. <text:span text:style-name="T1">46</text:span> εἰ γὰρ ἐπιστεύετε Μωϋσεῖ, ἐπιστεύετε ἂν ἐμοί· περὶ γὰρ ἐμοῦ ἐκεῖνος ἔγραψεν. <text:span text:style-name="T1">47</text:span> εἰ δὲ τοῖς ἐκείνου γράμμασιν οὐ πιστεύετε, πῶς τοῖς ἐμοῖς ῥήμασιν πιστεύσετε;</text:p>
      <text:p text:style-name="P2"/>
      <text:h text:style-name="P4" text:outline-level="2">6</text:h>
      <text:p text:style-name="P2"/>
      <text:p text:style-name="P2"><text:tab/><text:span text:style-name="T1">1</text:span> Μετὰ ταῦτα ἀπῆλθεν ὁ Ἰησοῦς πέραν τῆς θαλάσσης τῆς Γαλιλαίας τῆς Τιβεριάδος. <text:span text:style-name="T1">2</text:span> ἠκολούθει δὲ αὐτῷ ὄχλος πολύς, ὅτι ἑώρων τὰ σημεῖα ἃ ἐποίει ἐπὶ τῶν ἀσθενούντων. <text:span text:style-name="T1">3</text:span> ἀνῆλθεν δὲ εἰς τὸ ὄρος Ἰησοῦς, καὶ ἐκεῖ ἐκάθητο μετὰ τῶν μαθητῶν αὐτοῦ. <text:span text:style-name="T1">4</text:span> ἦν δὲ ἐγγὺς τὸ πάσχα, ἡ ἑορτὴ τῶν Ἰουδαίων. <text:span text:style-name="T1">5</text:span> ἐπάρας οὖν τοὺς ὀφθαλμοὺς ὁ Ἰησοῦς καὶ θεασάμενος ὅτι πολὺς ὄχλος ἔρχεται πρὸς αὐτὸν, λέγει πρὸς Φίλιππον Πόθεν ἀγοράσωμεν ἄρτους ἵνα φάγωσιν οὗτοι; <text:span text:style-name="T1">6</text:span> τοῦτο δὲ ἔλεγεν πειράζων αὐτόν· αὐτὸς γὰρ ᾔδει τί ἔμελλεν ποιεῖν. <text:span text:style-name="T1">7</text:span> ἀπεκρίθη αὐτῷ ὁ Φίλιππος Διακοσίων δηναρίων ἄρτοι οὐκ ἀρκοῦσιν αὐτοῖς, ἵνα ἕκαστος βραχύ τι λάβῃ. <text:span text:style-name="T1">8</text:span> λέγει αὐτῷ εἷς ἐκ τῶν μαθητῶν αὐτοῦ, Ἀνδρέας ὁ ἀδελφὸς Σίμωνος Πέτρου <text:span text:style-name="T1">9</text:span> Ἔστιν παιδάριον ὧδε ὃς ἔχει πέντε ἄρτους κριθίνους <text:soft-page-break/>καὶ δύο ὀψάρια· ἀλλὰ ταῦτα τί ἐστιν εἰς τοσούτους; <text:span text:style-name="T1">10</text:span> εἶπεν ὁ Ἰησοῦς Ποιήσατε τοὺς ἀνθρώπους ἀναπεσεῖν. ἦν δὲ χόρτος πολὺς ἐν τῷ τόπῳ. ἀνέπεσαν οὖν οἱ ἄνδρες τὸν ἀριθμὸν ὡς πεντακισχίλιοι. <text:span text:style-name="T1">11</text:span> ἔλαβεν οὖν τοὺς ἄρτους ὁ Ἰησοῦς καὶ εὐχαριστήσας διέδωκεν τοῖς ἀνακειμένοις, ὁμοίως καὶ ἐκ τῶν ὀψαρίων ὅσον ἤθελον. <text:span text:style-name="T1">12</text:span> ὡς δὲ ἐνεπλήσθησαν, λέγει τοῖς μαθηταῖς αὐτοῦ Συναγάγετε τὰ περισσεύσαντα κλάσματα, ἵνα μή τι ἀπόληται. <text:span text:style-name="T1">13</text:span> συνήγαγον οὖν, καὶ ἐγέμισαν δώδεκα κοφίνους κλασμάτων ἐκ τῶν πέντε ἄρτων τῶν κριθίνων ἃ ἐπερίσσευσαν τοῖς βεβρωκόσιν. <text:span text:style-name="T1">14</text:span> Οἱ οὖν ἄνθρωποι ἰδόντες ὃ ἐποίησεν σημεῖον ἔλεγον ὅτι Οὗτός ἐστιν ἀληθῶς ὁ προφήτης ὁ ἐρχόμενος εἰς τὸν κόσμον. <text:span text:style-name="T1">15</text:span> Ἰησοῦς οὖν γνοὺς ὅτι μέλλουσιν ἔρχεσθαι καὶ ἁρπάζειν αὐτὸν ἵνα ποιήσωσιν βασιλέα, ἀνεχώρησεν πάλιν εἰς τὸ ὄρος αὐτὸς μόνος. <text:span text:style-name="T1">16</text:span> Ὡς δὲ ὀψία ἐγένετο, κατέβησαν οἱ μαθηταὶ αὐτοῦ ἐπὶ τὴν θάλασσαν, <text:span text:style-name="T1">17</text:span> καὶ ἐμβάντες εἰς πλοῖον ἤρχοντο πέραν τῆς θαλάσσης εἰς Καφαρναούμ. καὶ σκοτία ἤδη ἐγεγόνει καὶ οὔπω ἐληλύθει πρὸς αὐτοὺς ὁ Ἰησοῦς, <text:span text:style-name="T1">18</text:span> ἥ τε θάλασσα ἀνέμου μεγάλου πνέοντος διεγείρετο. <text:span text:style-name="T1">19</text:span> ἐληλακότες οὖν ὡς σταδίους εἴκοσι πέντε ἢ τριάκοντα θεωροῦσιν τὸν Ἰησοῦν περιπατοῦντα ἐπὶ τῆς θαλάσσης καὶ ἐγγὺς τοῦ πλοίου γινόμενον, καὶ ἐφοβήθησαν. <text:span text:style-name="T1">20</text:span> ὁ δὲ λέγει αὐτοῖς Ἐγώ εἰμι, μὴ φοβεῖσθε. <text:span text:style-name="T1">21</text:span> ἤθελον οὖν λαβεῖν αὐτὸν εἰς τὸ πλοῖον, καὶ εὐθέως ἐγένετο τὸ πλοῖον ἐπὶ τῆς γῆς εἰς ἣν ὑπῆγον.</text:p>
      <text:p text:style-name="P2"><text:tab/><text:span text:style-name="T1">22</text:span> Τῇ ἐπαύριον ὁ ὄχλος ὁ ἑστηκὼς πέραν τῆς θαλάσσης εἶδον ὅτι πλοιάριον ἄλλο οὐκ ἦν ἐκεῖ εἰ μὴ ἕν, καὶ ὅτι οὐ συνεισῆλθεν τοῖς μαθηταῖς αὐτοῦ ὁ Ἰησοῦς εἰς τὸ πλοῖον ἀλλὰ μόνοι οἱ μαθηταὶ αὐτοῦ ἀπῆλθον· <text:span text:style-name="T1">23</text:span> ἀλλὰ ἦλθεν πλοιάρια ἐκ Τιβεριάδος ἐγγὺς τοῦ τόπου ὅπου ἔφαγον τὸν ἄρτον εὐχαριστήσαντος τοῦ Κυρίου. <text:span text:style-name="T1">24</text:span> ὅτε οὖν εἶδεν ὁ ὄχλος ὅτι Ἰησοῦς οὐκ ἔστιν ἐκεῖ οὐδὲ οἱ μαθηταὶ αὐτοῦ, ἐνέβησαν αὐτοὶ <text:soft-page-break/>εἰς τὰ πλοιάρια καὶ ἦλθον εἰς Καφαρναοὺμ ζητοῦντες τὸν Ἰησοῦν. <text:span text:style-name="T1">25</text:span> καὶ εὑρόντες αὐτὸν πέραν τῆς θαλάσσης εἶπον αὐτῷ Ῥαββεί, πότε ὧδε γέγονας; <text:span text:style-name="T1">26</text:span> ἀπεκρίθη αὐτοῖς ὁ Ἰησοῦς καὶ εἶπεν Ἀμὴν ἀμὴν λέγω ὑμῖν, ζητεῖτέ με οὐχ ὅτι εἴδετε σημεῖα, ἀλλ’ ὅτι ἐφάγετε ἐκ τῶν ἄρτων καὶ ἐχορτάσθητε. <text:span text:style-name="T1">27</text:span> ἐργάζεσθε μὴ τὴν βρῶσιν τὴν ἀπολλυμένην, ἀλλὰ τὴν βρῶσιν τὴν μένουσαν εἰς ζωὴν αἰώνιον, ἣν ὁ Υἱὸς τοῦ ἀνθρώπου ὑμῖν δώσει· τοῦτον γὰρ ὁ Πατὴρ ἐσφράγισεν ὁ Θεός. <text:span text:style-name="T1">28</text:span> εἶπον οὖν πρὸς αὐτόν Τί ποιῶμεν ἵνα ἐργαζώμεθα τὰ ἔργα τοῦ Θεοῦ; <text:span text:style-name="T1">29</text:span> ἀπεκρίθη Ἰησοῦς καὶ εἶπεν αὐτοῖς Τοῦτό ἐστιν τὸ ἔργον τοῦ Θεοῦ, ἵνα πιστεύητε εἰς ὃν ἀπέστειλεν ἐκεῖνος. <text:span text:style-name="T1">30</text:span> εἶπον οὖν αὐτῷ Τί οὖν ποιεῖς σὺ σημεῖον, ἵνα ἴδωμεν καὶ πιστεύσωμέν σοι; τί ἐργάζῃ; <text:span text:style-name="T1">31</text:span> οἱ πατέρες ἡμῶν τὸ μάννα ἔφαγον ἐν τῇ ἐρήμῳ, καθώς ἐστιν γεγραμμένον <text:span text:style-name="T2">Ἄρτον ἐκ τοῦ οὐρανοῦ ἔδωκεν αὐτοῖς φαγεῖν</text:span>. <text:span text:style-name="T1">32</text:span> εἶπεν οὖν αὐτοῖς ὁ Ἰησοῦς Ἀμὴν ἀμὴν λέγω ὑμῖν, οὐ Μωϋσῆς δέδωκεν ὑμῖν τὸν ἄρτον ἐκ τοῦ οὐρανοῦ, ἀλλ’ ὁ Πατήρ μου δίδωσιν ὑμῖν τὸν ἄρτον ἐκ τοῦ οὐρανοῦ τὸν ἀληθινόν· <text:span text:style-name="T1">33</text:span> ὁ γὰρ ἄρτος τοῦ Θεοῦ ἐστιν ὁ καταβαίνων ἐκ τοῦ οὐρανοῦ καὶ ζωὴν διδοὺς τῷ κόσμῳ. <text:span text:style-name="T1">34</text:span> εἶπον οὖν πρὸς αὐτόν Κύριε, πάντοτε δὸς ἡμῖν τὸν ἄρτον τοῦτον. <text:span text:style-name="T1">35</text:span> εἶπεν αὐτοῖς ὁ Ἰησοῦς Ἐγώ εἰμι ὁ ἄρτος τῆς ζωῆς· ὁ ἐρχόμενος πρὸς ἐμὲ οὐ μὴ πεινάσῃ, καὶ ὁ πιστεύων εἰς ἐμὲ οὐ μὴ διψήσει πώποτε. <text:span text:style-name="T1">36</text:span> ἀλλ’ εἶπον ὑμῖν ὅτι καὶ ἑωράκατέ με καὶ οὐ πιστεύετε. <text:span text:style-name="T1">37</text:span> Πᾶν ὃ δίδωσίν μοι ὁ Πατὴρ πρὸς ἐμὲ ἥξει, καὶ τὸν ἐρχόμενον πρός με οὐ μὴ ἐκβάλω ἔξω, <text:span text:style-name="T1">38</text:span> ὅτι καταβέβηκα ἀπὸ τοῦ οὐρανοῦ οὐχ ἵνα ποιῶ τὸ θέλημα τὸ ἐμὸν ἀλλὰ τὸ θέλημα τοῦ πέμψαντός με. <text:s/><text:span text:style-name="T1">39</text:span> τοῦτο δέ ἐστιν τὸ θέλημα τοῦ πέμψαντός με, ἵνα πᾶν ὃ δέδωκέν μοι μὴ ἀπολέσω ἐξ αὐτοῦ, ἀλλὰ ἀναστήσω αὐτὸ ἐν τῇ ἐσχάτῃ ἡμέρᾳ. <text:span text:style-name="T1">40</text:span> τοῦτο γάρ ἐστιν τὸ θέλημα τοῦ Πατρός μου, ἵνα πᾶς ὁ θεωρῶν τὸν Υἱὸν καὶ πιστεύων εἰς αὐτὸν ἔχῃ ζωὴν αἰώνιον, καὶ ἀναστήσω <text:soft-page-break/>αὐτὸν ἐγὼ ἐν τῇ ἐσχάτῃ ἡμέρᾳ. <text:span text:style-name="T1">41</text:span> Ἐγόγγυζον οὖν οἱ Ἰουδαῖοι περὶ αὐτοῦ ὅτι εἶπεν Ἐγώ εἰμι ὁ ἄρτος ὁ καταβὰς ἐκ τοῦ οὐρανοῦ, <text:span text:style-name="T1">42</text:span> καὶ ἔλεγον Οὐχ οὗτός ἐστιν Ἰησοῦς ὁ υἱὸς Ἰωσήφ, οὗ ἡμεῖς οἴδαμεν τὸν πατέρα καὶ τὴν μητέρα; πῶς νῦν λέγει ὅτι Ἐκ τοῦ οὐρανοῦ καταβέβηκα; <text:span text:style-name="T1">43</text:span> ἀπεκρίθη Ἰησοῦς καὶ εἶπεν αὐτοῖς Μὴ γογγύζετε μετ’ ἀλλήλων. <text:span text:style-name="T1">44</text:span> οὐδεὶς δύναται ἐλθεῖν πρός με ἐὰν μὴ ὁ Πατὴρ ὁ πέμψας με ἑλκύσῃ αὐτόν, κἀγὼ ἀναστήσω αὐτὸν ἐν τῇ ἐσχάτῃ ἡμέρᾳ. <text:span text:style-name="T1">45</text:span> ἔστιν γεγραμμένον ἐν τοῖς προφήταις Καὶ ἔσονται πάντες διδακτοὶ Θεοῦ· πᾶς ὁ ἀκούσας παρὰ τοῦ Πατρὸς καὶ μαθὼν ἔρχεται πρὸς ἐμέ. <text:span text:style-name="T1">46</text:span> οὐχ ὅτι τὸν Πατέρα ἑώρακέν τις, εἰ μὴ ὁ ὢν παρὰ τοῦ Θεοῦ, οὗτος ἑώρακεν τὸν Πατέρα. <text:span text:style-name="T1">47</text:span> ἀμὴν ἀμὴν λέγω ὑμῖν, ὁ πιστεύων ἔχει ζωὴν αἰώνιον. <text:span text:style-name="T1">48</text:span> ἐγώ εἰμι ὁ ἄρτος τῆς ζωῆς. <text:span text:style-name="T1">49</text:span> οἱ πατέρες ὑμῶν ἔφαγον ἐν τῇ ἐρήμῳ τὸ μάννα καὶ ἀπέθανον· <text:span text:style-name="T1">50</text:span> οὗτός ἐστιν ὁ ἄρτος ὁ ἐκ τοῦ οὐρανοῦ καταβαίνων, ἵνα τις ἐξ αὐτοῦ φάγῃ καὶ μὴ ἀποθάνῃ. <text:span text:style-name="T1">51</text:span> ἐγώ εἰμι ὁ ἄρτος ὁ ζῶν ὁ ἐκ τοῦ οὐρανοῦ καταβάς· ἐάν τις φάγῃ ἐκ τούτου τοῦ ἄρτου, ζήσει εἰς τὸν αἰῶνα· καὶ ὁ ἄρτος δὲ ὃν ἐγὼ δώσω ἡ σάρξ μού ἐστιν ὑπὲρ τῆς τοῦ κόσμου ζωῆς. <text:span text:style-name="T1">52</text:span> Ἐμάχοντο οὖν πρὸς ἀλλήλους οἱ Ἰουδαῖοι λέγοντες Πῶς δύναται οὗτος ἡμῖν δοῦναι τὴν σάρκα φαγεῖν; <text:span text:style-name="T1">53</text:span> εἶπεν οὖν αὐτοῖς ὁ Ἰησοῦς Ἀμὴν ἀμὴν λέγω ὑμῖν, ἐὰν μὴ φάγητε τὴν σάρκα τοῦ Υἱοῦ τοῦ ἀνθρώπου καὶ πίητε αὐτοῦ τὸ αἷμα, οὐκ ἔχετε ζωὴν ἐν ἑαυτοῖς. <text:span text:style-name="T1">54</text:span> ὁ τρώγων μου τὴν σάρκα καὶ πίνων μου τὸ αἷμα ἔχει ζωὴν αἰώνιον, κἀγὼ ἀναστήσω αὐτὸν τῇ ἐσχάτῃ ἡμέρᾳ. <text:span text:style-name="T1">55</text:span> ἡ γὰρ σάρξ μου ἀληθής ἐστιν βρῶσις, καὶ τὸ αἷμά μου ἀληθής ἐστιν πόσις. <text:span text:style-name="T1">56</text:span> ὁ τρώγων μου τὴν σάρκα καὶ πίνων μου τὸ αἷμα ἐν ἐμοὶ μένει κἀγὼ ἐν αὐτῷ. <text:span text:style-name="T1">57</text:span> καθὼς ἀπέστειλέν με ὁ ζῶν Πατὴρ κἀγὼ ζῶ διὰ τὸν Πατέρα, καὶ ὁ τρώγων με κἀκεῖνος ζήσει δι’ ἐμέ. <text:span text:style-name="T1">58</text:span> οὗτός ἐστιν ὁ ἄρτος ὁ ἐξ οὐρανοῦ καταβάς, οὐ καθὼς ἔφαγον οἱ πατέρες καὶ ἀπέθανον· ὁ <text:soft-page-break/>τρώγων τοῦτον τὸν ἄρτον ζήσει εἰς τὸν αἰῶνα. <text:span text:style-name="T1">59</text:span> Ταῦτα εἶπεν ἐν συναγωγῇ διδάσκων ἐν Καφαρναούμ. <text:span text:style-name="T1">60</text:span> Πολλοὶ οὖν ἀκούσαντες ἐκ τῶν μαθητῶν αὐτοῦ εἶπαν Σκληρός ἐστιν ὁ λόγος οὗτος· τίς δύναται αὐτοῦ ἀκούειν; <text:span text:style-name="T1">61</text:span> εἰδὼς δὲ ὁ Ἰησοῦς ἐν ἑαυτῷ ὅτι γογγύζουσιν περὶ τούτου οἱ μαθηταὶ αὐτοῦ, εἶπεν αὐτοῖς Τοῦτο ὑμᾶς σκανδαλίζει; <text:span text:style-name="T1">62</text:span> ἐὰν οὖν θεωρῆτε τὸν Υἱὸν τοῦ ἀνθρώπου ἀναβαίνοντα ὅπου ἦν τὸ πρότερον; <text:span text:style-name="T1">63</text:span> τὸ πνεῦμά ἐστιν τὸ ζωοποιοῦν, ἡ σὰρξ οὐκ ὠφελεῖ οὐδέν· τὰ ῥήματα ἃ ἐγὼ λελάληκα ὑμῖν πνεῦμά ἐστιν καὶ ζωή ἐστιν. <text:span text:style-name="T1">64</text:span> ἀλλ’ εἰσὶν ἐξ ὑμῶν τινες οἳ οὐ πιστεύουσιν. ᾔδει γὰρ ἐξ ἀρχῆς ὁ Ἰησοῦς τίνες εἰσὶν οἱ μὴ πιστεύοντες καὶ τίς ἐστιν ὁ παραδώσων αὐτόν. <text:span text:style-name="T1">65</text:span> καὶ ἔλεγεν Διὰ τοῦτο εἴρηκα ὑμῖν ὅτι οὐδεὶς δύναται ἐλθεῖν πρός με ἐὰν μὴ ᾖ δεδομένον αὐτῷ ἐκ τοῦ Πατρός. <text:span text:style-name="T1">66</text:span> Ἐκ τούτου πολλοὶ τῶν μαθητῶν αὐτοῦ ἀπῆλθον εἰς τὰ ὀπίσω καὶ οὐκέτι μετ’ αὐτοῦ περιεπάτουν. <text:span text:style-name="T1">67</text:span> εἶπεν οὖν ὁ Ἰησοῦς τοῖς δώδεκα Μὴ καὶ ὑμεῖς θέλετε ὑπάγειν; <text:span text:style-name="T1">68</text:span> ἀπεκρίθη αὐτῷ Σίμων Πέτρος Κύριε, πρὸς τίνα ἀπελευσόμεθα; ῥήματα ζωῆς αἰωνίου ἔχεις· <text:span text:style-name="T1">69</text:span> καὶ ἡμεῖς πεπιστεύκαμεν καὶ ἐγνώκαμεν ὅτι σὺ εἶ ὁ Ἅγιος τοῦ Θεοῦ. <text:span text:style-name="T1">70</text:span> ἀπεκρίθη αὐτοῖς ὁ Ἰησοῦς Οὐκ ἐγὼ ὑμᾶς τοὺς δώδεκα ἐξελεξάμην; καὶ ἐξ ὑμῶν εἷς διάβολός ἐστιν. <text:span text:style-name="T1">71</text:span> ἔλεγεν δὲ τὸν Ἰούδαν Σίμωνος Ἰσκαριώτου· οὗτος γὰρ ἔμελλεν παραδιδόναι αὐτόν, εἷς ἐκ τῶν δώδεκα.</text:p>
      <text:p text:style-name="P2"/>
      <text:h text:style-name="P4" text:outline-level="2">7</text:h>
      <text:p text:style-name="P2"/>
      <text:p text:style-name="P2"><text:tab/><text:span text:style-name="T1">1</text:span> Καὶ μετὰ ταῦτα περιεπάτει ὁ Ἰησοῦς ἐν τῇ Γαλιλαίᾳ· οὐ γὰρ ἤθελεν ἐν τῇ Ἰουδαίᾳ περιπατεῖν, ὅτι ἐζήτουν αὐτὸν οἱ Ἰουδαῖοι ἀποκτεῖναι. <text:span text:style-name="T1">2</text:span> ἦν δὲ ἐγγὺς ἡ ἑορτὴ τῶν Ἰουδαίων ἡ <text:soft-page-break/>σκηνοπηγία. <text:span text:style-name="T1">3</text:span> εἶπον οὖν πρὸς αὐτὸν οἱ ἀδελφοὶ αὐτοῦ Μετάβηθι ἐντεῦθεν καὶ ὕπαγε εἰς τὴν Ἰουδαίαν, ἵνα καὶ οἱ μαθηταί σου θεωρήσουσιν τὰ ἔργα σοῦ ἃ ποιεῖς· <text:span text:style-name="T1">4</text:span> οὐδεὶς γάρ τι ἐν κρυπτῷ ποιεῖ καὶ ζητεῖ αὐτὸς ἐν παρρησίᾳ εἶναι. εἰ ταῦτα ποιεῖς, φανέρωσον σεαυτὸν τῷ κόσμῳ. <text:span text:style-name="T1">5</text:span> οὐδὲ γὰρ οἱ ἀδελφοὶ αὐτοῦ ἐπίστευον εἰς αὐτόν. <text:span text:style-name="T1">6</text:span> λέγει οὖν αὐτοῖς ὁ Ἰησοῦς Ὁ καιρὸς ὁ ἐμὸς οὔπω πάρεστιν, ὁ δὲ καιρὸς ὁ ὑμέτερος πάντοτέ ἐστιν ἕτοιμος. <text:span text:style-name="T1">7</text:span> οὐ δύναται ὁ κόσμος μισεῖν ὑμᾶς, ἐμὲ δὲ μισεῖ, ὅτι ἐγὼ μαρτυρῶ περὶ αὐτοῦ ὅτι τὰ ἔργα αὐτοῦ πονηρά ἐστιν. <text:span text:style-name="T1">8</text:span> ὑμεῖς ἀνάβητε εἰς τὴν ἑορτήν· ἐγὼ οὔπω ἀναβαίνω εἰς τὴν ἑορτὴν ταύτην, ὅτι ὁ ἐμὸς καιρὸς οὔπω πεπλήρωται. <text:span text:style-name="T1">9</text:span> ταῦτα δὲ εἰπὼν αὐτοῖς ἔμεινεν ἐν τῇ Γαλιλαίᾳ. <text:span text:style-name="T1">10</text:span> Ὡς δὲ ἀνέβησαν οἱ ἀδελφοὶ αὐτοῦ εἰς τὴν ἑορτήν, τότε καὶ αὐτὸς ἀνέβη, οὐ φανερῶς ἀλλὰ ὡς ἐν κρυπτῷ. <text:span text:style-name="T1">11</text:span> οἱ οὖν Ἰουδαῖοι ἐζήτουν αὐτὸν ἐν τῇ ἑορτῇ καὶ ἔλεγον Ποῦ ἐστιν ἐκεῖνος; <text:span text:style-name="T1">12</text:span> καὶ γογγυσμὸς περὶ αὐτοῦ ἦν πολὺς ἐν τοῖς ὄχλοις· οἱ μὲν ἔλεγον ὅτι Ἀγαθός ἐστιν, ἄλλοι δὲ ἔλεγον Οὔ, ἀλλὰ πλανᾷ τὸν ὄχλον. <text:span text:style-name="T1">13</text:span> οὐδεὶς μέντοι παρρησίᾳ ἐλάλει περὶ αὐτοῦ διὰ τὸν φόβον τῶν Ἰουδαίων. <text:span text:style-name="T1">14</text:span> Ἤδη δὲ τῆς ἑορτῆς μεσούσης ἀνέβη Ἰησοῦς εἰς τὸ ἱερὸν καὶ ἐδίδασκεν. <text:span text:style-name="T1">15</text:span> ἐθαύμαζον οὖν οἱ Ἰουδαῖοι λέγοντες Πῶς οὗτος γράμματα οἶδεν μὴ μεμαθηκώς; <text:span text:style-name="T1">16</text:span> ἀπεκρίθη οὖν αὐτοῖς Ἰησοῦς καὶ εἶπεν Ἡ ἐμὴ διδαχὴ οὐκ ἔστιν ἐμὴ ἀλλὰ τοῦ πέμψαντός με· <text:span text:style-name="T1">17</text:span> ἐάν τις θέλῃ τὸ θέλημα αὐτοῦ ποιεῖν, γνώσεται περὶ τῆς διδαχῆς, πότερον ἐκ τοῦ Θεοῦ ἐστιν ἢ ἐγὼ ἀπ’ ἐμαυτοῦ λαλῶ. <text:span text:style-name="T1">18</text:span> ὁ ἀφ’ ἑαυτοῦ λαλῶν τὴν δόξαν τὴν ἰδίαν ζητεῖ· ὁ δὲ ζητῶν τὴν δόξαν τοῦ πέμψαντος αὐτὸν, οὗτος ἀληθής ἐστιν καὶ ἀδικία ἐν αὐτῷ οὐκ ἔστιν. <text:span text:style-name="T1">19</text:span> οὐ Μωϋσῆς ἔδωκεν ὑμῖν τὸν νόμον; καὶ οὐδεὶς ἐξ ὑμῶν ποιεῖ τὸν νόμον. τί με ζητεῖτε ἀποκτεῖναι; <text:span text:style-name="T1">20</text:span> ἀπεκρίθη ὁ ὄχλος Δαιμόνιον ἔχεις· τίς σε ζητεῖ ἀποκτεῖναι; <text:span text:style-name="T1">21</text:span> ἀπεκρίθη Ἰησοῦς καὶ εἶπεν αὐτοῖς Ἓν ἔργον ἐποίησα καὶ πάντες θαυμάζετε. <text:span text:style-name="T1">22</text:span> <text:soft-page-break/>διὰ τοῦτο Μωϋσῆς δέδωκεν ὑμῖν τὴν περιτομήν, —οὐχ ὅτι ἐκ τοῦ Μωϋσέως ἐστὶν ἀλλ’ ἐκ τῶν πατέρων,— καὶ ἐν σαββάτῳ περιτέμνετε ἄνθρωπον. <text:span text:style-name="T1">23</text:span> εἰ περιτομὴν λαμβάνει ἄνθρωπος ἐν σαββάτῳ ἵνα μὴ λυθῇ ὁ νόμος Μωϋσέως, ἐμοὶ χολᾶτε ὅτι ὅλον ἄνθρωπον ὑγιῆ ἐποίησα ἐν σαββάτῳ; <text:span text:style-name="T1">24</text:span> μὴ κρίνετε κατ’ ὄψιν, ἀλλὰ τὴν δικαίαν κρίσιν κρίνατε. <text:span text:style-name="T1">25</text:span> Ἔλεγον οὖν τινες ἐκ τῶν Ἱεροσολυμειτῶν Οὐχ οὗτός ἐστιν ὃν ζητοῦσιν ἀποκτεῖναι; <text:span text:style-name="T1">26</text:span> καὶ ἴδε παρρησίᾳ λαλεῖ καὶ οὐδὲν αὐτῷ λέγουσιν. Μή ποτε ἀληθῶς ἔγνωσαν οἱ ἄρχοντες ὅτι οὗτός ἐστιν ὁ Χριστός; <text:span text:style-name="T1">27</text:span> ἀλλὰ τοῦτον οἴδαμεν πόθεν ἐστίν· ὁ δὲ Χριστὸς ὅταν ἔρχηται, οὐδεὶς γινώσκει πόθεν ἐστίν. <text:span text:style-name="T1">28</text:span> ἔκραξεν οὖν ἐν τῷ ἱερῷ διδάσκων ὁ Ἰησοῦς καὶ λέγων Κἀμὲ οἴδατε καὶ οἴδατε πόθεν εἰμί· καὶ ἀπ’ ἐμαυτοῦ οὐκ ἐλήλυθα, ἀλλ’ ἔστιν ἀληθινὸς ὁ πέμψας με, ὃν ὑμεῖς οὐκ οἴδατε· <text:span text:style-name="T1">29</text:span> ἐγὼ οἶδα αὐτόν, ὅτι παρ’ αὐτοῦ εἰμι κἀκεῖνός με ἀπέστειλεν. <text:span text:style-name="T1">30</text:span> Ἐζήτουν οὖν αὐτὸν πιάσαι, καὶ οὐδεὶς ἐπέβαλεν ἐπ’ αὐτὸν τὴν χεῖρα, ὅτι οὔπω ἐληλύθει ἡ ὥρα αὐτοῦ. <text:span text:style-name="T1">31</text:span> Ἐκ τοῦ ὄχλου δὲ πολλοὶ ἐπίστευσαν εἰς αὐτόν, καὶ ἔλεγον Ὁ Χριστὸς ὅταν ἔλθῃ, μὴ πλείονα σημεῖα ποιήσει ὧν οὗτος ἐποίησεν; <text:span text:style-name="T1">32</text:span> Ἤκουσαν οἱ Φαρισαῖοι τοῦ ὄχλου γογγύζοντος περὶ αὐτοῦ ταῦτα, καὶ ἀπέστειλαν οἱ ἀρχιερεῖς καὶ οἱ Φαρισαῖοι ὑπηρέτας ἵνα πιάσωσιν αὐτόν. <text:span text:style-name="T1">33</text:span> εἶπεν οὖν ὁ Ἰησοῦς Ἔτι χρόνον μικρὸν μεθ’ ὑμῶν εἰμι καὶ ὑπάγω πρὸς τὸν πέμψαντά με. <text:span text:style-name="T1">34</text:span> ζητήσετέ με καὶ οὐχ εὑρήσετέ, καὶ ὅπου εἰμὶ ἐγὼ ὑμεῖς οὐ δύνασθε ἐλθεῖν. <text:span text:style-name="T1">35</text:span> εἶπον οὖν οἱ Ἰουδαῖοι πρὸς ἑαυτούς Ποῦ οὗτος μέλλει πορεύεσθαι, ὅτι ἡμεῖς οὐχ εὑρήσομεν αὐτόν; μὴ εἰς τὴν Διασπορὰν τῶν Ἑλλήνων μέλλει πορεύεσθαι καὶ διδάσκειν τοὺς Ἕλληνας; <text:span text:style-name="T1">36</text:span> τίς ἐστιν ὁ λόγος οὗτος ὃν εἶπεν Ζητήσετέ με καὶ οὐχ εὑρήσετέ, καὶ ὅπου εἰμὶ ἐγὼ ὑμεῖς οὐ δύνασθε ἐλθεῖν;</text:p>
      <text:p text:style-name="P2"><text:tab/><text:span text:style-name="T1">37</text:span> Ἐν δὲ τῇ ἐσχάτῃ ἡμέρᾳ τῇ μεγάλῃ τῆς ἑορτῆς <text:soft-page-break/>εἱστήκει ὁ Ἰησοῦς, καὶ ἔκραξεν λέγων Ἐάν τις διψᾷ, ἐρχέσθω πρός με καὶ πινέτω. <text:span text:style-name="T1">38</text:span> ὁ πιστεύων εἰς ἐμέ, καθὼς εἶπεν ἡ γραφή, ποταμοὶ ἐκ τῆς κοιλίας αὐτοῦ ῥεύσουσιν ὕδατος ζῶντος. <text:span text:style-name="T1">39</text:span> τοῦτο δὲ εἶπεν περὶ τοῦ Πνεύματος οὗ ἔμελλον λαμβάνειν οἱ πιστεύσαντες εἰς αὐτόν· οὔπω γὰρ ἦν Πνεῦμα, ὅτι Ἰησοῦς οὐδέπω ἐδοξάσθη. <text:span text:style-name="T1">40</text:span> Ἐκ τοῦ ὄχλου οὖν ἀκούσαντες τῶν λόγων τούτων ἔλεγον Οὗτός ἐστιν ἀληθῶς ὁ προφήτης· <text:span text:style-name="T1">41</text:span> ἄλλοι ἔλεγον Οὗτός ἐστιν ὁ Χριστός· οἱ δὲ ἔλεγον Μὴ γὰρ ἐκ τῆς Γαλιλαίας ὁ Χριστὸς ἔρχεται; <text:span text:style-name="T1">42</text:span> οὐχ ἡ γραφὴ εἶπεν ὅτι ἐκ <text:span text:style-name="T2">τοῦ σπέρματος Δαυεὶδ</text:span>, καὶ <text:span text:style-name="T2">ἀπὸ Βηθλεὲμ</text:span> τῆς κώμης ὅπου ἦν Δαυεὶδ, <text:span text:style-name="T2">ἔρχεται</text:span> ὁ Χριστός; <text:span text:style-name="T1">43</text:span> σχίσμα οὖν ἐγένετο ἐν τῷ ὄχλῳ δι’ αὐτόν· <text:span text:style-name="T1">44</text:span> τινὲς δὲ ἤθελον ἐξ αὐτῶν πιάσαι αὐτόν, ἀλλ’ οὐδεὶς ἐπέβαλεν ἐπ’ αὐτὸν τὰς χεῖρας. <text:span text:style-name="T1">45</text:span> Ἦλθον οὖν οἱ ὑπηρέται πρὸς τοὺς ἀρχιερεῖς καὶ Φαρισαίους, καὶ εἶπον αὐτοῖς ἐκεῖνοι Διὰ τί οὐκ ἠγάγετε αὐτόν; <text:span text:style-name="T1">46</text:span> ἀπεκρίθησαν οἱ ὑπηρέται Οὐδέποτε ἐλάλησεν οὕτως ἄνθρωπος, ὡς οὗτος λαλεῖ ὁ ἄνθρωπος. <text:span text:style-name="T1">47</text:span> ἀπεκρίθησαν οὖν αὐτοῖς οἱ Φαρισαῖοι Μὴ καὶ ὑμεῖς πεπλάνησθε; <text:span text:style-name="T1">48</text:span> μή τις ἐκ τῶν ἀρχόντων ἐπίστευσεν εἰς αὐτὸν ἢ ἐκ τῶν Φαρισαίων; <text:span text:style-name="T1">49</text:span> ἀλλὰ ὁ ὄχλος οὗτος ὁ μὴ γινώσκων τὸν νόμον ἐπάρατοί εἰσιν. <text:span text:style-name="T1">50</text:span> λέγει Νικόδημος πρὸς αὐτούς, ὁ ἐλθὼν πρὸς αὐτὸν πρότερον, εἷς ὢν ἐξ αὐτῶν <text:span text:style-name="T1">51</text:span> Μὴ ὁ νόμος ἡμῶν κρίνει τὸν ἄνθρωπον ἐὰν μὴ ἀκούσῃ πρῶτον παρ’ αὐτοῦ καὶ γνῷ τί ποιεῖ; <text:span text:style-name="T1">52</text:span> ἀπεκρίθησαν καὶ εἶπαν αὐτῷ Μὴ καὶ σὺ ἐκ τῆς Γαλιλαίας εἶ; ἐραύνησον καὶ ἴδε ὅτι ἐκ τῆς Γαλιλαίας προφήτης οὐκ ἐγείρεται.</text:p>
      <text:p text:style-name="P2"/>
      <text:p text:style-name="P2"><text:tab/><text:span text:style-name="T1">53</text:span> &lt;Καὶ ἐπορεύθη ἕκαστος εἰς τὸν οἶκον αὐτοῦ.</text:p>
      <text:p text:style-name="P2"/>
      <text:h text:style-name="P4" text:outline-level="2"><text:soft-page-break/>8</text:h>
      <text:p text:style-name="P2"/>
      <text:p text:style-name="P2"><text:span text:style-name="T1">1</text:span> Ἰησοῦς δὲ ἐπορεύθη εἰς τὸ ὄρος τῶν ἐλαιῶν. <text:span text:style-name="T1">2</text:span> Ὄρθρου δὲ πάλιν παρεγένετο εἰς τὸ ἱερόν, καὶ πᾶς ὁ λαὸς ἤρχετο πρὸς αὐτόν. καὶ καθίσας ἐδίδασκεν αὐτούς. <text:span text:style-name="T1">3</text:span> ἄγουσι δὲ οἱ γραμματεῖς καὶ οἱ Φαρισαῖοι πρὸς αὐτὸν γυναῖκα ἐν μοιχείᾳ κατειλημμένην, καὶ στήσαντες αὐτὴν ἐν μέσῳ, <text:span text:style-name="T1">4</text:span> λέγουσιν αὐτῷ, Διδάσκαλε, αὕτη ἡ γυνὴ κατελήφθη ἐπαυτοφώρῳ μοιχευομένη. <text:span text:style-name="T1">5</text:span> ἐν δὲ τῷ νόμῳ Μωσῆς ἡμῖν ἐνετείλατο τὰς τοιαύτας λιθοβολεῖσθαι· σὺ οὖν τί λέγεις; <text:span text:style-name="T1">6</text:span> τοῦτο δὲ ἔλεγον πειράζοντες αὐτόν, ἵνα ἔχωσι κατηγορεῖν αὐτοῦ. ὁ δὲ Ἰησοῦς κάτω κύψας, τῷ δακτύλῳ ἔγραφεν εἰς τὴν γῆν· <text:span text:style-name="T1">7</text:span> ὡς δὲ ἐπέμενον ἐρωτῶντες αὐτόν, ἀνάκυψας εἶπε πρὸς αὐτοὺς, Ὁ ἀναμάρτητος ὑμῶν πρῶτος τὸν λίθον ἐπ’ αὐτῇ βαλέτω. <text:span text:style-name="T1">8</text:span> καὶ πάλιν κάτω κύψας ἔγραφεν εἰς τὴν γῆν. <text:span text:style-name="T1">9</text:span> οἱ δὲ, ἀκούσαντες καὶ ὑπὸ τῆς συνειδήσεως ἐλεγχόμενοι, ἐξήρχοντο εἷς καθεῖς, ἀρξάμενοι ἀπὸ τῶν πρεσβυτέρων ἕως τῶν ἐσχάτων· καὶ κατελείφθη μόνος ὁ Ἰησοῦς, καὶ ἡ γυνὴ ἐν μέσῳ ἑστῶσα. <text:span text:style-name="T1">10</text:span> ἀνακύψας δὲ ὁ Ἰησοῦς, καὶ μηδένα θεασάμενος πλὴν τῆς γυναικὸς, εἶπεν αὐτῇ, Ἡ γυνὴ, ποῦ εἰσιν ἐκεῖνοι οἱ κατήγοροί σου; οὐδείς σε κατέκρινεν; <text:span text:style-name="T1">11</text:span> ἡ δὲ εἶπεν, Οὐδείς, κύριε. εἶπε δὲ αὐτῇ ὁ Ἰησοῦς, Οὐδὲ ἐγώ σε κατακρίνω· πορεύου καὶ μηκέτι ἁμάρτανε.&gt;</text:p>
      <text:p text:style-name="P2"/>
      <text:p text:style-name="P2"><text:tab/><text:span text:style-name="T1">12</text:span> Πάλιν οὖν αὐτοῖς ἐλάλησεν ὁ Ἰησοῦς λέγων Ἐγώ εἰμι τὸ φῶς τοῦ κόσμου· ὁ ἀκολουθῶν μοι οὐ μὴ περιπατήσῃ ἐν τῇ σκοτίᾳ, ἀλλ’ ἕξει τὸ φῶς τῆς ζωῆς. <text:span text:style-name="T1">13</text:span> εἶπον οὖν αὐτῷ οἱ Φαρισαῖοι Σὺ περὶ σεαυτοῦ μαρτυρεῖς· ἡ μαρτυρία σου οὐκ ἔστιν ἀληθής. <text:span text:style-name="T1">14</text:span> ἀπεκρίθη Ἰησοῦς καὶ εἶπεν αὐτοῖς Κἂν ἐγὼ μαρτυρῶ περὶ ἐμαυτοῦ, ἀληθής ἐστιν ἡ μαρτυρία μου, ὅτι οἶδα <text:soft-page-break/>πόθεν ἦλθον καὶ ποῦ ὑπάγω· ὑμεῖς δὲ οὐκ οἴδατε πόθεν ἔρχομαι ἢ ποῦ ὑπάγω. <text:span text:style-name="T1">15</text:span> ὑμεῖς κατὰ τὴν σάρκα κρίνετε, ἐγὼ οὐ κρίνω οὐδένα. <text:span text:style-name="T1">16</text:span> καὶ ἐὰν κρίνω δὲ ἐγώ, ἡ κρίσις ἡ ἐμὴ ἀληθινή ἐστιν, ὅτι μόνος οὐκ εἰμί, ἀλλ’ ἐγὼ καὶ ὁ πέμψας με. <text:span text:style-name="T1">17</text:span> καὶ ἐν τῷ νόμῳ δὲ τῷ ὑμετέρῳ γέγραπται ὅτι δύο ἀνθρώπων ἡ μαρτυρία ἀληθής ἐστιν. <text:span text:style-name="T1">18</text:span> ἐγώ εἰμι ὁ μαρτυρῶν περὶ ἐμαυτοῦ, καὶ μαρτυρεῖ περὶ ἐμοῦ ὁ πέμψας με Πατήρ. <text:span text:style-name="T1">19</text:span> ἔλεγον οὖν αὐτῷ Ποῦ ἐστιν ὁ Πατήρ σου; ἀπεκρίθη Ἰησοῦς Οὔτε ἐμὲ οἴδατε οὔτε τὸν Πατέρα μου· εἰ ἐμὲ ᾔδειτε, καὶ τὸν Πατέρα μου ἂν ᾔδειτε. <text:span text:style-name="T1">20</text:span> Ταῦτα τὰ ῥήματα ἐλάλησεν ἐν τῷ γαζοφυλακίῳ διδάσκων ἐν τῷ ἱερῷ· καὶ οὐδεὶς ἐπίασεν αὐτόν, ὅτι οὔπω ἐληλύθει ἡ ὥρα αὐτοῦ.</text:p>
      <text:p text:style-name="P2"><text:tab/><text:span text:style-name="T1">21</text:span> Εἶπεν οὖν πάλιν αὐτοῖς Ἐγὼ ὑπάγω καὶ ζητήσετέ με, καὶ ἐν τῇ ἁμαρτίᾳ ὑμῶν ἀποθανεῖσθε· ὅπου ἐγὼ ὑπάγω ὑμεῖς οὐ δύνασθε ἐλθεῖν. <text:span text:style-name="T1">22</text:span> ἔλεγον οὖν οἱ Ἰουδαῖοι Μήτι ἀποκτενεῖ ἑαυτὸν, ὅτι λέγει Ὅπου ἐγὼ ὑπάγω ὑμεῖς οὐ δύνασθε ἐλθεῖν; <text:span text:style-name="T1">23</text:span> καὶ ἔλεγεν αὐτοῖς Ὑμεῖς ἐκ τῶν κάτω ἐστέ, ἐγὼ ἐκ τῶν ἄνω εἰμί· ὑμεῖς ἐκ τούτου τοῦ κόσμου ἐστέ, ἐγὼ οὐκ εἰμὶ ἐκ τοῦ κόσμου τούτου. <text:span text:style-name="T1">24</text:span> εἶπον οὖν ὑμῖν ὅτι ἀποθανεῖσθε ἐν ταῖς ἁμαρτίαις ὑμῶν· ἐὰν γὰρ μὴ πιστεύσητε ὅτι ἐγώ εἰμι, ἀποθανεῖσθε ἐν ταῖς ἁμαρτίαις ὑμῶν. <text:span text:style-name="T1">25</text:span> ἔλεγον οὖν αὐτῷ Σὺ τίς εἶ; εἶπεν αὐτοῖς ὁ Ἰησοῦς Τὴν ἀρχὴν ὅ τι καὶ λαλῶ ὑμῖν; <text:span text:style-name="T1">26</text:span> πολλὰ ἔχω περὶ ὑμῶν λαλεῖν καὶ κρίνειν· ἀλλ’ ὁ πέμψας με ἀληθής ἐστιν, κἀγὼ ἃ ἤκουσα παρ’ αὐτοῦ, ταῦτα λαλῶ εἰς τὸν κόσμον. <text:span text:style-name="T1">27</text:span> οὐκ ἔγνωσαν ὅτι τὸν Πατέρα αὐτοῖς ἔλεγεν. <text:span text:style-name="T1">28</text:span> εἶπεν οὖν ὁ Ἰησοῦς Ὅταν ὑψώσητε τὸν Υἱὸν τοῦ ἀνθρώπου, τότε γνώσεσθε ὅτι ἐγώ εἰμι, καὶ ἀπ’ ἐμαυτοῦ ποιῶ οὐδέν, ἀλλὰ καθὼς ἐδίδαξέν με ὁ Πατὴρ, ταῦτα λαλῶ. <text:span text:style-name="T1">29</text:span> καὶ ὁ πέμψας με μετ’ ἐμοῦ ἐστιν· οὐκ ἀφῆκέν με μόνον, ὅτι ἐγὼ τὰ ἀρεστὰ αὐτῷ ποιῶ πάντοτε. <text:span text:style-name="T1">30</text:span> Ταῦτα αὐτοῦ λαλοῦντος πολλοὶ ἐπίστευσαν εἰς αὐτόν. <text:span text:style-name="T1">31</text:span> Ἔλεγεν οὖν ὁ Ἰησοῦς πρὸς τοὺς πεπιστευκότας <text:soft-page-break/>αὐτῷ Ἰουδαίους Ἐὰν ὑμεῖς μείνητε ἐν τῷ λόγῳ τῷ ἐμῷ, ἀληθῶς μαθηταί μού ἐστε, <text:span text:style-name="T1">32</text:span> καὶ γνώσεσθε τὴν ἀλήθειαν, καὶ ἡ ἀλήθεια ἐλευθερώσει ὑμᾶς. <text:span text:style-name="T1">33</text:span> ἀπεκρίθησαν πρὸς αὐτόν Σπέρμα Ἀβραάμ ἐσμεν, καὶ οὐδενὶ δεδουλεύκαμεν πώποτε· πῶς σὺ λέγεις ὅτι Ἐλεύθεροι γενήσεσθε; <text:span text:style-name="T1">34</text:span> ἀπεκρίθη αὐτοῖς ὁ Ἰησοῦς Ἀμὴν ἀμὴν λέγω ὑμῖν ὅτι πᾶς ὁ ποιῶν τὴν ἁμαρτίαν δοῦλός ἐστιν τῆς ἁμαρτίας. <text:span text:style-name="T1">35</text:span> ὁ δὲ δοῦλος οὐ μένει ἐν τῇ οἰκίᾳ εἰς τὸν αἰῶνα· ὁ υἱὸς μένει εἰς τὸν αἰῶνα. <text:span text:style-name="T1">36</text:span> ἐὰν οὖν ὁ Υἱὸς ὑμᾶς ἐλευθερώσῃ, ὄντως ἐλεύθεροι ἔσεσθε. <text:span text:style-name="T1">37</text:span> οἶδα ὅτι σπέρμα Ἀβραάμ ἐστε· ἀλλὰ ζητεῖτέ με ἀποκτεῖναι, ὅτι ὁ λόγος ὁ ἐμὸς οὐ χωρεῖ ἐν ὑμῖν. <text:span text:style-name="T1">38</text:span> ἃ ἐγὼ ἑώρακα παρὰ τῷ Πατρὶ λαλῶ· καὶ ὑμεῖς οὖν ἃ ἠκούσατε παρὰ τοῦ πατρὸς ποιεῖτε. <text:span text:style-name="T1">39</text:span> ἀπεκρίθησαν καὶ εἶπαν αὐτῷ Ὁ πατὴρ ἡμῶν Ἀβραάμ ἐστιν. λέγει αὐτοῖς ὁ Ἰησοῦς Εἰ τέκνα τοῦ Ἀβραάμ ἐστε, τὰ ἔργα τοῦ Ἀβραὰμ ποιεῖτε· <text:span text:style-name="T1">40</text:span> νῦν δὲ ζητεῖτέ με ἀποκτεῖναι, ἄνθρωπον ὃς τὴν ἀλήθειαν ὑμῖν λελάληκα, ἣν ἤκουσα παρὰ τοῦ Θεοῦ· τοῦτο Ἀβραὰμ οὐκ ἐποίησεν. <text:span text:style-name="T1">41</text:span> ὑμεῖς ποιεῖτε τὰ ἔργα τοῦ πατρὸς ὑμῶν. εἶπαν αὐτῷ Ἡμεῖς ἐκ πορνείας οὐκ ἐγεννήθημεν, ἕνα Πατέρα ἔχομεν τὸν Θεόν. <text:span text:style-name="T1">42</text:span> εἶπεν αὐτοῖς ὁ Ἰησοῦς Εἰ ὁ Θεὸς Πατὴρ ὑμῶν ἦν, ἠγαπᾶτε ἂν ἐμέ· ἐγὼ γὰρ ἐκ τοῦ Θεοῦ ἐξῆλθον καὶ ἥκω· οὐδὲ γὰρ ἀπ’ ἐμαυτοῦ ἐλήλυθα, ἀλλ’ ἐκεῖνός με ἀπέστειλεν. <text:span text:style-name="T1">43</text:span> διὰ τί τὴν λαλιὰν τὴν ἐμὴν οὐ γινώσκετε; ὅτι οὐ δύνασθε ἀκούειν τὸν λόγον τὸν ἐμόν. <text:span text:style-name="T1">44</text:span> ὑμεῖς ἐκ τοῦ πατρὸς τοῦ διαβόλου ἐστὲ καὶ τὰς ἐπιθυμίας τοῦ πατρὸς ὑμῶν θέλετε ποιεῖν. ἐκεῖνος ἀνθρωποκτόνος ἦν ἀπ’ ἀρχῆς, καὶ ἐν τῇ ἀληθείᾳ οὐκ ἔστηκεν, ὅτι οὐκ ἔστιν ἀλήθεια ἐν αὐτῷ. ὅταν λαλῇ τὸ ψεῦδος, ἐκ τῶν ἰδίων λαλεῖ, ὅτι ψεύστης ἐστὶν καὶ ὁ πατὴρ αὐτοῦ. <text:span text:style-name="T1">45</text:span> ἐγὼ δὲ ὅτι τὴν ἀλήθειαν λέγω, οὐ πιστεύετέ μοι. <text:span text:style-name="T1">46</text:span> τίς ἐξ ὑμῶν ἐλέγχει με περὶ ἁμαρτίας; εἰ ἀλήθειαν λέγω, διὰ τί ὑμεῖς οὐ πιστεύετέ μοι; <text:span text:style-name="T1">47</text:span> ὁ ὢν ἐκ τοῦ Θεοῦ τὰ ῥήματα τοῦ Θεοῦ ἀκούει· διὰ τοῦτο ὑμεῖς <text:soft-page-break/>οὐκ ἀκούετε, ὅτι ἐκ τοῦ Θεοῦ οὐκ ἐστέ. <text:span text:style-name="T1">48</text:span> Ἀπεκρίθησαν οἱ Ἰουδαῖοι καὶ εἶπαν αὐτῷ Οὐ καλῶς λέγομεν ἡμεῖς ὅτι Σαμαρείτης εἶ σὺ καὶ δαιμόνιον ἔχεις; <text:span text:style-name="T1">49</text:span> ἀπεκρίθη Ἰησοῦς Ἐγὼ δαιμόνιον οὐκ ἔχω, ἀλλὰ τιμῶ τὸν Πατέρα μου, καὶ ὑμεῖς ἀτιμάζετέ με. <text:span text:style-name="T1">50</text:span> ἐγὼ δὲ οὐ ζητῶ τὴν δόξαν μου· ἔστιν ὁ ζητῶν καὶ κρίνων. <text:span text:style-name="T1">51</text:span> ἀμὴν ἀμὴν λέγω ὑμῖν, ἐάν τις τὸν ἐμὸν λόγον τηρήσῃ, θάνατον οὐ μὴ θεωρήσῃ εἰς τὸν αἰῶνα. <text:span text:style-name="T1">52</text:span> εἶπαν αὐτῷ οἱ Ἰουδαῖοι Νῦν ἐγνώκαμεν ὅτι δαιμόνιον ἔχεις. Ἀβραὰμ ἀπέθανεν καὶ οἱ προφῆται, καὶ σὺ λέγεις Ἐάν τις τὸν λόγον μου τηρήσῃ, οὐ μὴ γεύσηται θανάτου εἰς τὸν αἰῶνα. <text:span text:style-name="T1">53</text:span> μὴ σὺ μείζων εἶ τοῦ πατρὸς ἡμῶν Ἀβραάμ, ὅστις ἀπέθανεν; καὶ οἱ προφῆται ἀπέθανον· τίνα σεαυτὸν ποιεῖς; <text:span text:style-name="T1">54</text:span> ἀπεκρίθη Ἰησοῦς Ἐὰν ἐγὼ δοξάσω ἐμαυτόν, ἡ δόξα μου οὐδέν ἐστιν· ἔστιν ὁ Πατήρ μου ὁ δοξάζων με, ὃν ὑμεῖς λέγετε ὅτι Θεὸς ἡμῶν ἐστιν, <text:span text:style-name="T1">55</text:span> καὶ οὐκ ἐγνώκατε αὐτόν, ἐγὼ δὲ οἶδα αὐτόν. κἂν εἴπω ὅτι οὐκ οἶδα αὐτόν, ἔσομαι ὅμοιος ὑμῖν ψεύστης· ἀλλὰ οἶδα αὐτὸν καὶ τὸν λόγον αὐτοῦ τηρῶ. <text:span text:style-name="T1">56</text:span> Ἀβραὰμ ὁ πατὴρ ὑμῶν ἠγαλλιάσατο ἵνα ἴδῃ τὴν ἡμέραν τὴν ἐμήν, καὶ εἶδεν καὶ ἐχάρη. <text:span text:style-name="T1">57</text:span> εἶπαν οὖν οἱ Ἰουδαῖοι πρὸς αὐτόν Πεντήκοντα ἔτη οὔπω ἔχεις καὶ Ἀβραὰμ ἑώρακας; <text:span text:style-name="T1">58</text:span> εἶπεν αὐτοῖς Ἰησοῦς Ἀμὴν ἀμὴν λέγω ὑμῖν, πρὶν Ἀβραὰμ γενέσθαι ἐγὼ εἰμί. <text:span text:style-name="T1">59</text:span> ἦραν οὖν λίθους ἵνα βάλωσιν ἐπ’ αὐτόν· Ἰησοῦς δὲ ἐκρύβη καὶ ἐξῆλθεν ἐκ τοῦ ἱεροῦ.</text:p>
      <text:p text:style-name="P2"/>
      <text:h text:style-name="P4" text:outline-level="2">9</text:h>
      <text:p text:style-name="P2"/>
      <text:p text:style-name="P2"><text:tab/><text:span text:style-name="T1">1</text:span> Καὶ παράγων εἶδεν ἄνθρωπον τυφλὸν ἐκ γενετῆς. <text:span text:style-name="T1">2</text:span> καὶ ἠρώτησαν αὐτὸν οἱ μαθηταὶ αὐτοῦ λέγοντες Ῥαββεί, τίς ἥμαρτεν, οὗτος ἢ οἱ γονεῖς αὐτοῦ, ἵνα τυφλὸς γεννηθῇ; <text:span text:style-name="T1">3</text:span> <text:soft-page-break/>ἀπεκρίθη Ἰησοῦς Οὔτε οὗτος ἥμαρτεν οὔτε οἱ γονεῖς αὐτοῦ, ἀλλ’ ἵνα φανερωθῇ τὰ ἔργα τοῦ Θεοῦ ἐν αὐτῷ. <text:span text:style-name="T1">4</text:span> ἡμᾶς δεῖ ἐργάζεσθαι τὰ ἔργα τοῦ πέμψαντός με ἕως ἡμέρα ἐστίν· ἔρχεται νὺξ ὅτε οὐδεὶς δύναται ἐργάζεσθαι. <text:span text:style-name="T1">5</text:span> ὅταν ἐν τῷ κόσμῳ ὦ, φῶς εἰμι τοῦ κόσμου. <text:span text:style-name="T1">6</text:span> ταῦτα εἰπὼν ἔπτυσεν χαμαὶ καὶ ἐποίησεν πηλὸν ἐκ τοῦ πτύσματος, καὶ ἐπέθηκεν αὐτοῦ τὸν πηλὸν ἐπὶ τοὺς ὀφθαλμούς, <text:span text:style-name="T1">7</text:span> καὶ εἶπεν αὐτῷ Ὕπαγε νίψαι εἰς τὴν κολυμβήθραν τοῦ Σιλωάμ (ὃ ἑρμηνεύεται Ἀπεσταλμένος). ἀπῆλθεν οὖν καὶ ἐνίψατο, καὶ ἦλθεν βλέπων. <text:span text:style-name="T1">8</text:span> Οἱ οὖν γείτονες καὶ οἱ θεωροῦντες αὐτὸν τὸ πρότερον, ὅτι προσαίτης ἦν, ἔλεγον Οὐχ οὗτός ἐστιν ὁ καθήμενος καὶ προσαιτῶν; <text:span text:style-name="T1">9</text:span> ἄλλοι ἔλεγον ὅτι Οὗτός ἐστιν· ἄλλοι ἔλεγον Οὐχί, ἀλλὰ ὅμοιος αὐτῷ ἐστιν. ἐκεῖνος ἔλεγεν ὅτι Ἐγώ εἰμι. <text:span text:style-name="T1">10</text:span> ἔλεγον οὖν αὐτῷ Πῶς οὖν ἠνεῴχθησάν σου οἱ ὀφθαλμοί; <text:span text:style-name="T1">11</text:span> ἀπεκρίθη ἐκεῖνος Ὁ ἄνθρωπος ὁ λεγόμενος Ἰησοῦς πηλὸν ἐποίησεν καὶ ἐπέχρισέν μου τοὺς ὀφθαλμοὺς καὶ εἶπέν μοι ὅτι Ὕπαγε εἰς τὸν Σιλωὰμ καὶ νίψαι· ἀπελθὼν οὖν καὶ νιψάμενος ἀνέβλεψα. <text:span text:style-name="T1">12</text:span> καὶ εἶπαν αὐτῷ Ποῦ ἐστιν ἐκεῖνος; λέγει Οὐκ οἶδα. <text:span text:style-name="T1">13</text:span> Ἄγουσιν αὐτὸν πρὸς τοὺς Φαρισαίους, τόν ποτε τυφλόν. <text:span text:style-name="T1">14</text:span> ἦν δὲ σάββατον ἐν ᾗ ἡμέρᾳ τὸν πηλὸν ἐποίησεν ὁ Ἰησοῦς καὶ ἀνέῳξεν αὐτοῦ τοὺς ὀφθαλμούς. <text:span text:style-name="T1">15</text:span> πάλιν οὖν ἠρώτων αὐτὸν καὶ οἱ Φαρισαῖοι πῶς ἀνέβλεψεν. ὁ δὲ εἶπεν αὐτοῖς Πηλὸν ἐπέθηκέν μου ἐπὶ τοὺς ὀφθαλμούς, καὶ ἐνιψάμην, καὶ βλέπω. <text:span text:style-name="T1">16</text:span> ἔλεγον οὖν ἐκ τῶν Φαρισαίων τινές Οὐκ ἔστιν οὗτος παρὰ Θεοῦ ὁ ἄνθρωπος, ὅτι τὸ σάββατον οὐ τηρεῖ. ἄλλοι ἔλεγον Πῶς δύναται ἄνθρωπος ἁμαρτωλὸς τοιαῦτα σημεῖα ποιεῖν; καὶ σχίσμα ἦν ἐν αὐτοῖς. <text:span text:style-name="T1">17</text:span> λέγουσιν οὖν τῷ τυφλῷ πάλιν Τί σὺ λέγεις περὶ αὐτοῦ, ὅτι ἠνέῳξέν σου τοὺς ὀφθαλμούς; ὁ δὲ εἶπεν ὅτι Προφήτης ἐστίν. <text:span text:style-name="T1">18</text:span> οὐκ ἐπίστευσαν οὖν οἱ Ἰουδαῖοι περὶ αὐτοῦ ὅτι ἦν τυφλὸς καὶ ἀνέβλεψεν, ἕως ὅτου ἐφώνησαν τοὺς γονεῖς αὐτοῦ τοῦ <text:soft-page-break/>ἀναβλέψαντος <text:span text:style-name="T1">19</text:span> καὶ ἠρώτησαν αὐτοὺς λέγοντες Οὗτός ἐστιν ὁ υἱὸς ὑμῶν, ὃν ὑμεῖς λέγετε ὅτι τυφλὸς ἐγεννήθη; πῶς οὖν βλέπει ἄρτι; <text:span text:style-name="T1">20</text:span> ἀπεκρίθησαν οὖν οἱ γονεῖς αὐτοῦ καὶ εἶπαν Οἴδαμεν ὅτι οὗτός ἐστιν ὁ υἱὸς ἡμῶν καὶ ὅτι τυφλὸς ἐγεννήθη· <text:span text:style-name="T1">21</text:span> πῶς δὲ νῦν βλέπει οὐκ οἴδαμεν, ἢ τίς ἤνοιξεν αὐτοῦ τοὺς ὀφθαλμοὺς ἡμεῖς οὐκ οἴδαμεν· αὐτὸν ἐρωτήσατε, ἡλικίαν ἔχει, αὐτὸς περὶ ἑαυτοῦ λαλήσει. <text:span text:style-name="T1">22</text:span> ταῦτα εἶπαν οἱ γονεῖς αὐτοῦ ὅτι ἐφοβοῦντο τοὺς Ἰουδαίους· ἤδη γὰρ συνετέθειντο οἱ Ἰουδαῖοι ἵνα ἐάν τις αὐτὸν ὁμολογήσῃ Χριστόν, ἀποσυνάγωγος γένηται. <text:span text:style-name="T1">23</text:span> διὰ τοῦτο οἱ γονεῖς αὐτοῦ εἶπαν ὅτι Ἡλικίαν ἔχει, αὐτὸν ἐπερωτήσατε. <text:span text:style-name="T1">24</text:span> Ἐφώνησαν οὖν τὸν ἄνθρωπον ἐκ δευτέρου ὃς ἦν τυφλὸς, καὶ εἶπαν αὐτῷ Δὸς δόξαν τῷ Θεῷ· ἡμεῖς οἴδαμεν ὅτι οὗτος ὁ ἄνθρωπος ἁμαρτωλός ἐστιν. <text:span text:style-name="T1">25</text:span> ἀπεκρίθη οὖν ἐκεῖνος Εἰ ἁμαρτωλός ἐστιν οὐκ οἶδα· ἓν οἶδα, ὅτι τυφλὸς ὢν ἄρτι βλέπω. <text:span text:style-name="T1">26</text:span> εἶπαν οὖν αὐτῷ Τί ἐποίησέν σοι; πῶς ἤνοιξέν σου τοὺς ὀφθαλμούς; <text:span text:style-name="T1">27</text:span> ἀπεκρίθη αὐτοῖς Εἶπον ὑμῖν ἤδη καὶ οὐκ ἠκούσατε· τί πάλιν θέλετε ἀκούειν; μὴ καὶ ὑμεῖς θέλετε αὐτοῦ μαθηταὶ γενέσθαι; <text:span text:style-name="T1">28</text:span> καὶ ἐλοιδόρησαν αὐτὸν καὶ εἶπαν Σὺ μαθητὴς εἶ ἐκείνου, ἡμεῖς δὲ τοῦ Μωϋσέως ἐσμὲν μαθηταί· <text:span text:style-name="T1">29</text:span> ἡμεῖς οἴδαμεν ὅτι Μωϋσεῖ λελάληκεν ὁ Θεός, τοῦτον δὲ οὐκ οἴδαμεν πόθεν ἐστίν. <text:span text:style-name="T1">30</text:span> ἀπεκρίθη ὁ ἄνθρωπος καὶ εἶπεν αὐτοῖς Ἐν τούτῳ γὰρ τὸ θαυμαστόν ἐστιν, ὅτι ὑμεῖς οὐκ οἴδατε πόθεν ἐστίν, καὶ ἤνοιξέν μου τοὺς ὀφθαλμούς. <text:span text:style-name="T1">31</text:span> οἴδαμεν ὅτι ὁ Θεὸς ἁμαρτωλῶν οὐκ ἀκούει, ἀλλ’ ἐάν τις θεοσεβὴς ᾖ καὶ τὸ θέλημα αὐτοῦ ποιῇ, τούτου ἀκούει. <text:span text:style-name="T1">32</text:span> ἐκ τοῦ αἰῶνος οὐκ ἠκούσθη ὅτι ἠνέῳξέν τις ὀφθαλμοὺς τυφλοῦ γεγεννημένου· <text:span text:style-name="T1">33</text:span> εἰ μὴ ἦν οὗτος παρὰ Θεοῦ, οὐκ ἠδύνατο ποιεῖν οὐδέν. <text:span text:style-name="T1">34</text:span> ἀπεκρίθησαν καὶ εἶπαν αὐτῷ Ἐν ἁμαρτίαις σὺ ἐγεννήθης ὅλος, καὶ σὺ διδάσκεις ἡμᾶς; καὶ ἐξέβαλον αὐτὸν ἔξω. <text:span text:style-name="T1">35</text:span> Ἤκουσεν Ἰησοῦς ὅτι ἐξέβαλον αὐτὸν ἔξω, καὶ εὑρὼν αὐτὸν εἶπεν Σὺ πιστεύεις εἰς τὸν Υἱὸν <text:soft-page-break/>τοῦ ἀνθρώπου; <text:span text:style-name="T1">36</text:span> ἀπεκρίθη ἐκεῖνος καὶ εἶπεν Καὶ τίς ἐστιν, Κύριε, ἵνα πιστεύσω εἰς αὐτόν; <text:span text:style-name="T1">37</text:span> εἶπεν αὐτῷ ὁ Ἰησοῦς Καὶ ἑώρακας αὐτὸν καὶ ὁ λαλῶν μετὰ σοῦ ἐκεῖνός ἐστιν. <text:span text:style-name="T1">38</text:span> ὁ δὲ ἔφη Πιστεύω, Κύριε· καὶ προσεκύνησεν αὐτῷ. <text:span text:style-name="T1">39</text:span> καὶ εἶπεν ὁ Ἰησοῦς Εἰς κρίμα ἐγὼ εἰς τὸν κόσμον τοῦτον ἦλθον, ἵνα οἱ μὴ βλέποντες βλέπωσιν καὶ οἱ βλέποντες τυφλοὶ γένωνται. <text:span text:style-name="T1">40</text:span> ἤκουσαν ἐκ τῶν Φαρισαίων ταῦτα οἱ μετ’ αὐτοῦ ὄντες, καὶ εἶπαν αὐτῷ Μὴ καὶ ἡμεῖς τυφλοί ἐσμεν; <text:span text:style-name="T1">41</text:span> εἶπεν αὐτοῖς ὁ Ἰησοῦς Εἰ τυφλοὶ ἦτε, οὐκ ἂν εἴχετε ἁμαρτίαν· νῦν δὲ λέγετε ὅτι Βλέπομεν· ἡ ἁμαρτία ὑμῶν μένει.</text:p>
      <text:p text:style-name="P2"/>
      <text:h text:style-name="P4" text:outline-level="2">10</text:h>
      <text:p text:style-name="P2"/>
      <text:p text:style-name="P2"><text:span text:style-name="T1">1</text:span> Ἀμὴν ἀμὴν λέγω ὑμῖν, ὁ μὴ εἰσερχόμενος διὰ τῆς θύρας εἰς τὴν αὐλὴν τῶν προβάτων ἀλλὰ ἀναβαίνων ἀλλαχόθεν, ἐκεῖνος κλέπτης ἐστὶν καὶ λῃστής· <text:span text:style-name="T1">2</text:span> ὁ δὲ εἰσερχόμενος διὰ τῆς θύρας ποιμήν ἐστιν τῶν προβάτων. <text:span text:style-name="T1">3</text:span> τούτῳ ὁ θυρωρὸς ἀνοίγει, καὶ τὰ πρόβατα τῆς φωνῆς αὐτοῦ ἀκούει, καὶ τὰ ἴδια πρόβατα φωνεῖ κατ’ ὄνομα καὶ ἐξάγει αὐτά. <text:span text:style-name="T1">4</text:span> ὅταν τὰ ἴδια πάντα ἐκβάλῃ, ἔμπροσθεν αὐτῶν πορεύεται, καὶ τὰ πρόβατα αὐτῷ ἀκολουθεῖ, ὅτι οἴδασιν τὴν φωνὴν αὐτοῦ· <text:span text:style-name="T1">5</text:span> ἀλλοτρίῳ δὲ οὐ μὴ ἀκολουθήσουσιν, ἀλλὰ φεύξονται ἀπ’ αὐτοῦ, ὅτι οὐκ οἴδασιν τῶν ἀλλοτρίων τὴν φωνήν. <text:span text:style-name="T1">6</text:span> Ταύτην τὴν παροιμίαν εἶπεν αὐτοῖς ὁ Ἰησοῦς· ἐκεῖνοι δὲ οὐκ ἔγνωσαν τίνα ἦν ἃ ἐλάλει αὐτοῖς. <text:span text:style-name="T1">7</text:span> Εἶπεν οὖν πάλιν ὁ Ἰησοῦς Ἀμὴν ἀμὴν λέγω ὑμῖν ὅτι ἐγώ εἰμι ἡ θύρα τῶν προβάτων. <text:span text:style-name="T1">8</text:span> πάντες ὅσοι ἦλθον πρὸ ἐμοῦ κλέπται εἰσὶν καὶ λῃσταί· ἀλλ’ οὐκ ἤκουσαν αὐτῶν τὰ πρόβατα. <text:span text:style-name="T1">9</text:span> ἐγώ εἰμι ἡ θύρα· δι’ ἐμοῦ ἐάν τις εἰσέλθῃ, σωθήσεται, καὶ εἰσελεύσεται καὶ ἐξελεύσεται καὶ νομὴν <text:soft-page-break/>εὑρήσει. <text:span text:style-name="T1">10</text:span> ὁ κλέπτης οὐκ ἔρχεται εἰ μὴ ἵνα κλέψῃ καὶ θύσῃ καὶ ἀπολέσῃ· ἐγὼ ἦλθον ἵνα ζωὴν ἔχωσιν καὶ περισσὸν ἔχωσιν. <text:span text:style-name="T1">11</text:span> ἐγώ εἰμι ὁ ποιμὴν ὁ καλός. ὁ ποιμὴν ὁ καλὸς τὴν ψυχὴν αὐτοῦ τίθησιν ὑπὲρ τῶν προβάτων· <text:span text:style-name="T1">12</text:span> ὁ μισθωτὸς καὶ οὐκ ὢν ποιμήν, οὗ οὐκ ἔστιν τὰ πρόβατα ἴδια, θεωρεῖ τὸν λύκον ἐρχόμενον καὶ ἀφίησιν τὰ πρόβατα καὶ φεύγει,— καὶ ὁ λύκος ἁρπάζει αὐτὰ καὶ σκορπίζει·— <text:span text:style-name="T1">13</text:span> ὅτι μισθωτός ἐστιν καὶ οὐ μέλει αὐτῷ περὶ τῶν προβάτων. <text:span text:style-name="T1">14</text:span> ἐγώ εἰμι ὁ ποιμὴν ὁ καλός, καὶ γινώσκω τὰ ἐμὰ καὶ γινώσκουσί με τὰ ἐμά, <text:span text:style-name="T1">15</text:span> καθὼς γινώσκει με ὁ Πατὴρ κἀγὼ γινώσκω τὸν Πατέρα, καὶ τὴν ψυχήν μου τίθημι ὑπὲρ τῶν προβάτων. <text:span text:style-name="T1">16</text:span> καὶ ἄλλα πρόβατα ἔχω ἃ οὐκ ἔστιν ἐκ τῆς αὐλῆς ταύτης· κἀκεῖνα δεῖ με ἀγαγεῖν, καὶ τῆς φωνῆς μου ἀκούσουσιν, καὶ γενήσεται μία ποίμνη, εἷς ποιμήν. <text:span text:style-name="T1">17</text:span> διὰ τοῦτό με ὁ Πατὴρ ἀγαπᾷ ὅτι ἐγὼ τίθημι τὴν ψυχήν μου, ἵνα πάλιν λάβω αὐτήν. <text:span text:style-name="T1">18</text:span> οὐδεὶς ἦρεν αὐτὴν ἀπ’ ἐμοῦ, ἀλλ’ ἐγὼ τίθημι αὐτὴν ἀπ’ ἐμαυτοῦ. ἐξουσίαν ἔχω θεῖναι αὐτήν, καὶ ἐξουσίαν ἔχω πάλιν λαβεῖν αὐτήν· ταύτην τὴν ἐντολὴν ἔλαβον παρὰ τοῦ Πατρός μου. <text:span text:style-name="T1">19</text:span> Σχίσμα πάλιν ἐγένετο ἐν τοῖς Ἰουδαίοις διὰ τοὺς λόγους τούτους. <text:span text:style-name="T1">20</text:span> ἔλεγον δὲ πολλοὶ ἐξ αὐτῶν Δαιμόνιον ἔχει καὶ μαίνεται· τί αὐτοῦ ἀκούετε; <text:span text:style-name="T1">21</text:span> ἄλλοι ἔλεγον Ταῦτα τὰ ῥήματα οὐκ ἔστιν δαιμονιζομένου· μὴ δαιμόνιον δύναται τυφλῶν ὀφθαλμοὺς ἀνοῖξαι;</text:p>
      <text:p text:style-name="P2"><text:tab/><text:span text:style-name="T1">22</text:span> Ἐγένετο τότε τὰ ἐνκαίνια ἐν τοῖς Ἱεροσολύμοις· χειμὼν ἦν· <text:span text:style-name="T1">23</text:span> καὶ περιεπάτει ὁ Ἰησοῦς ἐν τῷ ἱερῷ ἐν τῇ στοᾷ τοῦ Σολομῶνος. <text:span text:style-name="T1">24</text:span> ἐκύκλωσαν οὖν αὐτὸν οἱ Ἰουδαῖοι καὶ ἔλεγον αὐτῷ Ἕως πότε τὴν ψυχὴν ἡμῶν αἴρεις; εἰ σὺ εἶ ὁ Χριστός, εἰπὸν ἡμῖν παρρησίᾳ. <text:span text:style-name="T1">25</text:span> ἀπεκρίθη αὐτοῖς ὁ Ἰησοῦς Εἶπον ὑμῖν, καὶ οὐ πιστεύετε· τὰ ἔργα ἃ ἐγὼ ποιῶ ἐν τῷ ὀνόματι τοῦ Πατρός μου, ταῦτα μαρτυρεῖ περὶ ἐμοῦ· <text:span text:style-name="T1">26</text:span> ἀλλὰ ὑμεῖς οὐ πιστεύετε, ὅτι οὐκ ἐστὲ ἐκ τῶν προβάτων τῶν ἐμῶν. <text:soft-page-break/><text:span text:style-name="T1">27</text:span> τὰ πρόβατα τὰ ἐμὰ τῆς φωνῆς μου ἀκούουσιν, κἀγὼ γινώσκω αὐτά, καὶ ἀκολουθοῦσίν μοι, <text:span text:style-name="T1">28</text:span> κἀγὼ δίδωμι αὐτοῖς ζωὴν αἰώνιον, καὶ οὐ μὴ ἀπόλωνται εἰς τὸν αἰῶνα, καὶ οὐχ ἁρπάσει τις αὐτὰ ἐκ τῆς χειρός μου. <text:span text:style-name="T1">29</text:span> ὁ Πατήρ μου ὃ δέδωκέν μοι πάντων μεῖζόν ἐστιν, καὶ οὐδεὶς δύναται ἁρπάζειν ἐκ τῆς χειρὸς τοῦ Πατρός. <text:span text:style-name="T1">30</text:span> ἐγὼ καὶ ὁ Πατὴρ ἕν ἐσμεν. <text:span text:style-name="T1">31</text:span> Ἐβάστασαν πάλιν λίθους οἱ Ἰουδαῖοι ἵνα λιθάσωσιν αὐτόν. <text:span text:style-name="T1">32</text:span> ἀπεκρίθη αὐτοῖς ὁ Ἰησοῦς Πολλὰ ἔργα ἔδειξα ὑμῖν καλὰ ἐκ τοῦ Πατρός· διὰ ποῖον αὐτῶν ἔργον ἐμὲ λιθάζετε; <text:span text:style-name="T1">33</text:span> ἀπεκρίθησαν αὐτῷ οἱ Ἰουδαῖοι Περὶ καλοῦ ἔργου οὐ λιθάζομέν σε ἀλλὰ περὶ βλασφημίας, καὶ ὅτι σὺ ἄνθρωπος ὢν ποιεῖς σεαυτὸν Θεόν. <text:span text:style-name="T1">34</text:span> ἀπεκρίθη αὐτοῖς ὁ Ἰησοῦς Οὐκ ἔστιν γεγραμμένον ἐν τῷ νόμῳ ὑμῶν ὅτι <text:span text:style-name="T2">Ἐγὼ εἶπα Θεοί ἐστε</text:span>; <text:span text:style-name="T1">35</text:span> εἰ ἐκείνους εἶπεν θεοὺς πρὸς οὓς ὁ λόγος τοῦ Θεοῦ ἐγένετο, καὶ οὐ δύναται λυθῆναι ἡ γραφή, <text:span text:style-name="T1">36</text:span> ὃν ὁ Πατὴρ ἡγίασεν καὶ ἀπέστειλεν εἰς τὸν κόσμον ὑμεῖς λέγετε ὅτι Βλασφημεῖς, ὅτι εἶπον Υἱὸς τοῦ Θεοῦ εἰμι; <text:span text:style-name="T1">37</text:span> εἰ οὐ ποιῶ τὰ ἔργα τοῦ Πατρός μου, μὴ πιστεύετέ μοι· <text:span text:style-name="T1">38</text:span> εἰ δὲ ποιῶ, κἂν ἐμοὶ μὴ πιστεύητε, τοῖς ἔργοις πιστεύετε, ἵνα γνῶτε καὶ γινώσκητε ὅτι ἐν ἐμοὶ ὁ Πατὴρ κἀγὼ ἐν τῷ Πατρί. <text:span text:style-name="T1">39</text:span> Ἐζήτουν οὖν αὐτὸν πάλιν πιάσαι· καὶ ἐξῆλθεν ἐκ τῆς χειρὸς αὐτῶν.</text:p>
      <text:p text:style-name="P2"/>
      <text:p text:style-name="P2"><text:tab/><text:span text:style-name="T1">40</text:span> Καὶ ἀπῆλθεν πάλιν πέραν τοῦ Ἰορδάνου εἰς τὸν τόπον ὅπου ἦν Ἰωάνης τὸ πρῶτον βαπτίζων, καὶ ἔμενεν ἐκεῖ. <text:span text:style-name="T1">41</text:span> καὶ πολλοὶ ἦλθον πρὸς αὐτὸν καὶ ἔλεγον ὅτι Ἰωάνης μὲν σημεῖον ἐποίησεν οὐδέν, πάντα δὲ ὅσα εἶπεν Ἰωάνης περὶ τούτου ἀληθῆ ἦν. <text:span text:style-name="T1">42</text:span> καὶ πολλοὶ ἐπίστευσαν εἰς αὐτὸν ἐκεῖ.</text:p>
      <text:p text:style-name="P2"/>
      <text:h text:style-name="P4" text:outline-level="2"><text:soft-page-break/>11</text:h>
      <text:p text:style-name="P2"/>
      <text:p text:style-name="P2"><text:tab/><text:span text:style-name="T1">1</text:span> Ἦν δέ τις ἀσθενῶν, Λάζαρος ἀπὸ Βηθανίας, ἐκ τῆς κώμης Μαρίας καὶ Μάρθας τῆς ἀδελφῆς αὐτῆς. <text:span text:style-name="T1">2</text:span> ἦν δὲ Μαριὰμ ἡ ἀλείψασα τὸν Κύριον μύρῳ καὶ ἐκμάξασα τοὺς πόδας αὐτοῦ ταῖς θριξὶν αὐτῆς, ἧς ὁ ἀδελφὸς Λάζαρος ἠσθένει. <text:span text:style-name="T1">3</text:span> ἀπέστειλαν οὖν αἱ ἀδελφαὶ πρὸς αὐτὸν λέγουσαι Κύριε, ἴδε ὃν φιλεῖς ἀσθενεῖ. <text:span text:style-name="T1">4</text:span> ἀκούσας δὲ ὁ Ἰησοῦς εἶπεν Αὕτη ἡ ἀσθένεια οὐκ ἔστιν πρὸς θάνατον ἀλλ’ ὑπὲρ τῆς δόξης τοῦ Θεοῦ, ἵνα δοξασθῇ ὁ Υἱὸς τοῦ Θεοῦ δι’ αὐτῆς. <text:span text:style-name="T1">5</text:span> ἠγάπα δὲ ὁ Ἰησοῦς τὴν Μάρθαν καὶ τὴν ἀδελφὴν αὐτῆς καὶ τὸν Λάζαρον. <text:span text:style-name="T1">6</text:span> ὡς οὖν ἤκουσεν ὅτι ἀσθενεῖ, τότε μὲν ἔμεινεν ἐν ᾧ ἦν τόπῳ δύο ἡμέρας· <text:span text:style-name="T1">7</text:span> ἔπειτα μετὰ τοῦτο λέγει τοῖς μαθηταῖς Ἄγωμεν εἰς τὴν Ἰουδαίαν πάλιν. <text:span text:style-name="T1">8</text:span> λέγουσιν αὐτῷ οἱ μαθηταί Ῥαββεί, νῦν ἐζήτουν σε λιθάσαι οἱ Ἰουδαῖοι, καὶ πάλιν ὑπάγεις ἐκεῖ; <text:span text:style-name="T1">9</text:span> ἀπεκρίθη Ἰησοῦς Οὐχὶ δώδεκα ὧραί εἰσιν τῆς ἡμέρας; ἐάν τις περιπατῇ ἐν τῇ ἡμέρᾳ, οὐ προσκόπτει, ὅτι τὸ φῶς τοῦ κόσμου τούτου βλέπει· <text:span text:style-name="T1">10</text:span> ἐὰν δέ τις περιπατῇ ἐν τῇ νυκτί, προσκόπτει, ὅτι τὸ φῶς οὐκ ἔστιν ἐν αὐτῷ. <text:span text:style-name="T1">11</text:span> ταῦτα εἶπεν, καὶ μετὰ τοῦτο λέγει αὐτοῖς Λάζαρος ὁ φίλος ἡμῶν κεκοίμηται· ἀλλὰ πορεύομαι ἵνα ἐξυπνίσω αὐτόν. <text:span text:style-name="T1">12</text:span> εἶπαν οὖν οἱ μαθηταὶ αὐτῷ Κύριε, εἰ κεκοίμηται, σωθήσεται. <text:span text:style-name="T1">13</text:span> εἰρήκει δὲ ὁ Ἰησοῦς περὶ τοῦ θανάτου αὐτοῦ· ἐκεῖνοι δὲ ἔδοξαν ὅτι περὶ τῆς κοιμήσεως τοῦ ὕπνου λέγει. <text:span text:style-name="T1">14</text:span> τότε οὖν εἶπεν αὐτοῖς ὁ Ἰησοῦς παρρησίᾳ Λάζαρος ἀπέθανεν, <text:span text:style-name="T1">15</text:span> καὶ χαίρω δι’ ὑμᾶς, ἵνα πιστεύσητε, ὅτι οὐκ ἤμην ἐκεῖ· ἀλλὰ ἄγωμεν πρὸς αὐτόν. <text:span text:style-name="T1">16</text:span> εἶπεν οὖν Θωμᾶς ὁ λεγόμενος Δίδυμος τοῖς συνμαθηταῖς Ἄγωμεν καὶ ἡμεῖς ἵνα ἀποθάνωμεν μετ’ αὐτοῦ. <text:span text:style-name="T1">17</text:span> Ἐλθὼν οὖν ὁ Ἰησοῦς εὗρεν αὐτὸν τέσσαρας ἤδη ἡμέρας ἔχοντα ἐν τῷ μνημείῳ. <text:span text:style-name="T1">18</text:span> ἦν δὲ Βηθανία ἐγγὺς τῶν Ἱεροσολύμων ὡς ἀπὸ σταδίων δεκαπέντε. <text:span text:style-name="T1">19</text:span> <text:soft-page-break/>πολλοὶ δὲ ἐκ τῶν Ἰουδαίων ἐληλύθεισαν πρὸς τὴν Μάρθαν καὶ Μαριὰμ, ἵνα παραμυθήσωνται αὐτὰς περὶ τοῦ ἀδελφοῦ. <text:span text:style-name="T1">20</text:span> ἡ οὖν Μάρθα ὡς ἤκουσεν ὅτι Ἰησοῦς ἔρχεται, ὑπήντησεν αὐτῷ· Μαριὰμ δὲ ἐν τῷ οἴκῳ ἐκαθέζετο. <text:span text:style-name="T1">21</text:span> εἶπεν οὖν ἡ Μάρθα πρὸς Ἰησοῦν Κύριε, εἰ ἦς ὧδε, οὐκ ἂν ἀπέθανεν ὁ ἀδελφός μου. <text:span text:style-name="T1">22</text:span> καὶ νῦν οἶδα ὅτι ὅσα ἂν αἰτήσῃ τὸν Θεὸν δώσει σοι ὁ Θεός. <text:span text:style-name="T1">23</text:span> λέγει αὐτῇ ὁ Ἰησοῦς Ἀναστήσεται ὁ ἀδελφός σου. <text:span text:style-name="T1">24</text:span> λέγει αὐτῷ ἡ Μάρθα Οἶδα ὅτι ἀναστήσεται ἐν τῇ ἀναστάσει ἐν τῇ ἐσχάτῃ ἡμέρᾳ. <text:span text:style-name="T1">25</text:span> εἶπεν αὐτῇ ὁ Ἰησοῦς Ἐγώ εἰμι ἡ ἀνάστασις καὶ ἡ ζωή· ὁ πιστεύων εἰς ἐμὲ κἂν ἀποθάνῃ ζήσεται, <text:span text:style-name="T1">26</text:span> καὶ πᾶς ὁ ζῶν καὶ πιστεύων εἰς ἐμὲ οὐ μὴ ἀποθάνῃ εἰς τὸν αἰῶνα· πιστεύεις τοῦτο; <text:span text:style-name="T1">27</text:span> λέγει αὐτῷ Ναί, Κύριε· ἐγὼ πεπίστευκα ὅτι σὺ εἶ ὁ Χριστὸς ὁ Υἱὸς τοῦ Θεοῦ ὁ εἰς τὸν κόσμον ἐρχόμενος. <text:span text:style-name="T1">28</text:span> καὶ τοῦτο εἰποῦσα ἀπῆλθεν καὶ ἐφώνησεν Μαριὰμ τὴν ἀδελφὴν αὐτῆς λάθρᾳ εἰποῦσα Ὁ Διδάσκαλος πάρεστιν καὶ φωνεῖ σε. <text:span text:style-name="T1">29</text:span> ἐκείνη δὲ ὡς ἤκουσεν, ἐγείρεται ταχὺ καὶ ἤρχετο πρὸς αὐτόν· <text:span text:style-name="T1">30</text:span> οὔπω δὲ ἐληλύθει ὁ Ἰησοῦς εἰς τὴν κώμην, ἀλλ’ ἦν ἔτι ἐν τῷ τόπῳ ὅπου ὑπήντησεν αὐτῷ ἡ Μάρθα. <text:span text:style-name="T1">31</text:span> οἱ οὖν Ἰουδαῖοι οἱ ὄντες μετ’ αὐτῆς ἐν τῇ οἰκίᾳ καὶ παραμυθούμενοι αὐτήν, ἰδόντες τὴν Μαριὰμ ὅτι ταχέως ἀνέστη καὶ ἐξῆλθεν, ἠκολούθησαν αὐτῇ, δόξαντες ὅτι ὑπάγει εἰς τὸ μνημεῖον ἵνα κλαύσῃ ἐκεῖ. <text:span text:style-name="T1">32</text:span> ἡ οὖν Μαριὰμ ὡς ἦλθεν ὅπου ἦν Ἰησοῦς, ἰδοῦσα αὐτὸν ἔπεσεν αὐτοῦ πρὸς τοὺς πόδας, λέγουσα αὐτῷ Κύριε, εἰ ἦς ὧδε, οὐκ ἄν μου ἀπέθανεν ὁ ἀδελφός. <text:span text:style-name="T1">33</text:span> Ἰησοῦς οὖν ὡς εἶδεν αὐτὴν κλαίουσαν καὶ τοὺς συνελθόντας αὐτῇ Ἰουδαίους κλαίοντας, ἐνεβριμήσατο τῷ πνεύματι καὶ ἐτάραξεν ἑαυτόν, <text:span text:style-name="T1">34</text:span> καὶ εἶπεν Ποῦ τεθείκατε αὐτόν; λέγουσιν αὐτῷ Κύριε, ἔρχου καὶ ἴδε. <text:span text:style-name="T1">35</text:span> ἐδάκρυσεν ὁ Ἰησοῦς. <text:span text:style-name="T1">36</text:span> ἔλεγον οὖν οἱ Ἰουδαῖοι Ἴδε πῶς ἐφίλει αὐτόν. <text:span text:style-name="T1">37</text:span> τινὲς δὲ ἐξ αὐτῶν εἶπαν Οὐκ ἐδύνατο οὗτος ὁ ἀνοίξας τοὺς ὀφθαλμοὺς τοῦ τυφλοῦ ποιῆσαι ἵνα καὶ οὗτος μὴ <text:soft-page-break/>ἀποθάνῃ; <text:span text:style-name="T1">38</text:span> Ἰησοῦς οὖν πάλιν ἐμβριμώμενος ἐν ἑαυτῷ ἔρχεται εἰς τὸ μνημεῖον· ἦν δὲ σπήλαιον, καὶ λίθος ἐπέκειτο ἐπ’ αὐτῷ. <text:span text:style-name="T1">39</text:span> λέγει ὁ Ἰησοῦς Ἄρατε τὸν λίθον. λέγει αὐτῷ ἡ ἀδελφὴ τοῦ τετελευτηκότος Μάρθα Κύριε, ἤδη ὄζει· τεταρταῖος γάρ ἐστιν. <text:span text:style-name="T1">40</text:span> λέγει αὐτῇ ὁ Ἰησοῦς Οὐκ εἶπόν σοι ὅτι ἐὰν πιστεύσῃς ὄψῃ τὴν δόξαν τοῦ Θεοῦ; <text:span text:style-name="T1">41</text:span> ἦραν οὖν τὸν λίθον. ὁ δὲ Ἰησοῦς ἦρεν τοὺς ὀφθαλμοὺς ἄνω καὶ εἶπεν Πάτερ, εὐχαριστῶ σοι ὅτι ἤκουσάς μου. <text:span text:style-name="T1">42</text:span> ἐγὼ δὲ ᾔδειν ὅτι πάντοτέ μου ἀκούεις· ἀλλὰ διὰ τὸν ὄχλον τὸν περιεστῶτα εἶπον, ἵνα πιστεύσωσιν ὅτι σύ με ἀπέστειλας. <text:span text:style-name="T1">43</text:span> καὶ ταῦτα εἰπὼν φωνῇ μεγάλῃ ἐκραύγασεν Λάζαρε, δεῦρο ἔξω. <text:span text:style-name="T1">44</text:span> ἐξῆλθεν ὁ τεθνηκὼς δεδεμένος τοὺς πόδας καὶ τὰς χεῖρας κειρίαις, καὶ ἡ ὄψις αὐτοῦ σουδαρίῳ περιεδέδετο. λέγει αὐτοῖς ὁ Ἰησοῦς Λύσατε αὐτὸν καὶ ἄφετε αὐτὸν ὑπάγειν.</text:p>
      <text:p text:style-name="P2"><text:tab/><text:span text:style-name="T1">45</text:span> Πολλοὶ οὖν ἐκ τῶν Ἰουδαίων, οἱ ἐλθόντες πρὸς τὴν Μαριὰμ καὶ θεασάμενοι ὃ ἐποίησεν, ἐπίστευσαν εἰς αὐτόν· <text:span text:style-name="T1">46</text:span> τινὲς δὲ ἐξ αὐτῶν ἀπῆλθον πρὸς τοὺς Φαρισαίους καὶ εἶπαν αὐτοῖς ἃ ἐποίησεν Ἰησοῦς. <text:span text:style-name="T1">47</text:span> Συνήγαγον οὖν οἱ ἀρχιερεῖς καὶ οἱ Φαρισαῖοι συνέδριον, καὶ ἔλεγον Τί ποιοῦμεν, ὅτι οὗτος ὁ ἄνθρωπος πολλὰ ποιεῖ σημεῖα; <text:span text:style-name="T1">48</text:span> ἐὰν ἀφῶμεν αὐτὸν οὕτως, πάντες πιστεύσουσιν εἰς αὐτόν, καὶ ἐλεύσονται οἱ Ῥωμαῖοι καὶ ἀροῦσιν ἡμῶν καὶ τὸν τόπον καὶ τὸ ἔθνος. <text:span text:style-name="T1">49</text:span> εἷς δέ τις ἐξ αὐτῶν Καϊάφας, ἀρχιερεὺς ὢν τοῦ ἐνιαυτοῦ ἐκείνου, εἶπεν αὐτοῖς Ὑμεῖς οὐκ οἴδατε οὐδέν, <text:span text:style-name="T1">50</text:span> οὐδὲ λογίζεσθε ὅτι συμφέρει ὑμῖν ἵνα εἷς ἄνθρωπος ἀποθάνῃ ὑπὲρ τοῦ λαοῦ καὶ μὴ ὅλον τὸ ἔθνος ἀπόληται. <text:span text:style-name="T1">51</text:span> τοῦτο δὲ ἀφ’ ἑαυτοῦ οὐκ εἶπεν, ἀλλὰ ἀρχιερεὺς ὢν τοῦ ἐνιαυτοῦ ἐκείνου ἐπροφήτευσεν ὅτι ἔμελλεν Ἰησοῦς ἀποθνήσκειν ὑπὲρ τοῦ ἔθνους, <text:span text:style-name="T1">52</text:span> καὶ οὐχ ὑπὲρ τοῦ ἔθνους μόνον, ἀλλ’ ἵνα καὶ τὰ τέκνα τοῦ Θεοῦ τὰ διεσκορπισμένα συναγάγῃ εἰς ἕν. <text:span text:style-name="T1">53</text:span> ἀπ’ ἐκείνης οὖν τῆς ἡμέρας ἐβουλεύσαντο ἵνα ἀποκτείνωσιν αὐτόν.</text:p>
      <text:p text:style-name="P2"><text:soft-page-break/><text:span text:style-name="T1"><text:tab/>54</text:span> Ὁ οὖν Ἰησοῦς οὐκέτι παρρησίᾳ περιεπάτει ἐν τοῖς Ἰουδαίοις, ἀλλὰ ἀπῆλθεν ἐκεῖθεν εἰς τὴν χώραν ἐγγὺς τῆς ἐρήμου, εἰς Ἐφραὶμ λεγομένην πόλιν, κἀκεῖ ἔμεινεν μετὰ τῶν μαθητῶν. <text:span text:style-name="T1">55</text:span> Ἦν δὲ ἐγγὺς τὸ πάσχα τῶν Ἰουδαίων, καὶ ἀνέβησαν πολλοὶ εἰς Ἱεροσόλυμα ἐκ τῆς χώρας πρὸ τοῦ πάσχα, ἵνα ἁγνίσωσιν ἑαυτούς. <text:span text:style-name="T1">56</text:span> ἐζήτουν οὖν τὸν Ἰησοῦν καὶ ἔλεγον μετ’ ἀλλήλων ἐν τῷ ἱερῷ ἑστηκότες Τί δοκεῖ ὑμῖν; ὅτι οὐ μὴ ἔλθῃ εἰς τὴν ἑορτήν; <text:span text:style-name="T1">57</text:span> δεδώκεισαν δὲ οἱ ἀρχιερεῖς καὶ οἱ Φαρισαῖοι ἐντολὰς ἵνα ἐάν τις γνῷ ποῦ ἐστιν μηνύσῃ, ὅπως πιάσωσιν αὐτόν.</text:p>
      <text:p text:style-name="P2"/>
      <text:h text:style-name="P4" text:outline-level="2">12</text:h>
      <text:p text:style-name="P2"/>
      <text:p text:style-name="P2"><text:tab/><text:span text:style-name="T1">1</text:span> Ὁ οὖν Ἰησοῦς πρὸ ἓξ ἡμερῶν τοῦ πάσχα ἦλθεν εἰς Βηθανίαν, ὅπου ἦν Λάζαρος, ὃν ἤγειρεν ἐκ νεκρῶν Ἰησοῦς. <text:span text:style-name="T1">2</text:span> ἐποίησαν οὖν αὐτῷ δεῖπνον ἐκεῖ, καὶ ἡ Μάρθα διηκόνει, ὁ δὲ Λάζαρος εἷς ἦν ἐκ τῶν ἀνακειμένων σὺν αὐτῷ· <text:span text:style-name="T1">3</text:span> ἡ οὖν Μαριὰμ λαβοῦσα λίτραν μύρου νάρδου πιστικῆς πολυτίμου ἤλειψεν τοὺς πόδας τοῦ Ἰησοῦ καὶ ἐξέμαξεν ταῖς θριξὶν αὐτῆς τοὺς πόδας αὐτοῦ· ἡ δὲ οἰκία ἐπληρώθη ἐκ τῆς ὀσμῆς τοῦ μύρου. <text:span text:style-name="T1">4</text:span> λέγει δὲ Ἰούδας ὁ Ἰσκαριώτης εἷς τῶν μαθητῶν αὐτοῦ, ὁ μέλλων αὐτὸν παραδιδόναι <text:span text:style-name="T1">5</text:span> Διὰ τί τοῦτο τὸ μύρον οὐκ ἐπράθη τριακοσίων δηναρίων καὶ ἐδόθη πτωχοῖς; <text:span text:style-name="T1">6</text:span> εἶπεν δὲ τοῦτο οὐχ ὅτι περὶ τῶν πτωχῶν ἔμελεν αὐτῷ, ἀλλ’ ὅτι κλέπτης ἦν καὶ τὸ γλωσσόκομον ἔχων τὰ βαλλόμενα ἐβάσταζεν. <text:span text:style-name="T1">7</text:span> εἶπεν οὖν ὁ Ἰησοῦς Ἄφες αὐτήν, ἵνα εἰς τὴν ἡμέραν τοῦ ἐνταφιασμοῦ μου τηρήσῃ αὐτό· <text:span text:style-name="T1">8</text:span> τοὺς πτωχοὺς γὰρ πάντοτε ἔχετε μεθ’ ἑαυτῶν, ἐμὲ δὲ οὐ πάντοτε ἔχετε. <text:span text:style-name="T1">9</text:span> Ἔγνω οὖν ὁ ὄχλος πολὺς ἐκ τῶν Ἰουδαίων ὅτι ἐκεῖ ἐστιν, καὶ <text:soft-page-break/>ἦλθον οὐ διὰ τὸν Ἰησοῦν μόνον, ἀλλ’ ἵνα καὶ τὸν Λάζαρον ἴδωσιν ὃν ἤγειρεν ἐκ νεκρῶν. <text:span text:style-name="T1">10</text:span> ἐβουλεύσαντο δὲ οἱ ἀρχιερεῖς ἵνα καὶ τὸν Λάζαρον ἀποκτείνωσιν, <text:span text:style-name="T1">11</text:span> ὅτι πολλοὶ δι’ αὐτὸν ὑπῆγον τῶν Ἰουδαίων καὶ ἐπίστευον εἰς τὸν Ἰησοῦν.</text:p>
      <text:p text:style-name="P2"><text:tab/><text:span text:style-name="T1">12</text:span> Τῇ ἐπαύριον ὁ ὄχλος πολὺς ὁ ἐλθὼν εἰς τὴν ἑορτήν, ἀκούσαντες ὅτι ἔρχεται Ἰησοῦς εἰς Ἱεροσόλυμα, <text:span text:style-name="T1">13</text:span> ἔλαβον τὰ βαΐα τῶν φοινίκων καὶ ἐξῆλθον εἰς ὑπάντησιν αὐτῷ, καὶ ἐκραύγαζον <text:tab/><text:tab/><text:span text:style-name="T2">Ὡσαννά, </text:span></text:p>
      <text:p text:style-name="P2"><text:span text:style-name="T2"><text:tab/>εὐλογημένος ὁ ἐρχόμενος ἐν ὀνόματι Κυρίου</text:span>, </text:p>
      <text:p text:style-name="P2"><text:tab/><text:tab/>καὶ ὁ Βασιλεὺς τοῦ Ἰσραήλ.</text:p>
      <text:p text:style-name="P2"><text:span text:style-name="T1">14</text:span> εὑρὼν δὲ ὁ Ἰησοῦς ὀνάριον ἐκάθισεν ἐπ’ αὐτό, καθώς ἐστιν γεγραμμένον</text:p>
      <text:p text:style-name="P2"><text:tab/><text:tab/><text:span text:style-name="T1">15</text:span> <text:span text:style-name="T2">Μὴ φοβοῦ, θυγάτηρ Σιών· </text:span></text:p>
      <text:p text:style-name="P3"><text:tab/>ἰδοὺ ὁ Βασιλεύς σου ἔρχεται, </text:p>
      <text:p text:style-name="P2"><text:span text:style-name="T2"><text:tab/><text:tab/>καθήμενος ἐπὶ πῶλον ὄνου</text:span>.</text:p>
      <text:p text:style-name="P2"><text:span text:style-name="T1">16</text:span> Ταῦτα οὐκ ἔγνωσαν αὐτοῦ οἱ μαθηταὶ τὸ πρῶτον, ἀλλ’ ὅτε ἐδοξάσθη Ἰησοῦς τότε ἐμνήσθησαν ὅτι ταῦτα ἦν ἐπ’ αὐτῷ γεγραμμένα καὶ ταῦτα ἐποίησαν αὐτῷ. <text:span text:style-name="T1">17</text:span> Ἐμαρτύρει οὖν ὁ ὄχλος ὁ ὢν μετ’ αὐτοῦ ὅτε τὸν Λάζαρον ἐφώνησεν ἐκ τοῦ μνημείου καὶ ἤγειρεν αὐτὸν ἐκ νεκρῶν. <text:span text:style-name="T1">18</text:span> διὰ τοῦτο καὶ ὑπήντησεν αὐτῷ ὁ ὄχλος, ὅτι ἤκουσαν τοῦτο αὐτὸν πεποιηκέναι τὸ σημεῖον. <text:span text:style-name="T1">19</text:span> οἱ οὖν Φαρισαῖοι εἶπαν πρὸς ἑαυτούς Θεωρεῖτε ὅτι οὐκ ὠφελεῖτε οὐδέν· ἴδε ὁ κόσμος ὀπίσω αὐτοῦ ἀπῆλθεν.</text:p>
      <text:p text:style-name="P2"><text:tab/><text:span text:style-name="T1">20</text:span> Ἦσαν δὲ Ἕλληνές τινες ἐκ τῶν ἀναβαινόντων ἵνα προσκυνήσωσιν ἐν τῇ ἑορτῇ· <text:span text:style-name="T1">21</text:span> οὗτοι οὖν προσῆλθον Φιλίππῳ τῷ ἀπὸ Βηθσαϊδὰ τῆς Γαλιλαίας, καὶ ἠρώτων αὐτὸν λέγοντες Κύριε, θέλομεν τὸν Ἰησοῦν ἰδεῖν. <text:span text:style-name="T1">22</text:span> ἔρχεται ὁ Φίλιππος καὶ λέγει τῷ Ἀνδρέᾳ· ἔρχεται Ἀνδρέας καὶ Φίλιππος καὶ λέγουσιν τῷ Ἰησοῦ. <text:span text:style-name="T1">23</text:span> ὁ δὲ Ἰησοῦς ἀποκρίνεται αὐτοῖς λέγων Ἐλήλυθεν ἡ ὥρα ἵνα δοξασθῇ ὁ Υἱὸς τοῦ ἀνθρώπου. <text:span text:style-name="T1">24</text:span> ἀμὴν <text:soft-page-break/>ἀμὴν λέγω ὑμῖν, ἐὰν μὴ ὁ κόκκος τοῦ σίτου πεσὼν εἰς τὴν γῆν ἀποθάνῃ, αὐτὸς μόνος μένει· ἐὰν δὲ ἀποθάνῃ, πολὺν καρπὸν φέρει. <text:span text:style-name="T1">25</text:span> ὁ φιλῶν τὴν ψυχὴν αὐτοῦ ἀπολλύει αὐτήν, καὶ ὁ μισῶν τὴν ψυχὴν αὐτοῦ ἐν τῷ κόσμῳ τούτῳ εἰς ζωὴν αἰώνιον φυλάξει αὐτήν. <text:span text:style-name="T1">26</text:span> ἐὰν ἐμοί τις διακονῇ, ἐμοὶ ἀκολουθείτω, καὶ ὅπου εἰμὶ ἐγὼ, ἐκεῖ καὶ ὁ διάκονος ὁ ἐμὸς ἔσται· ἐάν τις ἐμοὶ διακονῇ, τιμήσει αὐτὸν ὁ Πατήρ. <text:span text:style-name="T1">27</text:span> νῦν ἡ ψυχή μου τετάρακται, καὶ τί εἴπω; Πάτερ, σῶσόν με ἐκ τῆς ὥρας ταύτης. ἀλλὰ διὰ τοῦτο ἦλθον εἰς τὴν ὥραν ταύτην. <text:span text:style-name="T1">28</text:span> Πάτερ, δόξασόν σου τὸ ὄνομα. ἦλθεν οὖν φωνὴ ἐκ τοῦ οὐρανοῦ Καὶ ἐδόξασα καὶ πάλιν δοξάσω. <text:span text:style-name="T1">29</text:span> ὁ οὖν ὄχλος ὁ ἑστὼς καὶ ἀκούσας ἔλεγεν βροντὴν γεγονέναι· ἄλλοι ἔλεγον Ἄγγελος αὐτῷ λελάληκεν. <text:span text:style-name="T1">30</text:span> ἀπεκρίθη Ἰησοῦς καὶ εἶπεν Οὐ δι’ ἐμὲ ἡ φωνὴ αὕτη γέγονεν ἀλλὰ δι’ ὑμᾶς. <text:span text:style-name="T1">31</text:span> νῦν κρίσις ἐστὶν τοῦ κόσμου τούτου· νῦν ὁ ἄρχων τοῦ κόσμου τούτου ἐκβληθήσεται ἔξω· <text:span text:style-name="T1">32</text:span> κἀγὼ ἐὰν ὑψωθῶ ἐκ τῆς γῆς, πάντας ἑλκύσω πρὸς ἐμαυτόν. <text:span text:style-name="T1">33</text:span> τοῦτο δὲ ἔλεγεν σημαίνων ποίῳ θανάτῳ ἤμελλεν ἀποθνήσκειν. <text:span text:style-name="T1">34</text:span> ἀπεκρίθη οὖν αὐτῷ ὁ ὄχλος Ἡμεῖς ἠκούσαμεν ἐκ τοῦ νόμου ὅτι ὁ Χριστὸς μένει εἰς τὸν αἰῶνα, καὶ πῶς λέγεις σὺ ὅτι δεῖ ὑψωθῆναι τὸν Υἱὸν τοῦ ἀνθρώπου; τίς ἐστιν οὗτος ὁ Υἱὸς τοῦ ἀνθρώπου; <text:span text:style-name="T1">35</text:span> εἶπεν οὖν αὐτοῖς ὁ Ἰησοῦς Ἔτι μικρὸν χρόνον τὸ φῶς ἐν ὑμῖν ἐστιν. περιπατεῖτε ὡς τὸ φῶς ἔχετε, ἵνα μὴ σκοτία ὑμᾶς καταλάβῃ· καὶ ὁ περιπατῶν ἐν τῇ σκοτίᾳ οὐκ οἶδεν ποῦ ὑπάγει. <text:span text:style-name="T1">36</text:span> ὡς τὸ φῶς ἔχετε, πιστεύετε εἰς τὸ φῶς, ἵνα υἱοὶ φωτὸς γένησθε. Ταῦτα ἐλάλησεν Ἰησοῦς, καὶ ἀπελθὼν ἐκρύβη ἀπ’ αὐτῶν. <text:span text:style-name="T1">37</text:span> Τοσαῦτα δὲ αὐτοῦ σημεῖα πεποιηκότος ἔμπροσθεν αὐτῶν οὐκ ἐπίστευον εἰς αὐτόν, <text:span text:style-name="T1">38</text:span> ἵνα ὁ λόγος Ἡσαΐου τοῦ προφήτου πληρωθῇ ὃν εἶπεν <text:span text:style-name="T2">Κύριε, τίς ἐπίστευσεν τῇ ἀκοῇ ἡμῶν; καὶ ὁ βραχίων Κυρίου τίνι ἀπεκαλύφθη;</text:span> <text:span text:style-name="T1">39</text:span> διὰ τοῦτο οὐκ ἠδύναντο πιστεύειν, ὅτι πάλιν εἶπεν Ἡσαΐας <text:span text:style-name="T1">40</text:span> <text:span text:style-name="T2">Τετύφλωκεν αὐτῶν τοὺς </text:span><text:soft-page-break/><text:span text:style-name="T2">ὀφθαλμοὺς καὶ ἐπώρωσεν αὐτῶν τὴν καρδίαν, ἵνα μὴ ἴδωσιν τοῖς ὀφθαλμοῖς καὶ νοήσωσιν τῇ καρδίᾳ καὶ στραφῶσιν, καὶ ἰάσομαι αὐτούς</text:span>. <text:span text:style-name="T1">41</text:span> ταῦτα εἶπεν Ἡσαΐας ὅτι εἶδεν τὴν δόξαν αὐτοῦ, καὶ ἐλάλησεν περὶ αὐτοῦ. <text:span text:style-name="T1">42</text:span> ὅμως μέντοι καὶ ἐκ τῶν ἀρχόντων πολλοὶ ἐπίστευσαν εἰς αὐτόν, ἀλλὰ διὰ τοὺς Φαρισαίους οὐχ ὡμολόγουν, ἵνα μὴ ἀποσυνάγωγοι γένωνται· <text:span text:style-name="T1">43</text:span> ἠγάπησαν γὰρ τὴν δόξαν τῶν ἀνθρώπων μᾶλλον ἤπερ τὴν δόξαν τοῦ Θεοῦ. <text:span text:style-name="T1">44</text:span> Ἰησοῦς δὲ ἔκραξεν καὶ εἶπεν Ὁ πιστεύων εἰς ἐμὲ οὐ πιστεύει εἰς ἐμὲ ἀλλὰ εἰς τὸν πέμψαντά με, <text:span text:style-name="T1">45</text:span> καὶ ὁ θεωρῶν ἐμὲ θεωρεῖ τὸν πέμψαντά με. <text:span text:style-name="T1">46</text:span> ἐγὼ φῶς εἰς τὸν κόσμον ἐλήλυθα, ἵνα πᾶς ὁ πιστεύων εἰς ἐμὲ ἐν τῇ σκοτίᾳ μὴ μείνῃ. <text:span text:style-name="T1">47</text:span> καὶ ἐάν τίς μου ἀκούσῃ τῶν ῥημάτων καὶ μὴ φυλάξῃ, ἐγὼ οὐ κρίνω αὐτόν· οὐ γὰρ ἦλθον ἵνα κρίνω τὸν κόσμον, ἀλλ’ ἵνα σώσω τὸν κόσμον. <text:span text:style-name="T1">48</text:span> ὁ ἀθετῶν ἐμὲ καὶ μὴ λαμβάνων τὰ ῥήματά μου ἔχει τὸν κρίνοντα αὐτόν· ὁ λόγος ὃν ἐλάλησα, ἐκεῖνος κρινεῖ αὐτὸν ἐν τῇ ἐσχάτῃ ἡμέρᾳ· <text:span text:style-name="T1">49</text:span> ὅτι ἐγὼ ἐξ ἐμαυτοῦ οὐκ ἐλάλησα, ἀλλ’ ὁ πέμψας με Πατὴρ αὐτός μοι ἐντολὴν δέδωκεν τί εἴπω καὶ τί λαλήσω. <text:span text:style-name="T1">50</text:span> καὶ οἶδα ὅτι ἡ ἐντολὴ αὐτοῦ ζωὴ αἰώνιός ἐστιν. ἃ οὖν ἐγὼ λαλῶ, καθὼς εἴρηκέν μοι ὁ Πατήρ, οὕτως λαλῶ.</text:p>
      <text:p text:style-name="P2"/>
      <text:h text:style-name="P4" text:outline-level="2">13</text:h>
      <text:p text:style-name="P2"/>
      <text:p text:style-name="P2"><text:tab/><text:span text:style-name="T1">1</text:span> Πρὸ δὲ τῆς ἑορτῆς τοῦ πάσχα εἰδὼς ὁ Ἰησοῦς ὅτι ἦλθεν αὐτοῦ ἡ ὥρα ἵνα μεταβῇ ἐκ τοῦ κόσμου τούτου πρὸς τὸν Πατέρα, ἀγαπήσας τοὺς ἰδίους τοὺς ἐν τῷ κόσμῳ, εἰς τέλος ἠγάπησεν αὐτούς. <text:span text:style-name="T1">2</text:span> καὶ δείπνου γινομένου, τοῦ διαβόλου ἤδη βεβληκότος εἰς τὴν καρδίαν ἵνα παραδοῖ αὐτὸν Ἰούδας Σίμωνος Ἰσκαριώτης, <text:span text:style-name="T1">3</text:span> εἰδὼς ὅτι πάντα ἔδωκεν αὐτῷ ὁ Πατὴρ <text:soft-page-break/>εἰς τὰς χεῖρας, καὶ ὅτι ἀπὸ Θεοῦ ἐξῆλθεν καὶ πρὸς τὸν Θεὸν ὑπάγει, <text:span text:style-name="T1">4</text:span> ἐγείρεται ἐκ τοῦ δείπνου καὶ τίθησιν τὰ ἱμάτια, καὶ λαβὼν λέντιον διέζωσεν ἑαυτόν· <text:span text:style-name="T1">5</text:span> εἶτα βάλλει ὕδωρ εἰς τὸν νιπτῆρα, καὶ ἤρξατο νίπτειν τοὺς πόδας τῶν μαθητῶν καὶ ἐκμάσσειν τῷ λεντίῳ ᾧ ἦν διεζωσμένος. <text:span text:style-name="T1">6</text:span> ἔρχεται οὖν πρὸς Σίμωνα Πέτρον· λέγει αὐτῷ Κύριε, σύ μου νίπτεις τοὺς πόδας; <text:span text:style-name="T1">7</text:span> ἀπεκρίθη Ἰησοῦς καὶ εἶπεν αὐτῷ Ὃ ἐγὼ ποιῶ σὺ οὐκ οἶδας ἄρτι, γνώσῃ δὲ μετὰ ταῦτα. <text:span text:style-name="T1">8</text:span> λέγει αὐτῷ Πέτρος Οὐ μὴ νίψῃς μου τοὺς πόδας εἰς τὸν αἰῶνα. ἀπεκρίθη Ἰησοῦς αὐτῷ Ἐὰν μὴ νίψω σε, οὐκ ἔχεις μέρος μετ’ ἐμοῦ. <text:span text:style-name="T1">9</text:span> λέγει αὐτῷ Σίμων Πέτρος Κύριε, μὴ τοὺς πόδας μου μόνον ἀλλὰ καὶ τὰς χεῖρας καὶ τὴν κεφαλήν. <text:span text:style-name="T1">10</text:span> λέγει αὐτῷ Ἰησοῦς Ὁ λελουμένος οὐκ ἔχει χρείαν εἰ μὴ τοὺς πόδας νίψασθαι, ἀλλ’ ἔστιν καθαρὸς ὅλος· καὶ ὑμεῖς καθαροί ἐστε, ἀλλ’ οὐχὶ πάντες. <text:span text:style-name="T1">11</text:span> ᾔδει γὰρ τὸν παραδιδόντα αὐτόν· διὰ τοῦτο εἶπεν ὅτι Οὐχὶ πάντες καθαροί ἐστε. <text:span text:style-name="T1">12</text:span> Ὅτε οὖν ἔνιψεν τοὺς πόδας αὐτῶν καὶ ἔλαβεν τὰ ἱμάτια αὐτοῦ καὶ ἀνέπεσεν πάλιν, εἶπεν αὐτοῖς Γινώσκετε τί πεποίηκα ὑμῖν; <text:span text:style-name="T1">13</text:span> ὑμεῖς φωνεῖτέ με Ὁ Διδάσκαλος καὶ ὁ Κύριος, καὶ καλῶς λέγετε· εἰμὶ γάρ. <text:span text:style-name="T1">14</text:span> εἰ οὖν ἐγὼ ἔνιψα ὑμῶν τοὺς πόδας ὁ Κύριος καὶ ὁ Διδάσκαλος, καὶ ὑμεῖς ὀφείλετε ἀλλήλων νίπτειν τοὺς πόδας· <text:span text:style-name="T1">15</text:span> ὑπόδειγμα γὰρ ἔδωκα ὑμῖν ἵνα καθὼς ἐγὼ ἐποίησα ὑμῖν καὶ ὑμεῖς ποιῆτε. <text:span text:style-name="T1">16</text:span> ἀμὴν ἀμὴν λέγω ὑμῖν, οὐκ ἔστιν δοῦλος μείζων τοῦ κυρίου αὐτοῦ, οὐδὲ ἀπόστολος μείζων τοῦ πέμψαντος αὐτόν. <text:span text:style-name="T1">17</text:span> εἰ ταῦτα οἴδατε, μακάριοί ἐστε ἐὰν ποιῆτε αὐτά. <text:span text:style-name="T1">18</text:span> οὐ περὶ πάντων ὑμῶν λέγω· ἐγὼ οἶδα τίνας ἐξελεξάμην· ἀλλ’ ἵνα ἡ γραφὴ πληρωθῇ <text:span text:style-name="T2">Ὁ τρώγων μου τὸν ἄρτον ἐπῆρεν ἐπ’ ἐμὲ τὴν πτέρναν αὐτοῦ</text:span>. <text:span text:style-name="T1">19</text:span> ἀπ’ ἄρτι λέγω ὑμῖν πρὸ τοῦ γενέσθαι, ἵνα πιστεύητε ὅταν γένηται ὅτι ἐγώ εἰμι. <text:span text:style-name="T1">20</text:span> ἀμὴν ἀμὴν λέγω ὑμῖν, ὁ λαμβάνων ἄν τινα πέμψω ἐμὲ λαμβάνει, ὁ δὲ ἐμὲ λαμβάνων λαμβάνει τὸν πέμψαντά με. <text:span text:style-name="T1">21</text:span> Ταῦτα εἰπὼν Ἰησοῦς ἐταράχθη <text:soft-page-break/>τῷ πνεύματι καὶ ἐμαρτύρησεν καὶ εἶπεν Ἀμὴν ἀμὴν λέγω ὑμῖν ὅτι εἷς ἐξ ὑμῶν παραδώσει με. <text:span text:style-name="T1">22</text:span> ἔβλεπον εἰς ἀλλήλους οἱ μαθηταὶ ἀπορούμενοι περὶ τίνος λέγει. <text:span text:style-name="T1">23</text:span> ἦν ἀνακείμενος εἷς ἐκ τῶν μαθητῶν αὐτοῦ ἐν τῷ κόλπῳ τοῦ Ἰησοῦ, ὃν ἠγάπα ὁ Ἰησοῦς· <text:span text:style-name="T1">24</text:span> νεύει οὖν τούτῳ Σίμων Πέτρος καὶ λέγει αὐτῷ Εἰπὲ τίς ἐστιν περὶ οὗ λέγει. <text:span text:style-name="T1">25</text:span> ἀναπεσὼν ἐκεῖνος οὕτως ἐπὶ τὸ στῆθος τοῦ Ἰησοῦ λέγει αὐτῷ Κύριε, τίς ἐστιν; <text:span text:style-name="T1">26</text:span> ἀποκρίνεται οὖν ὁ Ἰησοῦς Ἐκεῖνός ἐστιν ᾧ ἐγὼ βάψω τὸ ψωμίον καὶ δώσω αὐτῷ. βάψας οὖν τὸ ψωμίον λαμβάνει καὶ δίδωσιν Ἰούδᾳ Σίμωνος Ἰσκαριώτου. <text:span text:style-name="T1">27</text:span> καὶ μετὰ τὸ ψωμίον τότε εἰσῆλθεν εἰς ἐκεῖνον ὁ Σατανᾶς. λέγει οὖν αὐτῷ Ἰησοῦς Ὃ ποιεῖς ποίησον τάχιον. <text:span text:style-name="T1">28</text:span> τοῦτο δὲ οὐδεὶς ἔγνω τῶν ἀνακειμένων πρὸς τί εἶπεν αὐτῷ· <text:span text:style-name="T1">29</text:span> τινὲς γὰρ ἐδόκουν, ἐπεὶ τὸ γλωσσόκομον εἶχεν Ἰούδας, ὅτι λέγει αὐτῷ Ἰησοῦς Ἀγόρασον ὧν χρείαν ἔχομεν εἰς τὴν ἑορτήν, ἢ τοῖς πτωχοῖς ἵνα τι δῷ. <text:span text:style-name="T1">30</text:span> λαβὼν οὖν τὸ ψωμίον ἐκεῖνος ἐξῆλθεν εὐθύς· ἦν δὲ νύξ.</text:p>
      <text:p text:style-name="P2"><text:tab/><text:span text:style-name="T1">31</text:span> Ὅτε οὖν ἐξῆλθεν, λέγει Ἰησοῦς Νῦν ἐδοξάσθη ὁ Υἱὸς τοῦ ἀνθρώπου, καὶ ὁ Θεὸς ἐδοξάσθη ἐν αὐτῷ· <text:span text:style-name="T1">32</text:span> εἰ ὁ Θεὸς ἐδοξάσθη ἐν αὐτῷ, καὶ ὁ Θεὸς δοξάσει αὐτὸν ἐν αὑτῷ, καὶ εὐθὺς δοξάσει αὐτόν. <text:span text:style-name="T1">33</text:span> τεκνία, ἔτι μικρὸν μεθ’ ὑμῶν εἰμι· ζητήσετέ με, καὶ καθὼς εἶπον τοῖς Ἰουδαίοις ὅτι Ὅπου ἐγὼ ὑπάγω ὑμεῖς οὐ δύνασθε ἐλθεῖν, καὶ ὑμῖν λέγω ἄρτι. <text:span text:style-name="T1">34</text:span> ἐντολὴν καινὴν δίδωμι ὑμῖν, ἵνα ἀγαπᾶτε ἀλλήλους, καθὼς ἠγάπησα ὑμᾶς ἵνα καὶ ὑμεῖς ἀγαπᾶτε ἀλλήλους. <text:span text:style-name="T1">35</text:span> ἐν τούτῳ γνώσονται πάντες ὅτι ἐμοὶ μαθηταί ἐστε, ἐὰν ἀγάπην ἔχητε ἐν ἀλλήλοις. <text:span text:style-name="T1">36</text:span> Λέγει αὐτῷ Σίμων Πέτρος Κύριε, ποῦ ὑπάγεις; ἀπεκρίθη Ἰησοῦς Ὅπου ὑπάγω οὐ δύνασαί μοι νῦν ἀκολουθῆσαι, ἀκολουθήσεις δὲ ὕστερον. <text:span text:style-name="T1">37</text:span> λέγει αὐτῷ Πέτρος Κύριε, διὰ τί οὐ δύναμαί σοι ἀκολουθῆσαι ἄρτι; τὴν ψυχήν μου ὑπὲρ σοῦ θήσω. <text:span text:style-name="T1">38</text:span> ἀποκρίνεται Ἰησοῦς Τὴν ψυχήν σου ὑπὲρ ἐμοῦ θήσεις; ἀμὴν ἀμὴν λέγω σοι, οὐ μὴ ἀλέκτωρ φωνήσῃ ἕως <text:soft-page-break/>οὗ ἀρνήσῃ με τρίς.</text:p>
      <text:p text:style-name="P2"/>
      <text:h text:style-name="P4" text:outline-level="2">14</text:h>
      <text:p text:style-name="P2"/>
      <text:p text:style-name="P2"><text:span text:style-name="T1">1</text:span> Μὴ ταρασσέσθω ὑμῶν ἡ καρδία· πιστεύετε εἰς τὸν Θεόν, καὶ εἰς ἐμὲ πιστεύετε. <text:span text:style-name="T1">2</text:span> ἐν τῇ οἰκίᾳ τοῦ Πατρός μου μοναὶ πολλαί εἰσιν· εἰ δὲ μή, εἶπον ἂν ὑμῖν· ὅτι πορεύομαι ἑτοιμάσαι τόπον ὑμῖν· <text:span text:style-name="T1">3</text:span> καὶ ἐὰν πορευθῶ καὶ ἑτοιμάσω τόπον ὑμῖν, πάλιν ἔρχομαι καὶ παραλήμψομαι ὑμᾶς πρὸς ἐμαυτόν, ἵνα ὅπου εἰμὶ ἐγὼ καὶ ὑμεῖς ἦτε. <text:span text:style-name="T1">4</text:span> καὶ ὅπου ἐγὼ ὑπάγω οἴδατε τὴν ὁδόν. <text:span text:style-name="T1">5</text:span> Λέγει αὐτῷ Θωμᾶς Κύριε, οὐκ οἴδαμεν ποῦ ὑπάγεις· πῶς οἴδαμεν τὴν ὁδὸν; <text:span text:style-name="T1">6</text:span> λέγει αὐτῷ Ἰησοῦς Ἐγώ εἰμι ἡ ὁδὸς καὶ ἡ ἀλήθεια καὶ ἡ ζωή· οὐδεὶς ἔρχεται πρὸς τὸν Πατέρα εἰ μὴ δι’ ἐμοῦ. <text:span text:style-name="T1">7</text:span> εἰ ἐγνώκειτέ με, καὶ τὸν Πατέρα μου ἂν ᾔδειτε· ἀπ’ ἄρτι γινώσκετε αὐτὸν καὶ ἑωράκατε. <text:span text:style-name="T1">8</text:span> Λέγει αὐτῷ Φίλιππος Κύριε, δεῖξον ἡμῖν τὸν Πατέρα, καὶ ἀρκεῖ ἡμῖν. <text:span text:style-name="T1">9</text:span> λέγει αὐτῷ ὁ Ἰησοῦς Τοσοῦτον χρόνον μεθ’ ὑμῶν εἰμι καὶ οὐκ ἔγνωκάς με, Φίλιππε; ὁ ἑωρακὼς ἐμὲ ἑώρακεν τὸν Πατέρα· πῶς σὺ λέγεις Δεῖξον ἡμῖν τὸν Πατέρα; <text:span text:style-name="T1">10</text:span> οὐ πιστεύεις ὅτι ἐγὼ ἐν τῷ Πατρὶ καὶ ὁ Πατὴρ ἐν ἐμοί ἐστιν; τὰ ῥήματα ἃ ἐγὼ λέγω ὑμῖν ἀπ’ ἐμαυτοῦ οὐ λαλῶ· ὁ δὲ Πατὴρ ἐν ἐμοὶ μένων ποιεῖ τὰ ἔργα αὐτοῦ. <text:span text:style-name="T1">11</text:span> πιστεύετέ μοι ὅτι ἐγὼ ἐν τῷ Πατρὶ καὶ ὁ Πατὴρ ἐν ἐμοί· εἰ δὲ μή, διὰ τὰ ἔργα αὐτὰ πιστεύετε. <text:span text:style-name="T1">12</text:span> ἀμὴν ἀμὴν λέγω ὑμῖν, ὁ πιστεύων εἰς ἐμὲ τὰ ἔργα ἃ ἐγὼ ποιῶ κἀκεῖνος ποιήσει, καὶ μείζονα τούτων ποιήσει, ὅτι ἐγὼ πρὸς τὸν Πατέρα πορεύομαι· <text:span text:style-name="T1">13</text:span> καὶ ὅ τι ἂν αἰτήσητε ἐν τῷ ὀνόματί μου, τοῦτο ποιήσω, ἵνα δοξασθῇ ὁ Πατὴρ ἐν τῷ Υἱῷ. <text:span text:style-name="T1">14</text:span> ἐάν τι αἰτήσητέ με ἐν τῷ ὀνόματί μου, ἐγὼ ποιήσω. <text:span text:style-name="T1">15</text:span> Ἐὰν ἀγαπᾶτέ με, τὰς ἐντολὰς τὰς ἐμὰς τηρήσετε. <text:span text:style-name="T1">16</text:span> κἀγὼ ἐρωτήσω τὸν Πατέρα καὶ ἄλλον <text:soft-page-break/>Παράκλητον δώσει ὑμῖν ἵνα ᾖ μεθ’ ὑμῶν εἰς τὸν αἰῶνα, <text:span text:style-name="T1">17</text:span> τὸ Πνεῦμα τῆς ἀληθείας, ὃ ὁ κόσμος οὐ δύναται λαβεῖν, ὅτι οὐ θεωρεῖ αὐτὸ οὐδὲ γινώσκει· ὑμεῖς γινώσκετε αὐτό, ὅτι παρ’ ὑμῖν μένει καὶ ἐν ὑμῖν ἔσται. <text:span text:style-name="T1">18</text:span> οὐκ ἀφήσω ὑμᾶς ὀρφανούς, ἔρχομαι πρὸς ὑμᾶς. <text:span text:style-name="T1">19</text:span> ἔτι μικρὸν καὶ ὁ κόσμος με οὐκέτι θεωρεῖ, ὑμεῖς δὲ θεωρεῖτέ με, ὅτι ἐγὼ ζῶ καὶ ὑμεῖς ζήσετε. <text:span text:style-name="T1">20</text:span> ἐν ἐκείνῃ τῇ ἡμέρᾳ γνώσεσθε ὑμεῖς ὅτι ἐγὼ ἐν τῷ Πατρί μου καὶ ὑμεῖς ἐν ἐμοὶ κἀγὼ ἐν ὑμῖν. <text:span text:style-name="T1">21</text:span> ὁ ἔχων τὰς ἐντολάς μου καὶ τηρῶν αὐτὰς, ἐκεῖνός ἐστιν ὁ ἀγαπῶν με· ὁ δὲ ἀγαπῶν με ἀγαπηθήσεται ὑπὸ τοῦ Πατρός μου, κἀγὼ ἀγαπήσω αὐτὸν καὶ ἐμφανίσω αὐτῷ ἐμαυτόν. <text:span text:style-name="T1">22</text:span> Λέγει αὐτῷ Ἰούδας, οὐχ ὁ Ἰσκαριώτης Κύριε, καὶ τί γέγονεν ὅτι ἡμῖν μέλλεις ἐμφανίζειν σεαυτὸν καὶ οὐχὶ τῷ κόσμῳ; <text:span text:style-name="T1">23</text:span> ἀπεκρίθη Ἰησοῦς καὶ εἶπεν αὐτῷ Ἐάν τις ἀγαπᾷ, με τὸν λόγον μου τηρήσει, καὶ ὁ Πατήρ μου ἀγαπήσει αὐτόν, καὶ πρὸς αὐτὸν ἐλευσόμεθα καὶ μονὴν παρ’ αὐτῷ ποιησόμεθα. <text:span text:style-name="T1">24</text:span> ὁ μὴ ἀγαπῶν με τοὺς λόγους μου οὐ τηρεῖ· καὶ ὁ λόγος ὃν ἀκούετε οὐκ ἔστιν ἐμὸς ἀλλὰ τοῦ πέμψαντός με Πατρός. <text:span text:style-name="T1">25</text:span> Ταῦτα λελάληκα ὑμῖν παρ’ ὑμῖν μένων· <text:span text:style-name="T1">26</text:span> ὁ δὲ Παράκλητος, τὸ Πνεῦμα τὸ Ἅγιον ὃ πέμψει ὁ Πατὴρ ἐν τῷ ὀνόματί μου, ἐκεῖνος ὑμᾶς διδάξει πάντα καὶ ὑπομνήσει ὑμᾶς πάντα ἃ εἶπον ὑμῖν ἐγώ. <text:span text:style-name="T1">27</text:span> Εἰρήνην ἀφίημι ὑμῖν, εἰρήνην τὴν ἐμὴν δίδωμι ὑμῖν· οὐ καθὼς ὁ κόσμος δίδωσιν ἐγὼ δίδωμι ὑμῖν. μὴ ταρασσέσθω ὑμῶν ἡ καρδία μηδὲ δειλιάτω. <text:span text:style-name="T1">28</text:span> ἠκούσατε ὅτι ἐγὼ εἶπον ὑμῖν Ὑπάγω καὶ ἔρχομαι πρὸς ὑμᾶς. εἰ ἠγαπᾶτέ με, ἐχάρητε ἄν ὅτι πορεύομαι πρὸς τὸν Πατέρα, ὅτι ὁ Πατὴρ μείζων μού ἐστιν. <text:span text:style-name="T1">29</text:span> καὶ νῦν εἴρηκα ὑμῖν πρὶν γενέσθαι, ἵνα ὅταν γένηται πιστεύσητε. <text:span text:style-name="T1">30</text:span> οὐκέτι πολλὰ λαλήσω μεθ’ ὑμῶν, ἔρχεται γὰρ ὁ τοῦ κόσμου ἄρχων· καὶ ἐν ἐμοὶ οὐκ ἔχει οὐδέν, <text:span text:style-name="T1">31</text:span> ἀλλ’ ἵνα γνῷ ὁ κόσμος ὅτι ἀγαπῶ τὸν Πατέρα, καὶ καθὼς ἐνετείλατο μοι ὁ Πατὴρ, οὕτως ποιῶ. Ἐγείρεσθε, ἄγωμεν ἐντεῦθεν.</text:p>
      <text:p text:style-name="P2"><text:soft-page-break/></text:p>
      <text:h text:style-name="P4" text:outline-level="2">15</text:h>
      <text:p text:style-name="P2"/>
      <text:p text:style-name="P2"><text:tab/><text:span text:style-name="T1">1</text:span> Ἐγώ εἰμι ἡ ἄμπελος ἡ ἀληθινή, καὶ ὁ Πατήρ μου ὁ γεωργός ἐστιν. <text:span text:style-name="T1">2</text:span> πᾶν κλῆμα ἐν ἐμοὶ μὴ φέρον καρπὸν, αἴρει αὐτό, καὶ πᾶν τὸ καρπὸν φέρον, καθαίρει αὐτὸ ἵνα καρπὸν πλείονα φέρῃ. <text:span text:style-name="T1">3</text:span> ἤδη ὑμεῖς καθαροί ἐστε διὰ τὸν λόγον ὃν λελάληκα ὑμῖν· <text:span text:style-name="T1">4</text:span> μείνατε ἐν ἐμοί, κἀγὼ ἐν ὑμῖν. καθὼς τὸ κλῆμα οὐ δύναται καρπὸν φέρειν ἀφ’ ἑαυτοῦ ἐὰν μὴ μένῃ ἐν τῇ ἀμπέλῳ, οὕτως οὐδὲ ὑμεῖς ἐὰν μὴ ἐν ἐμοὶ μένητε. <text:span text:style-name="T1">5</text:span> ἐγώ εἰμι ἡ ἄμπελος, ὑμεῖς τὰ κλήματα. ὁ μένων ἐν ἐμοὶ κἀγὼ ἐν αὐτῷ, οὗτος φέρει καρπὸν πολύν, ὅτι χωρὶς ἐμοῦ οὐ δύνασθε ποιεῖν οὐδέν. <text:span text:style-name="T1">6</text:span> ἐὰν μή τις μένῃ ἐν ἐμοί, ἐβλήθη ἔξω ὡς τὸ κλῆμα καὶ ἐξηράνθη, καὶ συνάγουσιν αὐτὰ καὶ εἰς τὸ πῦρ βάλλουσιν, καὶ καίεται. <text:span text:style-name="T1">7</text:span> ἐὰν μείνητε ἐν ἐμοὶ καὶ τὰ ῥήματά μου ἐν ὑμῖν μείνῃ, ὃ ἐὰν θέλητε αἰτήσασθε καὶ γενήσεται ὑμῖν. <text:span text:style-name="T1">8</text:span> ἐν τούτῳ ἐδοξάσθη ὁ Πατήρ μου, ἵνα καρπὸν πολὺν φέρητε καὶ γενήσεσθε ἐμοὶ μαθηταί. <text:span text:style-name="T1">9</text:span> καθὼς ἠγάπησέν με ὁ Πατήρ, κἀγὼ ὑμᾶς ἠγάπησα· μείνατε ἐν τῇ ἀγάπῃ τῇ ἐμῇ. <text:span text:style-name="T1">10</text:span> ἐὰν τὰς ἐντολάς μου τηρήσητε, μενεῖτε ἐν τῇ ἀγάπῃ μου, καθὼς ἐγὼ τοῦ Πατρός μου τὰς ἐντολὰς τετήρηκα καὶ μένω αὐτοῦ ἐν τῇ ἀγάπῃ. <text:span text:style-name="T1">11</text:span> Ταῦτα λελάληκα ὑμῖν ἵνα ἡ χαρὰ ἡ ἐμὴ ἐν ὑμῖν ᾖ καὶ ἡ χαρὰ ὑμῶν πληρωθῇ. <text:span text:style-name="T1">12</text:span> αὕτη ἐστὶν ἡ ἐντολὴ ἡ ἐμὴ, ἵνα ἀγαπᾶτε ἀλλήλους καθὼς ἠγάπησα ὑμᾶς. <text:span text:style-name="T1">13</text:span> μείζονα ταύτης ἀγάπην οὐδεὶς ἔχει, ἵνα τις τὴν ψυχὴν αὐτοῦ θῇ ὑπὲρ τῶν φίλων αὐτοῦ. <text:span text:style-name="T1">14</text:span> ὑμεῖς φίλοι μού ἐστε, ἐὰν ποιῆτε ὃ ἐγὼ ἐντέλλομαι ὑμῖν. <text:span text:style-name="T1">15</text:span> οὐκέτι λέγω ὑμᾶς δούλους, ὅτι ὁ δοῦλος οὐκ οἶδεν τί ποιεῖ αὐτοῦ ὁ κύριος· ὑμᾶς δὲ εἴρηκα φίλους, ὅτι πάντα ἃ ἤκουσα παρὰ τοῦ Πατρός μου ἐγνώρισα ὑμῖν. <text:span text:style-name="T1">16</text:span> οὐχ <text:soft-page-break/>ὑμεῖς με ἐξελέξασθε, ἀλλ’ ἐγὼ ἐξελεξάμην ὑμᾶς, καὶ ἔθηκα ὑμᾶς ἵνα ὑμεῖς ὑπάγητε καὶ καρπὸν φέρητε καὶ ὁ καρπὸς ὑμῶν μένῃ, ἵνα ὅ τι ἂν αἰτήσητε τὸν Πατέρα ἐν τῷ ὀνόματί μου δῷ ὑμῖν. <text:span text:style-name="T1">17</text:span> ταῦτα ἐντέλλομαι ὑμῖν, ἵνα ἀγαπᾶτε ἀλλήλους. <text:span text:style-name="T1">18</text:span> Εἰ ὁ κόσμος ὑμᾶς μισεῖ, γινώσκετε ὅτι ἐμὲ πρῶτον ὑμῶν μεμίσηκεν. <text:span text:style-name="T1">19</text:span> εἰ ἐκ τοῦ κόσμου ἦτε, ὁ κόσμος ἂν τὸ ἴδιον ἐφίλει· ὅτι δὲ ἐκ τοῦ κόσμου οὐκ ἐστέ, ἀλλ’ ἐγὼ ἐξελεξάμην ὑμᾶς ἐκ τοῦ κόσμου, διὰ τοῦτο μισεῖ ὑμᾶς ὁ κόσμος. <text:span text:style-name="T1">20</text:span> μνημονεύετε τοῦ λόγου οὗ ἐγὼ εἶπον ὑμῖν Οὐκ ἔστιν δοῦλος μείζων τοῦ κυρίου αὐτοῦ· εἰ ἐμὲ ἐδίωξαν, καὶ ὑμᾶς διώξουσιν· εἰ τὸν λόγον μου ἐτήρησαν, καὶ τὸν ὑμέτερον τηρήσουσιν. <text:span text:style-name="T1">21</text:span> ἀλλὰ ταῦτα πάντα ποιήσουσιν εἰς ὑμᾶς διὰ τὸ ὄνομά μου, ὅτι οὐκ οἴδασιν τὸν πέμψαντά με. <text:span text:style-name="T1">22</text:span> εἰ μὴ ἦλθον καὶ ἐλάλησα αὐτοῖς, ἁμαρτίαν οὐκ εἴχοσαν· νῦν δὲ πρόφασιν οὐκ ἔχουσιν περὶ τῆς ἁμαρτίας αὐτῶν. <text:span text:style-name="T1">23</text:span> ὁ ἐμὲ μισῶν καὶ τὸν Πατέρα μου μισεῖ. <text:span text:style-name="T1">24</text:span> εἰ τὰ ἔργα μὴ ἐποίησα ἐν αὐτοῖς ἃ οὐδεὶς ἄλλος ἐποίησεν, ἁμαρτίαν οὐκ εἴχοσαν· νῦν δὲ καὶ ἑωράκασιν καὶ μεμισήκασιν καὶ ἐμὲ καὶ τὸν Πατέρα μου. <text:span text:style-name="T1">25</text:span> ἀλλ’ ἵνα πληρωθῇ ὁ λόγος ὁ ἐν τῷ νόμῳ αὐτῶν γεγραμμένος ὅτι <text:span text:style-name="T2">Ἐμίσησάν με δωρεάν</text:span>. <text:span text:style-name="T1">26</text:span> Ὅταν ἔλθῃ ὁ Παράκλητος ὃν ἐγὼ πέμψω ὑμῖν παρὰ τοῦ Πατρός, τὸ Πνεῦμα τῆς ἀληθείας ὃ παρὰ τοῦ Πατρὸς ἐκπορεύεται, ἐκεῖνος μαρτυρήσει περὶ ἐμοῦ· <text:span text:style-name="T1">27</text:span> καὶ ὑμεῖς δὲ μαρτυρεῖτε, ὅτι ἀπ’ ἀρχῆς μετ’ ἐμοῦ ἐστε.</text:p>
      <text:p text:style-name="P2"/>
      <text:h text:style-name="P4" text:outline-level="2">16</text:h>
      <text:p text:style-name="P2"/>
      <text:p text:style-name="P2"><text:span text:style-name="T1">1</text:span> Ταῦτα λελάληκα ὑμῖν ἵνα μὴ σκανδαλισθῆτε. <text:span text:style-name="T1">2</text:span> ἀποσυναγώγους ποιήσουσιν ὑμᾶς· ἀλλ’ ἔρχεται ὥρα ἵνα πᾶς ὁ ἀποκτείνας ὑμᾶς δόξῃ λατρείαν προσφέρειν τῷ Θεῷ. <text:span text:style-name="T1">3</text:span> καὶ <text:soft-page-break/>ταῦτα ποιήσουσιν ὅτι οὐκ ἔγνωσαν τὸν Πατέρα οὐδὲ ἐμέ. <text:span text:style-name="T1">4</text:span> ἀλλὰ ταῦτα λελάληκα ὑμῖν ἵνα ὅταν ἔλθῃ ἡ ὥρα αὐτῶν μνημονεύητε αὐτῶν, ὅτι ἐγὼ εἶπον ὑμῖν. ταῦτα δὲ ὑμῖν ἐξ ἀρχῆς οὐκ εἶπον, ὅτι μεθ’ ὑμῶν ἤμην. <text:span text:style-name="T1">5</text:span> νῦν δὲ ὑπάγω πρὸς τὸν πέμψαντά με, καὶ οὐδεὶς ἐξ ὑμῶν ἐρωτᾷ με Ποῦ ὑπάγεις; <text:span text:style-name="T1">6</text:span> ἀλλ’ ὅτι ταῦτα λελάληκα ὑμῖν, ἡ λύπη πεπλήρωκεν ὑμῶν τὴν καρδίαν. <text:span text:style-name="T1">7</text:span> ἀλλ’ ἐγὼ τὴν ἀλήθειαν λέγω ὑμῖν, συμφέρει ὑμῖν ἵνα ἐγὼ ἀπέλθω. ἐὰν γὰρ μὴ ἀπέλθω, ὁ Παράκλητος οὐ μὴ ἔλθῃ πρὸς ὑμᾶς· ἐὰν δὲ πορευθῶ, πέμψω αὐτὸν πρὸς ὑμᾶς. <text:span text:style-name="T1">8</text:span> καὶ ἐλθὼν ἐκεῖνος ἐλέγξει τὸν κόσμον περὶ ἁμαρτίας καὶ περὶ δικαιοσύνης καὶ περὶ κρίσεως· <text:span text:style-name="T1">9</text:span> περὶ ἁμαρτίας μέν, ὅτι οὐ πιστεύουσιν εἰς ἐμέ· <text:span text:style-name="T1">10</text:span> περὶ δικαιοσύνης δέ, ὅτι πρὸς τὸν Πατέρα ὑπάγω καὶ οὐκέτι θεωρεῖτέ με· <text:span text:style-name="T1">11</text:span> περὶ δὲ κρίσεως, ὅτι ὁ ἄρχων τοῦ κόσμου τούτου κέκριται. <text:span text:style-name="T1">12</text:span> Ἔτι πολλὰ ἔχω ὑμῖν λέγειν, ἀλλ’ οὐ δύνασθε βαστάζειν ἄρτι· <text:span text:style-name="T1">13</text:span> ὅταν δὲ ἔλθῃ ἐκεῖνος, τὸ Πνεῦμα τῆς ἀληθείας, ὁδηγήσει ὑμᾶς εἰς τὴν ἀλήθειαν πᾶσαν· οὐ γὰρ λαλήσει ἀφ’ ἑαυτοῦ, ἀλλ’ ὅσα ἀκούει λαλήσει, καὶ τὰ ἐρχόμενα ἀναγγελεῖ ὑμῖν. <text:span text:style-name="T1">14</text:span> ἐκεῖνος ἐμὲ δοξάσει, ὅτι ἐκ τοῦ ἐμοῦ λήμψεται καὶ ἀναγγελεῖ ὑμῖν. <text:span text:style-name="T1">15</text:span> πάντα ὅσα ἔχει ὁ Πατὴρ ἐμά ἐστιν· διὰ τοῦτο εἶπον ὅτι ἐκ τοῦ ἐμοῦ λαμβάνει καὶ ἀναγγελεῖ ὑμῖν. <text:span text:style-name="T1">16</text:span> Μικρὸν καὶ οὐκέτι θεωρεῖτέ με, καὶ πάλιν μικρὸν καὶ ὄψεσθέ με. <text:span text:style-name="T1">17</text:span> Εἶπαν οὖν ἐκ τῶν μαθητῶν αὐτοῦ πρὸς ἀλλήλους Τί ἐστιν τοῦτο ὃ λέγει ἡμῖν Μικρὸν καὶ οὐ θεωρεῖτέ με, καὶ πάλιν μικρὸν καὶ ὄψεσθέ με; καί Ὅτι ὑπάγω πρὸς τὸν Πατέρα; <text:span text:style-name="T1">18</text:span> ἔλεγον οὖν Τοῦτο τί ἐστιν ὃ λέγει τὸ μικρόν; οὐκ οἴδαμεν τί λαλεῖ. <text:span text:style-name="T1">19</text:span> ἔγνω Ἰησοῦς ὅτι ἤθελον αὐτὸν ἐρωτᾶν, καὶ εἶπεν αὐτοῖς Περὶ τούτου ζητεῖτε μετ’ ἀλλήλων ὅτι εἶπον Μικρὸν καὶ οὐ θεωρεῖτέ με, καὶ πάλιν μικρὸν καὶ ὄψεσθέ με; <text:span text:style-name="T1">20</text:span> ἀμὴν ἀμὴν λέγω ὑμῖν ὅτι κλαύσετε καὶ θρηνήσετε ὑμεῖς, ὁ δὲ κόσμος χαρήσεται· ὑμεῖς λυπηθήσεσθε, ἀλλ’ ἡ λύπη ὑμῶν εἰς χαρὰν γενήσεται. <text:span text:style-name="T1">21</text:span> ἡ <text:soft-page-break/>γυνὴ ὅταν τίκτῃ λύπην ἔχει, ὅτι ἦλθεν ἡ ὥρα αὐτῆς· ὅταν δὲ γεννήσῃ τὸ παιδίον, οὐκέτι μνημονεύει τῆς θλίψεως διὰ τὴν χαρὰν ὅτι ἐγεννήθη ἄνθρωπος εἰς τὸν κόσμον. <text:span text:style-name="T1">22</text:span> καὶ ὑμεῖς οὖν νῦν μὲν λύπην ἔχετε· πάλιν δὲ ὄψομαι ὑμᾶς, καὶ χαρήσεται ὑμῶν ἡ καρδία, καὶ τὴν χαρὰν ὑμῶν οὐδεὶς αἴρει ἀφ’ ὑμῶν. <text:span text:style-name="T1">23</text:span> καὶ ἐν ἐκείνῃ τῇ ἡμέρᾳ ἐμὲ οὐκ ἐρωτήσετε οὐδέν. ἀμὴν ἀμὴν λέγω ὑμῖν, ἄν τι αἰτήσητε τὸν Πατέρα δώσει ὑμῖν ἐν τῷ ὀνόματί μου. <text:span text:style-name="T1">24</text:span> ἕως ἄρτι οὐκ ᾐτήσατε οὐδὲν ἐν τῷ ὀνόματί μου· αἰτεῖτε, καὶ λήμψεσθε, ἵνα ἡ χαρὰ ὑμῶν ᾖ πεπληρωμένη. <text:span text:style-name="T1">25</text:span> Ταῦτα ἐν παροιμίαις λελάληκα ὑμῖν· ἔρχεται ὥρα ὅτε οὐκέτι ἐν παροιμίαις λαλήσω ὑμῖν, ἀλλὰ παρρησίᾳ περὶ τοῦ Πατρὸς ἀπαγγελῶ ὑμῖν. <text:span text:style-name="T1">26</text:span> ἐν ἐκείνῃ τῇ ἡμέρᾳ ἐν τῷ ὀνόματί μου αἰτήσεσθε, καὶ οὐ λέγω ὑμῖν ὅτι ἐγὼ ἐρωτήσω τὸν Πατέρα περὶ ὑμῶν· <text:span text:style-name="T1">27</text:span> αὐτὸς γὰρ ὁ Πατὴρ φιλεῖ ὑμᾶς, ὅτι ὑμεῖς ἐμὲ πεφιλήκατε καὶ πεπιστεύκατε ὅτι ἐγὼ παρὰ τοῦ Θεοῦ ἐξῆλθον. <text:span text:style-name="T1">28</text:span> ἐξῆλθον ἐκ τοῦ Πατρὸς καὶ ἐλήλυθα εἰς τὸν κόσμον· πάλιν ἀφίημι τὸν κόσμον καὶ πορεύομαι πρὸς τὸν Πατέρα. <text:span text:style-name="T1">29</text:span> Λέγουσιν οἱ μαθηταὶ αὐτοῦ Ἴδε νῦν ἐν παρρησίᾳ λαλεῖς, καὶ παροιμίαν οὐδεμίαν λέγεις. <text:span text:style-name="T1">30</text:span> νῦν οἴδαμεν ὅτι οἶδας πάντα καὶ οὐ χρείαν ἔχεις ἵνα τίς σε ἐρωτᾷ· ἐν τούτῳ πιστεύομεν ὅτι ἀπὸ Θεοῦ ἐξῆλθες. <text:span text:style-name="T1">31</text:span> ἀπεκρίθη αὐτοῖς Ἰησοῦς Ἄρτι πιστεύετε; <text:span text:style-name="T1">32</text:span> ἰδοὺ ἔρχεται ὥρα καὶ ἐλήλυθεν ἵνα σκορπισθῆτε ἕκαστος εἰς τὰ ἴδια κἀμὲ μόνον ἀφῆτε· καὶ οὐκ εἰμὶ μόνος, ὅτι ὁ Πατὴρ μετ’ ἐμοῦ ἐστιν. <text:span text:style-name="T1">33</text:span> ταῦτα λελάληκα ὑμῖν ἵνα ἐν ἐμοὶ εἰρήνην ἔχητε. ἐν τῷ κόσμῳ θλῖψιν ἔχετε· ἀλλὰ θαρσεῖτε, ἐγὼ νενίκηκα τὸν κόσμον.</text:p>
      <text:p text:style-name="P2"/>
      <text:h text:style-name="P4" text:outline-level="2">17</text:h>
      <text:p text:style-name="P2"/>
      <text:p text:style-name="P2"><text:soft-page-break/><text:tab/><text:span text:style-name="T1">1</text:span> Ταῦτα ἐλάλησεν Ἰησοῦς, καὶ ἐπάρας τοὺς ὀφθαλμοὺς αὐτοῦ εἰς τὸν οὐρανὸν εἶπεν Πάτερ, ἐλήλυθεν ἡ ὥρα· δόξασόν σου τὸν Υἱόν, ἵνα ὁ Υἱὸς δοξάσῃ σέ, <text:span text:style-name="T1">2</text:span> καθὼς ἔδωκας αὐτῷ ἐξουσίαν πάσης σαρκός, ἵνα πᾶν ὃ δέδωκας αὐτῷ δώσῃ αὐτοῖς ζωὴν αἰώνιον. <text:span text:style-name="T1">3</text:span> αὕτη δέ ἐστιν ἡ αἰώνιος ζωὴ, ἵνα γινώσκωσιν σὲ τὸν μόνον ἀληθινὸν Θεὸν καὶ ὃν ἀπέστειλας Ἰησοῦν Χριστόν. <text:span text:style-name="T1">4</text:span> ἐγώ σε ἐδόξασα ἐπὶ τῆς γῆς, τὸ ἔργον τελειώσας ὃ δέδωκάς μοι ἵνα ποιήσω· <text:span text:style-name="T1">5</text:span> καὶ νῦν δόξασόν με σύ, Πάτερ, παρὰ σεαυτῷ τῇ δόξῃ ᾗ εἶχον πρὸ τοῦ τὸν κόσμον εἶναι παρὰ σοί. <text:span text:style-name="T1">6</text:span> Ἐφανέρωσά σου τὸ ὄνομα τοῖς ἀνθρώποις οὓς ἔδωκάς μοι ἐκ τοῦ κόσμου. σοὶ ἦσαν κἀμοὶ αὐτοὺς ἔδωκας, καὶ τὸν λόγον σου τετήρηκαν. <text:span text:style-name="T1">7</text:span> νῦν ἔγνωκαν ὅτι πάντα ὅσα δέδωκάς μοι παρὰ σοῦ εἰσιν· <text:span text:style-name="T1">8</text:span> ὅτι τὰ ῥήματα ἃ ἔδωκάς μοι δέδωκα αὐτοῖς, καὶ αὐτοὶ ἔλαβον, καὶ ἔγνωσαν ἀληθῶς ὅτι παρὰ σοῦ ἐξῆλθον, καὶ ἐπίστευσαν ὅτι σύ με ἀπέστειλας. <text:span text:style-name="T1">9</text:span> Ἐγὼ περὶ αὐτῶν ἐρωτῶ· οὐ περὶ τοῦ κόσμου ἐρωτῶ, ἀλλὰ περὶ ὧν δέδωκάς μοι, ὅτι σοί εἰσιν, <text:span text:style-name="T1">10</text:span> καὶ τὰ ἐμὰ πάντα σά ἐστιν καὶ τὰ σὰ ἐμά, καὶ δεδόξασμαι ἐν αὐτοῖς. <text:span text:style-name="T1">11</text:span> καὶ οὐκέτι εἰμὶ ἐν τῷ κόσμῳ, καὶ αὐτοὶ ἐν τῷ κόσμῳ εἰσίν, κἀγὼ πρὸς σὲ ἔρχομαι. Πάτερ ἅγιε, τήρησον αὐτοὺς ἐν τῷ ὀνόματί σου ᾧ δέδωκάς μοι, ἵνα ὦσιν ἓν καθὼς ἡμεῖς. <text:span text:style-name="T1">12</text:span> ὅτε ἤμην μετ’ αὐτῶν, ἐγὼ ἐτήρουν αὐτοὺς ἐν τῷ ὀνόματί σου ᾧ δέδωκάς μοι, καὶ ἐφύλαξα, καὶ οὐδεὶς ἐξ αὐτῶν ἀπώλετο εἰ μὴ ὁ υἱὸς τῆς ἀπωλείας, ἵνα ἡ γραφὴ πληρωθῇ. <text:span text:style-name="T1">13</text:span> νῦν δὲ πρὸς σὲ ἔρχομαι, καὶ ταῦτα λαλῶ ἐν τῷ κόσμῳ ἵνα ἔχωσιν τὴν χαρὰν τὴν ἐμὴν πεπληρωμένην ἐν ἑαυτοῖς. <text:span text:style-name="T1">14</text:span> ἐγὼ δέδωκα αὐτοῖς τὸν λόγον σου, καὶ ὁ κόσμος ἐμίσησεν αὐτούς, ὅτι οὐκ εἰσὶν ἐκ τοῦ κόσμου καθὼς ἐγὼ οὐκ εἰμὶ ἐκ τοῦ κόσμου. <text:span text:style-name="T1">15</text:span> οὐκ ἐρωτῶ ἵνα ἄρῃς αὐτοὺς ἐκ τοῦ κόσμου, ἀλλ’ ἵνα τηρήσῃς αὐτοὺς ἐκ τοῦ πονηροῦ. <text:span text:style-name="T1">16</text:span> ἐκ τοῦ κόσμου οὐκ εἰσὶν καθὼς ἐγὼ οὐκ εἰμὶ ἐκ τοῦ κόσμου. <text:span text:style-name="T1">17</text:span> ἁγίασον αὐτοὺς ἐν τῇ ἀληθείᾳ· ὁ λόγος ὁ σὸς ἀλήθειά ἐστιν. <text:span text:style-name="T1">18</text:span> <text:soft-page-break/>καθὼς ἐμὲ ἀπέστειλας εἰς τὸν κόσμον, κἀγὼ ἀπέστειλα αὐτοὺς εἰς τὸν κόσμον· <text:span text:style-name="T1">19</text:span> καὶ ὑπὲρ αὐτῶν ἐγὼ ἁγιάζω ἐμαυτόν, ἵνα ὦσιν καὶ αὐτοὶ ἡγιασμένοι ἐν ἀληθείᾳ. <text:span text:style-name="T1">20</text:span> Οὐ περὶ τούτων δὲ ἐρωτῶ μόνον, ἀλλὰ καὶ περὶ τῶν πιστευόντων διὰ τοῦ λόγου αὐτῶν εἰς ἐμέ, <text:span text:style-name="T1">21</text:span> ἵνα πάντες ἓν ὦσιν, καθὼς σύ, Πατήρ, ἐν ἐμοὶ κἀγὼ ἐν σοί, ἵνα καὶ αὐτοὶ ἐν ἡμῖν ὦσιν, ἵνα ὁ κόσμος πιστεύῃ ὅτι σύ με ἀπέστειλας. <text:span text:style-name="T1">22</text:span> κἀγὼ τὴν δόξαν ἣν δέδωκάς μοι δέδωκα αὐτοῖς, ἵνα ὦσιν ἓν καθὼς ἡμεῖς ἕν· <text:span text:style-name="T1">23</text:span> ἐγὼ ἐν αὐτοῖς καὶ σὺ ἐν ἐμοί, ἵνα ὦσιν τετελειωμένοι εἰς ἕν, ἵνα γινώσκῃ ὁ κόσμος ὅτι σύ με ἀπέστειλας καὶ ἠγάπησας αὐτοὺς καθὼς ἐμὲ ἠγάπησας. <text:span text:style-name="T1">24</text:span> Πατήρ, ὃ δέδωκάς μοι, θέλω ἵνα ὅπου εἰμὶ ἐγὼ κἀκεῖνοι ὦσιν μετ’ ἐμοῦ, ἵνα θεωρῶσιν τὴν δόξαν τὴν ἐμὴν, ἣν δέδωκάς μοι ὅτι ἠγάπησάς με πρὸ καταβολῆς κόσμου. <text:span text:style-name="T1">25</text:span> Πατὴρ δίκαιε, καὶ ὁ κόσμος σε οὐκ ἔγνω, ἐγὼ δέ σε ἔγνων, καὶ οὗτοι ἔγνωσαν ὅτι σύ με ἀπέστειλας· <text:span text:style-name="T1">26</text:span> καὶ ἐγνώρισα αὐτοῖς τὸ ὄνομά σου καὶ γνωρίσω, ἵνα ἡ ἀγάπη ἣν ἠγάπησάς με ἐν αὐτοῖς ᾖ κἀγὼ ἐν αὐτοῖς.</text:p>
      <text:p text:style-name="P2"/>
      <text:h text:style-name="P4" text:outline-level="2">18</text:h>
      <text:p text:style-name="P2"/>
      <text:p text:style-name="P2"><text:tab/><text:span text:style-name="T1">1</text:span> Ταῦτα εἰπὼν Ἰησοῦς ἐξῆλθεν σὺν τοῖς μαθηταῖς αὐτοῦ πέραν τοῦ χειμάρρου τῶν Κέδρων, ὅπου ἦν κῆπος, εἰς ὃν εἰσῆλθεν αὐτὸς καὶ οἱ μαθηταὶ αὐτοῦ. <text:span text:style-name="T1">2</text:span> ᾔδει δὲ καὶ Ἰούδας ὁ παραδιδοὺς αὐτὸν τὸν τόπον, ὅτι πολλάκις συνήχθη Ἰησοῦς ἐκεῖ μετὰ τῶν μαθητῶν αὐτοῦ. <text:span text:style-name="T1">3</text:span> ὁ οὖν Ἰούδας λαβὼν τὴν σπεῖραν καὶ ἐκ τῶν ἀρχιερέων καὶ ἐκ τῶν Φαρισαίων ὑπηρέτας ἔρχεται ἐκεῖ μετὰ φανῶν καὶ λαμπάδων καὶ ὅπλων. <text:span text:style-name="T1">4</text:span> Ἰησοῦς οὖν εἰδὼς πάντα τὰ ἐρχόμενα ἐπ’ αὐτὸν ἐξῆλθεν καὶ λέγει αὐτοῖς Τίνα ζητεῖτε; <text:span text:style-name="T1">5</text:span> ἀπεκρίθησαν αὐτῷ Ἰησοῦν τὸν <text:soft-page-break/>Ναζωραῖον. λέγει αὐτοῖς Ἐγώ εἰμι. εἱστήκει δὲ καὶ Ἰούδας ὁ παραδιδοὺς αὐτὸν μετ’ αὐτῶν. <text:span text:style-name="T1">6</text:span> ὡς οὖν εἶπεν αὐτοῖς Ἐγώ εἰμι, ἀπῆλθαν εἰς τὰ ὀπίσω καὶ ἔπεσαν χαμαί. <text:span text:style-name="T1">7</text:span> πάλιν οὖν ἐπηρώτησεν αὐτούς Τίνα ζητεῖτε; οἱ δὲ εἶπαν Ἰησοῦν τὸν Ναζωραῖον. <text:span text:style-name="T1">8</text:span> ἀπεκρίθη Ἰησοῦς Εἶπον ὑμῖν ὅτι ἐγώ εἰμι· εἰ οὖν ἐμὲ ζητεῖτε, ἄφετε τούτους ὑπάγειν· <text:span text:style-name="T1">9</text:span> ἵνα πληρωθῇ ὁ λόγος ὃν εἶπεν, ὅτι Οὓς δέδωκάς μοι, οὐκ ἀπώλεσα ἐξ αὐτῶν οὐδένα. <text:span text:style-name="T1">10</text:span> Σίμων οὖν Πέτρος ἔχων μάχαιραν εἵλκυσεν αὐτὴν καὶ ἔπαισεν τὸν τοῦ ἀρχιερέως δοῦλον καὶ ἀπέκοψεν αὐτοῦ τὸ ὠτάριον τὸ δεξιόν. ἦν δὲ ὄνομα τῷ δούλῳ Μάλχος. <text:span text:style-name="T1">11</text:span> εἶπεν οὖν ὁ Ἰησοῦς τῷ Πέτρῳ Βάλε τὴν μάχαιραν εἰς τὴν θήκην· τὸ ποτήριον ὃ δέδωκέν μοι ὁ Πατήρ, οὐ μὴ πίω αὐτό;</text:p>
      <text:p text:style-name="P2"><text:tab/><text:span text:style-name="T1">12</text:span> Ἡ οὖν σπεῖρα καὶ ὁ χιλίαρχος καὶ οἱ ὑπηρέται τῶν Ἰουδαίων συνέλαβον τὸν Ἰησοῦν καὶ ἔδησαν αὐτὸν, <text:span text:style-name="T1">13</text:span> καὶ ἤγαγον πρὸς Ἅνναν πρῶτον· ἦν γὰρ πενθερὸς τοῦ Καϊάφα, ὃς ἦν ἀρχιερεὺς τοῦ ἐνιαυτοῦ ἐκείνου· <text:span text:style-name="T1">14</text:span> ἦν δὲ Καϊάφας ὁ συμβουλεύσας τοῖς Ἰουδαίοις ὅτι συμφέρει ἕνα ἄνθρωπον ἀποθανεῖν ὑπὲρ τοῦ λαοῦ. <text:span text:style-name="T1">15</text:span> Ἠκολούθει δὲ τῷ Ἰησοῦ Σίμων Πέτρος καὶ ἄλλος μαθητής. ὁ δὲ μαθητὴς ἐκεῖνος ἦν γνωστὸς τῷ ἀρχιερεῖ, καὶ συνεισῆλθεν τῷ Ἰησοῦ εἰς τὴν αὐλὴν τοῦ ἀρχιερέως, <text:span text:style-name="T1">16</text:span> ὁ δὲ Πέτρος εἱστήκει πρὸς τῇ θύρᾳ ἔξω. ἐξῆλθεν οὖν ὁ μαθητὴς ὁ ἄλλος ὁ γνωστὸς τοῦ ἀρχιερέως καὶ εἶπεν τῇ θυρωρῷ, καὶ εἰσήγαγεν τὸν Πέτρον. <text:span text:style-name="T1">17</text:span> λέγει οὖν τῷ Πέτρῳ ἡ παιδίσκη ἡ θυρωρός Μὴ καὶ σὺ ἐκ τῶν μαθητῶν εἶ τοῦ ἀνθρώπου τούτου; λέγει ἐκεῖνος Οὐκ εἰμί. <text:span text:style-name="T1">18</text:span> εἱστήκεισαν δὲ οἱ δοῦλοι καὶ οἱ ὑπηρέται ἀνθρακιὰν πεποιηκότες, ὅτι ψῦχος ἦν, καὶ ἐθερμαίνοντο· ἦν δὲ καὶ ὁ Πέτρος μετ’ αὐτῶν ἑστὼς καὶ θερμαινόμενος. <text:span text:style-name="T1">19</text:span> Ὁ οὖν ἀρχιερεὺς ἠρώτησεν τὸν Ἰησοῦν περὶ τῶν μαθητῶν αὐτοῦ καὶ περὶ τῆς διδαχῆς αὐτοῦ. <text:span text:style-name="T1">20</text:span> ἀπεκρίθη αὐτῷ Ἰησοῦς Ἐγὼ παρρησίᾳ λελάληκα τῷ κόσμῳ· ἐγὼ πάντοτε ἐδίδαξα ἐν συναγωγῇ καὶ ἐν τῷ ἱερῷ, ὅπου <text:soft-page-break/>πάντες οἱ Ἰουδαῖοι συνέρχονται, καὶ ἐν κρυπτῷ ἐλάλησα οὐδέν. <text:span text:style-name="T1">21</text:span> τί με ἐρωτᾷς; ἐρώτησον τοὺς ἀκηκοότας τί ἐλάλησα αὐτοῖς· ἴδε οὗτοι οἴδασιν ἃ εἶπον ἐγώ. <text:span text:style-name="T1">22</text:span> ταῦτα δὲ αὐτοῦ εἰπόντος εἷς παρεστηκὼς τῶν ὑπηρετῶν ἔδωκεν ῥάπισμα τῷ Ἰησοῦ εἰπών Οὕτως ἀποκρίνῃ τῷ ἀρχιερεῖ; <text:span text:style-name="T1">23</text:span> ἀπεκρίθη αὐτῷ Ἰησοῦς Εἰ κακῶς ἐλάλησα, μαρτύρησον περὶ τοῦ κακοῦ· εἰ δὲ καλῶς, τί με δέρεις; <text:span text:style-name="T1">24</text:span> ἀπέστειλεν οὖν αὐτὸν ὁ Ἄννας δεδεμένον πρὸς Καϊάφαν τὸν ἀρχιερέα. <text:span text:style-name="T1">25</text:span> Ἦν δὲ Σίμων Πέτρος ἑστὼς καὶ θερμαινόμενος. εἶπον οὖν αὐτῷ Μὴ καὶ σὺ ἐκ τῶν μαθητῶν αὐτοῦ εἶ; ἠρνήσατο ἐκεῖνος καὶ εἶπεν Οὐκ εἰμί. <text:span text:style-name="T1">26</text:span> λέγει εἷς ἐκ τῶν δούλων τοῦ ἀρχιερέως, συγγενὴς ὢν οὗ ἀπέκοψεν Πέτρος τὸ ὠτίον Οὐκ ἐγώ σε εἶδον ἐν τῷ κήπῳ μετ’ αὐτοῦ; <text:span text:style-name="T1">27</text:span> πάλιν οὖν ἠρνήσατο Πέτρος, καὶ εὐθέως ἀλέκτωρ ἐφώνησεν.</text:p>
      <text:p text:style-name="P2"><text:span text:style-name="T1"><text:tab/>28</text:span> Ἄγουσιν οὖν τὸν Ἰησοῦν ἀπὸ τοῦ Καϊάφα εἰς τὸ πραιτώριον· ἦν δὲ πρωΐ· καὶ αὐτοὶ οὐκ εἰσῆλθον εἰς τὸ πραιτώριον, ἵνα μὴ μιανθῶσιν ἀλλὰ φάγωσιν τὸ πάσχα. <text:span text:style-name="T1">29</text:span> ἐξῆλθεν οὖν ὁ Πειλᾶτος ἔξω πρὸς αὐτοὺς καὶ φησίν Τίνα κατηγορίαν φέρετε τοῦ ἀνθρώπου τούτου; <text:span text:style-name="T1">30</text:span> ἀπεκρίθησαν καὶ εἶπαν αὐτῷ Εἰ μὴ ἦν οὗτος κακὸν ποιῶν, οὐκ ἄν σοι παρεδώκαμεν αὐτόν. <text:span text:style-name="T1">31</text:span> εἶπεν οὖν αὐτοῖς ὁ Πειλᾶτος Λάβετε αὐτὸν ὑμεῖς, καὶ κατὰ τὸν νόμον ὑμῶν κρίνατε αὐτόν. εἶπον αὐτῷ οἱ Ἰουδαῖοι Ἡμῖν οὐκ ἔξεστιν ἀποκτεῖναι οὐδένα· <text:span text:style-name="T1">32</text:span> ἵνα ὁ λόγος τοῦ Ἰησοῦ πληρωθῇ ὃν εἶπεν σημαίνων ποίῳ θανάτῳ ἤμελλεν ἀποθνήσκειν. <text:span text:style-name="T1">33</text:span> Εἰσῆλθεν οὖν πάλιν εἰς τὸ πραιτώριον ὁ Πειλᾶτος καὶ ἐφώνησεν τὸν Ἰησοῦν καὶ εἶπεν αὐτῷ Σὺ εἶ ὁ Βασιλεὺς τῶν Ἰουδαίων; <text:span text:style-name="T1">34</text:span> ἀπεκρίθη Ἰησοῦς Ἀφ’ ἑαυτοῦ σὺ τοῦτο λέγεις, ἢ ἄλλοι εἶπόν σοι περὶ ἐμοῦ; <text:span text:style-name="T1">35</text:span> ἀπεκρίθη ὁ Πειλᾶτος Μήτι ἐγὼ Ἰουδαῖός εἰμι; τὸ ἔθνος τὸ σὸν καὶ οἱ ἀρχιερεῖς παρέδωκάν σε ἐμοί· τί ἐποίησας; <text:span text:style-name="T1">36</text:span> ἀπεκρίθη Ἰησοῦς· Ἡ βασιλεία ἡ ἐμὴ οὐκ ἔστιν ἐκ τοῦ κόσμου τούτου· εἰ <text:soft-page-break/>ἐκ τοῦ κόσμου τούτου ἦν ἡ βασιλεία ἡ ἐμή, οἱ ὑπηρέται ἂν οἱ ἐμοὶ ἠγωνίζοντο, ἵνα μὴ παραδοθῶ τοῖς Ἰουδαίοις· νῦν δὲ ἡ βασιλεία ἡ ἐμὴ οὐκ ἔστιν ἐντεῦθεν. <text:span text:style-name="T1">37</text:span> εἶπεν οὖν αὐτῷ ὁ Πειλᾶτος Οὐκοῦν βασιλεὺς εἶ σύ; ἀπεκρίθη ὁ Ἰησοῦς Σὺ λέγεις ὅτι βασιλεύς εἰμι. ἐγὼ εἰς τοῦτο γεγέννημαι καὶ εἰς τοῦτο ἐλήλυθα εἰς τὸν κόσμον, ἵνα μαρτυρήσω τῇ ἀληθείᾳ· πᾶς ὁ ὢν ἐκ τῆς ἀληθείας ἀκούει μου τῆς φωνῆς. <text:span text:style-name="T1">38</text:span> λέγει αὐτῷ ὁ Πειλᾶτος Τί ἐστιν ἀλήθεια; Καὶ τοῦτο εἰπὼν πάλιν ἐξῆλθεν πρὸς τοὺς Ἰουδαίους, καὶ λέγει αὐτοῖς Ἐγὼ οὐδεμίαν εὑρίσκω ἐν αὐτῷ αἰτίαν. <text:span text:style-name="T1">39</text:span> ἔστιν δὲ συνήθεια ὑμῖν ἵνα ἕνα ἀπολύσω ὑμῖν ἐν τῷ πάσχα· βούλεσθε οὖν ἀπολύσω ὑμῖν τὸν Βασιλέα τῶν Ἰουδαίων; <text:span text:style-name="T1">40</text:span> ἐκραύγασαν οὖν πάλιν λέγοντες Μὴ τοῦτον, ἀλλὰ τὸν Βαραββᾶν. ἦν δὲ ὁ Βαραββᾶς λῃστής.</text:p>
      <text:p text:style-name="P2"/>
      <text:h text:style-name="P4" text:outline-level="2">19</text:h>
      <text:p text:style-name="P2"/>
      <text:p text:style-name="P2"><text:tab/><text:span text:style-name="T1">1</text:span> Τότε οὖν ἔλαβεν ὁ Πειλᾶτος τὸν Ἰησοῦν καὶ ἐμαστίγωσεν. <text:span text:style-name="T1">2</text:span> καὶ οἱ στρατιῶται πλέξαντες στέφανον ἐξ ἀκανθῶν ἐπέθηκαν αὐτοῦ τῇ κεφαλῇ, καὶ ἱμάτιον πορφυροῦν περιέβαλον αὐτόν, <text:span text:style-name="T1">3</text:span> καὶ ἤρχοντο πρὸς αὐτὸν καὶ ἔλεγον Χαῖρε ὁ Βασιλεὺς τῶν Ἰουδαίων· καὶ ἐδίδοσαν αὐτῷ ῥαπίσματα. <text:span text:style-name="T1">4</text:span> Καὶ ἐξῆλθεν πάλιν ἔξω ὁ Πειλᾶτος καὶ λέγει αὐτοῖς Ἴδε ἄγω ὑμῖν αὐτὸν ἔξω, ἵνα γνῶτε ὅτι οὐδεμίαν αἰτίαν εὑρίσκω ἐν αὐτῷ. <text:span text:style-name="T1">5</text:span> ἐξῆλθεν οὖν ὁ Ἰησοῦς ἔξω, φορῶν τὸν ἀκάνθινον στέφανον καὶ τὸ πορφυροῦν ἱμάτιον. καὶ λέγει αὐτοῖς Ἰδοὺ ὁ ἄνθρωπος. <text:span text:style-name="T1">6</text:span> ὅτε οὖν εἶδον αὐτὸν οἱ ἀρχιερεῖς καὶ οἱ ὑπηρέται, ἐκραύγασαν λέγοντες Σταύρωσον σταύρωσον. λέγει αὐτοῖς ὁ Πειλᾶτος Λάβετε αὐτὸν ὑμεῖς καὶ σταυρώσατε· ἐγὼ γὰρ οὐχ εὑρίσκω ἐν αὐτῷ αἰτίαν. <text:span text:style-name="T1">7</text:span> ἀπεκρίθησαν αὐτῷ οἱ Ἰουδαῖοι <text:soft-page-break/>Ἡμεῖς νόμον ἔχομεν, καὶ κατὰ τὸν νόμον ὀφείλει ἀποθανεῖν, ὅτι Υἱὸν Θεοῦ ἑαυτὸν ἐποίησεν. <text:span text:style-name="T1">8</text:span> Ὅτε οὖν ἤκουσεν ὁ Πειλᾶτος τοῦτον τὸν λόγον, μᾶλλον ἐφοβήθη, <text:span text:style-name="T1">9</text:span> καὶ εἰσῆλθεν εἰς τὸ πραιτώριον πάλιν καὶ λέγει τῷ Ἰησοῦ Πόθεν εἶ σύ; ὁ δὲ Ἰησοῦς ἀπόκρισιν οὐκ ἔδωκεν αὐτῷ. <text:span text:style-name="T1">10</text:span> λέγει οὖν αὐτῷ ὁ Πειλᾶτος Ἐμοὶ οὐ λαλεῖς; οὐκ οἶδας ὅτι ἐξουσίαν ἔχω ἀπολῦσαί σε καὶ ἐξουσίαν ἔχω σταυρῶσαί σε; <text:span text:style-name="T1">11</text:span> ἀπεκρίθη Ἰησοῦς Οὐκ εἶχες ἐξουσίαν κατ’ ἐμοῦ οὐδεμίαν εἰ μὴ ἦν δεδομένον σοι ἄνωθεν· διὰ τοῦτο ὁ παραδούς μέ σοι μείζονα ἁμαρτίαν ἔχει. <text:span text:style-name="T1">12</text:span> ἐκ τούτου ὁ Πειλᾶτος ἐζήτει ἀπολῦσαι αὐτόν· οἱ δὲ Ἰουδαῖοι ἐκραύγασαν λέγοντες Ἐὰν τοῦτον ἀπολύσῃς, οὐκ εἶ φίλος τοῦ Καίσαρος· πᾶς ὁ βασιλέα ἑαυτὸν ποιῶν ἀντιλέγει τῷ Καίσαρι. <text:span text:style-name="T1">13</text:span> Ὁ οὖν Πειλᾶτος ἀκούσας τῶν λόγων τούτων ἤγαγεν ἔξω τὸν Ἰησοῦν, καὶ ἐκάθισεν ἐπὶ βήματος εἰς τόπον λεγόμενον Λιθόστρωτον, Ἑβραϊστὶ δὲ Γαββαθα. <text:span text:style-name="T1">14</text:span> ἦν δὲ Παρασκευὴ τοῦ πάσχα, ὥρα ἦν ὡς ἕκτη· καὶ λέγει τοῖς Ἰουδαίοις Ἴδε ὁ Βασιλεὺς ὑμῶν. <text:span text:style-name="T1">15</text:span> ἐκραύγασαν οὖν ἐκεῖνοι Ἆρον ἆρον, σταύρωσον αὐτόν. λέγει αὐτοῖς ὁ Πειλᾶτος Τὸν Βασιλέα ὑμῶν σταυρώσω; ἀπεκρίθησαν οἱ ἀρχιερεῖς Οὐκ ἔχομεν βασιλέα εἰ μὴ Καίσαρα. <text:span text:style-name="T1">16</text:span> τότε οὖν παρέδωκεν αὐτὸν αὐτοῖς ἵνα σταυρωθῇ. </text:p>
      <text:p text:style-name="P2"><text:tab/>Παρέλαβον οὖν τὸν Ἰησοῦν· <text:span text:style-name="T1">17</text:span> καὶ βαστάζων ἑαυτῷ τὸν σταυρὸν ἐξῆλθεν εἰς τὸν λεγόμενον Κρανίου τόπον, ὃ λέγεται Ἑβραϊστὶ Γολγοθᾶ, <text:span text:style-name="T1">18</text:span> ὅπου αὐτὸν ἐσταύρωσαν, καὶ μετ’ αὐτοῦ ἄλλους δύο ἐντεῦθεν καὶ ἐντεῦθεν, μέσον δὲ τὸν Ἰησοῦν. <text:span text:style-name="T1">19</text:span> ἔγραψεν δὲ καὶ τίτλον ὁ Πειλᾶτος καὶ ἔθηκεν ἐπὶ τοῦ σταυροῦ· ἦν δὲ γεγραμμένον ΙΗΣΟΥΣ Ο ΝΑΖΩΡΑΙΟΣ Ο ΒΑΣΙΛΕΥΣ ΤΩΝ ΙΟΥΔΑΙΩΝ. <text:span text:style-name="T1">20</text:span> τοῦτον οὖν τὸν τίτλον πολλοὶ ἀνέγνωσαν τῶν Ἰουδαίων, ὅτι ἐγγὺς ἦν ὁ τόπος τῆς πόλεως ὅπου ἐσταυρώθη ὁ Ἰησοῦς· καὶ ἦν γεγραμμένον Ἑβραϊστί, Ῥωμαϊστί, Ἑλληνιστί. <text:span text:style-name="T1">21</text:span> ἔλεγον οὖν τῷ Πειλάτῳ οἱ ἀρχιερεῖς <text:soft-page-break/>τῶν Ἰουδαίων Μὴ γράφε Ὁ Βασιλεὺς τῶν Ἰουδαίων, ἀλλ’ ὅτι ἐκεῖνος εἶπεν Βασιλεύς εἰμι τῶν Ἰουδαίων. <text:span text:style-name="T1">22</text:span> ἀπεκρίθη ὁ Πειλᾶτος Ὃ γέγραφα, γέγραφα. </text:p>
      <text:p text:style-name="P2"><text:tab/><text:span text:style-name="T1">23</text:span> Οἱ οὖν στρατιῶται, ὅτε ἐσταύρωσαν τὸν Ἰησοῦν, ἔλαβον τὰ ἱμάτια αὐτοῦ καὶ ἐποίησαν τέσσερα μέρη, ἑκάστῳ στρατιώτῃ μέρος, καὶ τὸν χιτῶνα. ἦν δὲ ὁ χιτὼν ἄραφος, ἐκ τῶν ἄνωθεν ὑφαντὸς δι’ ὅλου. <text:span text:style-name="T1">24</text:span> εἶπαν οὖν πρὸς ἀλλήλους Μὴ σχίσωμεν αὐτόν, ἀλλὰ λάχωμεν περὶ αὐτοῦ τίνος ἔσται· ἵνα ἡ γραφὴ πληρωθῇ <text:span text:style-name="T2">Διεμερίσαντο τὰ ἱμάτιά μου ἑαυτοῖς καὶ ἐπὶ τὸν ἱματισμόν μου ἔβαλον κλῆρον</text:span>. Οἱ μὲν οὖν στρατιῶται ταῦτα ἐποίησαν. <text:span text:style-name="T1">25</text:span> εἱστήκεισαν δὲ παρὰ τῷ σταυρῷ τοῦ Ἰησοῦ ἡ μήτηρ αὐτοῦ καὶ ἡ ἀδελφὴ τῆς μητρὸς αὐτοῦ, Μαρία ἡ τοῦ Κλωπᾶ καὶ Μαρία ἡ Μαγδαληνή. <text:span text:style-name="T1">26</text:span> Ἰησοῦς οὖν ἰδὼν τὴν μητέρα καὶ τὸν μαθητὴν παρεστῶτα ὃν ἠγάπα, λέγει τῇ μητρί Γύναι, ἴδε ὁ υἱός σου. <text:span text:style-name="T1">27</text:span> εἶτα λέγει τῷ μαθητῇ Ἴδε ἡ μήτηρ σου. καὶ ἀπ’ ἐκείνης τῆς ὥρας ἔλαβεν ὁ μαθητὴς αὐτὴν εἰς τὰ ἴδια. <text:span text:style-name="T1">28</text:span> Μετὰ τοῦτο εἰδὼς ὁ Ἰησοῦς ὅτι ἤδη πάντα τετέλεσται, ἵνα τελειωθῇ ἡ γραφὴ, λέγει Διψῶ. <text:span text:style-name="T1">29</text:span> σκεῦος ἔκειτο ὄξους μεστόν· σπόγγον οὖν μεστὸν τοῦ ὄξους ὑσσώπῳ περιθέντες προσήνεγκαν αὐτοῦ τῷ στόματι. <text:span text:style-name="T1">30</text:span> ὅτε οὖν ἔλαβεν τὸ ὄξος ὁ Ἰησοῦς εἶπεν Τετέλεσται, καὶ κλίνας τὴν κεφαλὴν παρέδωκεν τὸ πνεῦμα. <text:span text:style-name="T1">31</text:span> Οἱ οὖν Ἰουδαῖοι, ἐπεὶ Παρασκευὴ ἦν, ἵνα μὴ μείνῃ ἐπὶ τοῦ σταυροῦ τὰ σώματα ἐν τῷ σαββάτῳ, ἦν γὰρ μεγάλη ἡ ἡμέρα ἐκείνου τοῦ σαββάτου, ἠρώτησαν τὸν Πειλᾶτον ἵνα κατεαγῶσιν αὐτῶν τὰ σκέλη καὶ ἀρθῶσιν. <text:span text:style-name="T1">32</text:span> ἦλθον οὖν οἱ στρατιῶται, καὶ τοῦ μὲν πρώτου κατέαξαν τὰ σκέλη καὶ τοῦ ἄλλου τοῦ συνσταυρωθέντος αὐτῷ· <text:span text:style-name="T1">33</text:span> ἐπὶ δὲ τὸν Ἰησοῦν ἐλθόντες, ὡς εἶδον ἤδη αὐτὸν τεθνηκότα, οὐ κατέαξαν αὐτοῦ τὰ σκέλη, <text:span text:style-name="T1">34</text:span> ἀλλ’ εἷς τῶν στρατιωτῶν λόγχῃ αὐτοῦ τὴν πλευρὰν ἔνυξεν, καὶ ἐξῆλθεν εὐθὺς αἷμα καὶ ὕδωρ. <text:span text:style-name="T1">35</text:span> καὶ ὁ ἑωρακὼς μεμαρτύρηκεν, καὶ ἀληθινὴ αὐτοῦ ἐστιν ἡ <text:soft-page-break/>μαρτυρία, καὶ ἐκεῖνος οἶδεν ὅτι ἀληθῆ λέγει, ἵνα καὶ ὑμεῖς πιστεύητε. <text:span text:style-name="T1">36</text:span> ἐγένετο γὰρ ταῦτα ἵνα ἡ γραφὴ πληρωθῇ <text:span text:style-name="T2">Ὀστοῦν οὐ συντριβήσεται αὐτοῦ</text:span>. <text:span text:style-name="T1">37</text:span> καὶ πάλιν ἑτέρα γραφὴ λέγει <text:span text:style-name="T2">Ὄψονται εἰς ὃν ἐξεκέντησαν</text:span>.</text:p>
      <text:p text:style-name="P2"><text:tab/><text:span text:style-name="T1">38</text:span> Μετὰ δὲ ταῦτα ἠρώτησεν τὸν Πειλᾶτον Ἰωσὴφ ἀπὸ Ἁριμαθαίας, ὢν μαθητὴς τοῦ Ἰησοῦ κεκρυμμένος δὲ διὰ τὸν φόβον τῶν Ἰουδαίων, ἵνα ἄρῃ τὸ σῶμα τοῦ Ἰησοῦ· καὶ ἐπέτρεψεν ὁ Πειλᾶτος. ἦλθεν οὖν καὶ ἦρεν τὸ σῶμα αὐτοῦ. <text:span text:style-name="T1">39</text:span> ἦλθεν δὲ καὶ Νικόδημος, ὁ ἐλθὼν πρὸς αὐτὸν νυκτὸς τὸ πρῶτον, φέρων μίγμα σμύρνης καὶ ἀλόης ὡς λίτρας ἑκατόν. <text:span text:style-name="T1">40</text:span> ἔλαβον οὖν τὸ σῶμα τοῦ Ἰησοῦ καὶ ἔδησαν αὐτὸ ὀθονίοις μετὰ τῶν ἀρωμάτων, καθὼς ἔθος ἐστὶν τοῖς Ἰουδαίοις ἐνταφιάζειν. <text:span text:style-name="T1">41</text:span> ἦν δὲ ἐν τῷ τόπῳ ὅπου ἐσταυρώθη κῆπος, καὶ ἐν τῷ κήπῳ μνημεῖον καινόν, ἐν ᾧ οὐδέπω οὐδεὶς ἦν τεθειμένος· <text:span text:style-name="T1">42</text:span> ἐκεῖ οὖν διὰ τὴν Παρασκευὴν τῶν Ἰουδαίων, ὅτι ἐγγὺς ἦν τὸ μνημεῖον, ἔθηκαν τὸν Ἰησοῦν.</text:p>
      <text:p text:style-name="P2"/>
      <text:h text:style-name="P4" text:outline-level="2">20</text:h>
      <text:p text:style-name="P2"/>
      <text:p text:style-name="P2"><text:tab/><text:span text:style-name="T1">1</text:span> Τῇ δὲ μιᾷ τῶν σαββάτων Μαρία ἡ Μαγδαληνὴ ἔρχεται πρωῒ σκοτίας ἔτι οὔσης εἰς τὸ μνημεῖον, καὶ βλέπει τὸν λίθον ἠρμένον ἐκ τοῦ μνημείου. <text:span text:style-name="T1">2</text:span> τρέχει οὖν καὶ ἔρχεται πρὸς Σίμωνα Πέτρον καὶ πρὸς τὸν ἄλλον μαθητὴν ὃν ἐφίλει ὁ Ἰησοῦς, καὶ λέγει αὐτοῖς Ἦραν τὸν Κύριον ἐκ τοῦ μνημείου, καὶ οὐκ οἴδαμεν ποῦ ἔθηκαν αὐτόν. <text:span text:style-name="T1">3</text:span> Ἐξῆλθεν οὖν ὁ Πέτρος καὶ ὁ ἄλλος μαθητής, καὶ ἤρχοντο εἰς τὸ μνημεῖον. <text:span text:style-name="T1">4</text:span> ἔτρεχον δὲ οἱ δύο ὁμοῦ· καὶ ὁ ἄλλος μαθητὴς προέδραμεν τάχιον τοῦ Πέτρου καὶ ἦλθεν πρῶτος εἰς τὸ μνημεῖον, <text:span text:style-name="T1">5</text:span> καὶ παρακύψας βλέπει κείμενα τὰ ὀθόνια, οὐ μέντοι εἰσῆλθεν. <text:span text:style-name="T1">6</text:span> ἔρχεται οὖν <text:soft-page-break/>καὶ Σίμων Πέτρος ἀκολουθῶν αὐτῷ, καὶ εἰσῆλθεν εἰς τὸ μνημεῖον· καὶ θεωρεῖ τὰ ὀθόνια κείμενα, <text:span text:style-name="T1">7</text:span> καὶ τὸ σουδάριον, ὃ ἦν ἐπὶ τῆς κεφαλῆς αὐτοῦ, οὐ μετὰ τῶν ὀθονίων κείμενον ἀλλὰ χωρὶς ἐντετυλιγμένον εἰς ἕνα τόπον. <text:span text:style-name="T1">8</text:span> τότε οὖν εἰσῆλθεν καὶ ὁ ἄλλος μαθητὴς ὁ ἐλθὼν πρῶτος εἰς τὸ μνημεῖον, καὶ εἶδεν καὶ ἐπίστευσεν· <text:span text:style-name="T1">9</text:span> οὐδέπω γὰρ ᾔδεισαν τὴν γραφὴν, ὅτι δεῖ αὐτὸν ἐκ νεκρῶν ἀναστῆναι. <text:span text:style-name="T1">10</text:span> ἀπῆλθον οὖν πάλιν πρὸς αὑτοὺς οἱ μαθηταί. <text:span text:style-name="T1">11</text:span> Μαρία δὲ εἱστήκει πρὸς τῷ μνημείῳ ἔξω κλαίουσα. ὡς οὖν ἔκλαιεν, παρέκυψεν εἰς τὸ μνημεῖον, <text:span text:style-name="T1">12</text:span> καὶ θεωρεῖ δύο ἀγγέλους ἐν λευκοῖς καθεζομένους, ἕνα πρὸς τῇ κεφαλῇ καὶ ἕνα πρὸς τοῖς ποσίν, ὅπου ἔκειτο τὸ σῶμα τοῦ Ἰησοῦ. <text:span text:style-name="T1">13</text:span> καὶ λέγουσιν αὐτῇ ἐκεῖνοι Γύναι, τί κλαίεις; λέγει αὐτοῖς ὅτι Ἦραν τὸν Κύριόν μου, καὶ οὐκ οἶδα ποῦ ἔθηκαν αὐτόν. <text:span text:style-name="T1">14</text:span> ταῦτα εἰποῦσα ἐστράφη εἰς τὰ ὀπίσω, καὶ θεωρεῖ τὸν Ἰησοῦν ἑστῶτα, καὶ οὐκ ᾔδει ὅτι Ἰησοῦς ἐστιν. <text:span text:style-name="T1">15</text:span> λέγει αὐτῇ Ἰησοῦς Γύναι, τί κλαίεις; τίνα ζητεῖς; ἐκείνη δοκοῦσα ὅτι ὁ κηπουρός ἐστιν, λέγει αὐτῷ Κύριε, εἰ σὺ ἐβάστασας αὐτόν, εἰπέ μοι ποῦ ἔθηκας αὐτόν, κἀγὼ αὐτὸν ἀρῶ. <text:span text:style-name="T1">16</text:span> λέγει αὐτῇ Ἰησοῦς Μαριάμ. στραφεῖσα ἐκείνη λέγει αὐτῷ Ἑβραϊστί· Ῥαββουνεί (ὃ λέγεται Διδάσκαλε). <text:span text:style-name="T1">17</text:span> λέγει αὐτῇ Ἰησοῦς Μή μου ἅπτου, οὔπω γὰρ ἀναβέβηκα πρὸς τὸν Πατέρα· πορεύου δὲ πρὸς τοὺς ἀδελφούς μου καὶ εἰπὲ αὐτοῖς Ἀναβαίνω πρὸς τὸν Πατέρα μου καὶ Πατέρα ὑμῶν καὶ Θεόν μου καὶ Θεὸν ὑμῶν. <text:span text:style-name="T1">18</text:span> ἔρχεται Μαριὰμ ἡ Μαγδαληνὴ ἀγγέλλουσα τοῖς μαθηταῖς ὅτι Ἑώρακα τὸν Κύριον, καὶ ταῦτα εἶπεν αὐτῇ.</text:p>
      <text:p text:style-name="P2"><text:span text:style-name="T1"><text:tab/>19</text:span> Οὔσης οὖν ὀψίας τῇ ἡμέρᾳ ἐκείνῃ τῇ μιᾷ σαββάτων, καὶ τῶν θυρῶν κεκλεισμένων ὅπου ἦσαν οἱ μαθηταὶ διὰ τὸν φόβον τῶν Ἰουδαίων, ἦλθεν ὁ Ἰησοῦς καὶ ἔστη εἰς τὸ μέσον, καὶ λέγει αὐτοῖς Εἰρήνη ὑμῖν. <text:span text:style-name="T1">20</text:span> καὶ τοῦτο εἰπὼν ἔδειξεν καὶ τὰς χεῖρας καὶ τὴν πλευρὰν αὐτοῖς. ἐχάρησαν οὖν οἱ μαθηταὶ <text:soft-page-break/>ἰδόντες τὸν Κύριον. <text:span text:style-name="T1">21</text:span> εἶπεν οὖν αὐτοῖς ὁ Ἰησοῦς πάλιν Εἰρήνη ὑμῖν· καθὼς ἀπέσταλκέν με ὁ Πατήρ, κἀγὼ πέμπω ὑμᾶς. <text:span text:style-name="T1">22</text:span> καὶ τοῦτο εἰπὼν ἐνεφύσησεν καὶ λέγει αὐτοῖς Λάβετε Πνεῦμα Ἅγιον. <text:span text:style-name="T1">23</text:span> ἄν τινων ἀφῆτε τὰς ἁμαρτίας, ἀφέωνται αὐτοῖς· ἄν τινων κρατῆτε, κεκράτηνται.</text:p>
      <text:p text:style-name="P2"><text:tab/><text:span text:style-name="T1">24</text:span> Θωμᾶς δὲ εἷς ἐκ τῶν δώδεκα, ὁ λεγόμενος Δίδυμος, οὐκ ἦν μετ’ αὐτῶν ὅτε ἦλθεν Ἰησοῦς. <text:span text:style-name="T1">25</text:span> ἔλεγον οὖν αὐτῷ οἱ ἄλλοι μαθηταί Ἑωράκαμεν τὸν Κύριον. ὁ δὲ εἶπεν αὐτοῖς Ἐὰν μὴ ἴδω ἐν ταῖς χερσὶν αὐτοῦ τὸν τύπον τῶν ἥλων καὶ βάλω τὸν δάκτυλόν μου εἰς τὸν τ<text:span text:style-name="T3">ό</text:span>πον τῶν ἥλων καὶ βάλω μου τὴν χεῖρα εἰς τὴν πλευρὰν αὐτοῦ, οὐ μὴ πιστεύσω. <text:span text:style-name="T1">26</text:span> Καὶ μεθ’ ἡμέρας ὀκτὼ πάλιν ἦσαν ἔσω οἱ μαθηταὶ αὐτοῦ, καὶ Θωμᾶς μετ’ αὐτῶν. ἔρχεται ὁ Ἰησοῦς τῶν θυρῶν κεκλεισμένων, καὶ ἔστη εἰς τὸ μέσον καὶ εἶπεν Εἰρήνη ὑμῖν. <text:span text:style-name="T1">27</text:span> εἶτα λέγει τῷ Θωμᾷ Φέρε τὸν δάκτυλόν σου ὧδε καὶ ἴδε τὰς χεῖράς μου, καὶ φέρε τὴν χεῖρά σου καὶ βάλε εἰς τὴν πλευράν μου, καὶ μὴ γίνου ἄπιστος ἀλλὰ πιστός. <text:span text:style-name="T1">28</text:span> ἀπεκρίθη Θωμᾶς καὶ εἶπεν αὐτῷ Ὁ Κύριός μου καὶ ὁ Θεός μου. <text:span text:style-name="T1">29</text:span> λέγει αὐτῷ ὁ Ἰησοῦς Ὅτι ἑώρακάς με, πεπίστευκας; μακάριοι οἱ μὴ ἰδόντες καὶ πιστεύσαντες.</text:p>
      <text:p text:style-name="P2"><text:tab/><text:span text:style-name="T1">30</text:span> Πολλὰ μὲν οὖν καὶ ἄλλα σημεῖα ἐποίησεν ὁ Ἰησοῦς ἐνώπιον τῶν μαθητῶν, ἃ οὐκ ἔστιν γεγραμμένα ἐν τῷ βιβλίῳ τούτῳ· <text:span text:style-name="T1">31</text:span> ταῦτα δὲ γέγραπται ἵνα πιστεύητε ὅτι Ἰησοῦς ἐστιν ὁ Χριστὸς ὁ Υἱὸς τοῦ Θεοῦ, καὶ ἵνα πιστεύοντες ζωὴν ἔχητε ἐν τῷ ὀνόματι αὐτοῦ.</text:p>
      <text:p text:style-name="P2"/>
      <text:h text:style-name="P4" text:outline-level="2">21</text:h>
      <text:p text:style-name="P2"/>
      <text:p text:style-name="P2"><text:tab/><text:span text:style-name="T1">1</text:span> Μετὰ ταῦτα ἐφανέρωσεν ἑαυτὸν πάλιν Ἰησοῦς τοῖς <text:soft-page-break/>μαθηταῖς ἐπὶ τῆς θαλάσσης τῆς Τιβεριάδος· ἐφανέρωσεν δὲ οὕτως. <text:span text:style-name="T1">2</text:span> ἦσαν ὁμοῦ Σίμων Πέτρος καὶ Θωμᾶς ὁ λεγόμενος Δίδυμος καὶ Ναθαναὴλ ὁ ἀπὸ Κανᾶ τῆς Γαλιλαίας καὶ οἱ τοῦ Ζεβεδαίου καὶ ἄλλοι ἐκ τῶν μαθητῶν αὐτοῦ δύο. <text:span text:style-name="T1">3</text:span> λέγει αὐτοῖς Σίμων Πέτρος Ὑπάγω ἁλιεύειν. λέγουσιν αὐτῷ Ἐρχόμεθα καὶ ἡμεῖς σὺν σοί. ἐξῆλθον καὶ ἐνέβησαν εἰς τὸ πλοῖον, καὶ ἐν ἐκείνῃ τῇ νυκτὶ ἐπίασαν οὐδέν. <text:span text:style-name="T1">4</text:span> πρωΐας δὲ ἤδη γινομένης ἔστη Ἰησοῦς εἰς τὸν αἰγιαλόν· οὐ μέντοι ᾔδεισαν οἱ μαθηταὶ ὅτι Ἰησοῦς ἐστιν. <text:span text:style-name="T1">5</text:span> λέγει οὖν αὐτοῖς Ἰησοῦς Παιδία, μή τι προσφάγιον ἔχετε; ἀπεκρίθησαν αὐτῷ Οὔ. <text:span text:style-name="T1">6</text:span> ὁ δὲ εἶπεν αὐτοῖς Βάλετε εἰς τὰ δεξιὰ μέρη τοῦ πλοίου τὸ δίκτυον, καὶ εὑρήσετε. ἔβαλον οὖν, καὶ οὐκέτι αὐτὸ ἑλκύσαι ἴσχυον ἀπὸ τοῦ πλήθους τῶν ἰχθύων. <text:span text:style-name="T1">7</text:span> λέγει οὖν ὁ μαθητὴς ἐκεῖνος ὃν ἠγάπα ὁ Ἰησοῦς τῷ Πέτρῳ Ὁ Κύριός ἐστιν. Σίμων οὖν Πέτρος, ἀκούσας ὅτι ὁ Κύριός ἐστιν, τὸν ἐπενδύτην διεζώσατο, ἦν γὰρ γυμνός, καὶ ἔβαλεν ἑαυτὸν εἰς τὴν θάλασσαν· <text:span text:style-name="T1">8</text:span> οἱ δὲ ἄλλοι μαθηταὶ τῷ πλοιαρίῳ ἦλθον, οὐ γὰρ ἦσαν μακρὰν ἀπὸ τῆς γῆς ἀλλὰ ὡς ἀπὸ πηχῶν διακοσίων, σύροντες τὸ δίκτυον τῶν ἰχθύων. <text:span text:style-name="T1">9</text:span> ὡς οὖν ἀπέβησαν εἰς τὴν γῆν, βλέπουσιν ἀνθρακιὰν κειμένην καὶ ὀψάριον ἐπικείμενον καὶ ἄρτον. <text:span text:style-name="T1">10</text:span> λέγει αὐτοῖς ὁ Ἰησοῦς Ἐνέγκατε ἀπὸ τῶν ὀψαρίων ὧν ἐπιάσατε νῦν. <text:span text:style-name="T1">11</text:span> ἀνέβη Σίμων Πέτρος καὶ εἵλκυσεν τὸ δίκτυον εἰς τὴν γῆν μεστὸν ἰχθύων μεγάλων ἑκατὸν πεντήκοντα τριῶν· καὶ τοσούτων ὄντων οὐκ ἐσχίσθη τὸ δίκτυον. <text:span text:style-name="T1">12</text:span> λέγει αὐτοῖς ὁ Ἰησοῦς Δεῦτε ἀριστήσατε. οὐδεὶς ἐτόλμα τῶν μαθητῶν ἐξετάσαι αὐτόν Σὺ τίς εἶ; εἰδότες ὅτι ὁ Κύριός ἐστιν. <text:span text:style-name="T1">13</text:span> ἔρχεται Ἰησοῦς καὶ λαμβάνει τὸν ἄρτον καὶ δίδωσιν αὐτοῖς, καὶ τὸ ὀψάριον ὁμοίως. <text:span text:style-name="T1">14</text:span> τοῦτο ἤδη τρίτον ἐφανερώθη Ἰησοῦς τοῖς μαθηταῖς ἐγερθεὶς ἐκ νεκρῶν.</text:p>
      <text:p text:style-name="P2"><text:tab/><text:span text:style-name="T1">15</text:span> Ὅτε οὖν ἠρίστησαν, λέγει τῷ Σίμωνι Πέτρῳ ὁ Ἰησοῦς Σίμων Ἰωάνου, ἀγαπᾷς με πλέον τούτων; λέγει αὐτῷ <text:soft-page-break/>Ναί, Κύριε, σὺ οἶδας ὅτι φιλῶ σε. λέγει αὐτῷ Βόσκε τὰ ἀρνία μου. <text:span text:style-name="T1">16</text:span> λέγει αὐτῷ πάλιν δεύτερον Σίμων Ἰωάνου, ἀγαπᾷς με; λέγει αὐτῷ Ναί, Κύριε, σὺ οἶδας ὅτι φιλῶ σε. λέγει αὐτῷ Ποίμαινε τὰ προβάτιά μου. <text:span text:style-name="T1">17</text:span> λέγει αὐτῷ τὸ τρίτον Σίμων Ἰωάνου, φιλεῖς με; ἐλυπήθη ὁ Πέτρος ὅτι εἶπεν αὐτῷ τὸ τρίτον Φιλεῖς με; καὶ εἶπεν αὐτῷ Κύριε, πάντα σὺ οἶδας, σὺ γινώσκεις ὅτι φιλῶ σε. λέγει αὐτῷ Ἰησοῦς Βόσκε τὰ προβάτιά μου. <text:span text:style-name="T1">18</text:span> ἀμὴν ἀμὴν λέγω σοι, ὅτε ἦς νεώτερος, ἐζώννυες σεαυτὸν καὶ περιεπάτεις ὅπου ἤθελες· ὅταν δὲ γηράσῃς, ἐκτενεῖς τὰς χεῖράς σου, καὶ ἄλλος ζώσει σε καὶ οἴσει ὅπου οὐ θέλεις. <text:span text:style-name="T1">19</text:span> τοῦτο δὲ εἶπεν σημαίνων ποίῳ θανάτῳ δοξάσει τὸν Θεόν. καὶ τοῦτο εἰπὼν λέγει αὐτῷ Ἀκολούθει μοι. <text:span text:style-name="T1">20</text:span> ἐπιστραφεὶς ὁ Πέτρος βλέπει τὸν μαθητὴν ὃν ἠγάπα ὁ Ἰησοῦς ἀκολουθοῦντα, ὃς καὶ ἀνέπεσεν ἐν τῷ δείπνῳ ἐπὶ τὸ στῆθος αὐτοῦ καὶ εἶπεν Κύριε, τίς ἐστιν ὁ παραδιδούς σε; <text:span text:style-name="T1">21</text:span> τοῦτον οὖν ἰδὼν ὁ Πέτρος λέγει τῷ Ἰησοῦ Κύριε, οὗτος δὲ τί; <text:span text:style-name="T1">22</text:span> λέγει αὐτῷ ὁ Ἰησοῦς Ἐὰν αὐτὸν θέλω μένειν ἕως ἔρχομαι, τί πρὸς σέ; σύ μοι ἀκολούθει. <text:span text:style-name="T1">23</text:span> ἐξῆλθεν οὖν οὗτος ὁ λόγος εἰς τοὺς ἀδελφοὺς ὅτι ὁ μαθητὴς ἐκεῖνος οὐκ ἀποθνήσκει· οὐκ εἶπεν δὲ αὐτῷ ὁ Ἰησοῦς ὅτι οὐκ ἀποθνήσκει, ἀλλ’ Ἐὰν αὐτὸν θέλω μένειν ἕως ἔρχομαι, τί πρὸς σέ; </text:p>
      <text:p text:style-name="P2"><text:tab/><text:span text:style-name="T1">24</text:span> Οὗτός ἐστιν ὁ μαθητὴς ὁ μαρτυρῶν περὶ τούτων καὶ ὁ γράψας ταῦτα, καὶ οἴδαμεν ὅτι ἀληθὴς αὐτοῦ ἡ μαρτυρία ἐστίν. <text:span text:style-name="T1">25</text:span> Ἔστιν δὲ καὶ ἄλλα πολλὰ ἃ ἐποίησεν ὁ Ἰησοῦς, ἅτινα ἐὰν γράφηται καθ’ ἕν, οὐδ’ αὐτὸν οἶμαι τὸν κόσμον χωρήσειν τὰ γραφόμενα βιβλί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3T13:11:27.44</meta:creation-date>
    <dc:date>2020-04-04T11:50:59.037000000</dc:date>
    <meta:editing-duration>P8DT17H42M15S</meta:editing-duration>
    <meta:editing-cycles>1725</meta:editing-cycles>
    <meta:generator>LibreOffice/5.4.7.2$Windows_X86_64 LibreOffice_project/c838ef25c16710f8838b1faec480ebba495259d0</meta:generator>
    <meta:print-date>2011-09-05T21:27:10.46</meta:print-date>
    <meta:document-statistic meta:table-count="0" meta:image-count="0" meta:object-count="0" meta:page-count="57" meta:paragraph-count="80" meta:word-count="16545" meta:character-count="91959" meta:non-whitespace-character-count="75427"/>
  </office:meta>
</office:document-meta>
</file>